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Comma" style:data-style-name="N37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Comma" style:data-style-name="N37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7" style:family="table-cell" style:parent-style-name="Comma" style:data-style-name="N37">
      <style:table-cell-properties fo:border-top="thin solid #000000" fo:border-bottom="none" fo:border-left="none" fo:border-right="none"/>
    </style:style>
    <style:style style:name="ce8" style:family="table-cell" style:parent-style-name="Comma" style:data-style-name="N37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9" style:family="table-cell" style:parent-style-name="Comma" style:data-style-name="N37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" style:family="table-cell" style:parent-style-name="Comma" style:data-style-name="N37">
      <style:table-cell-properties fo:background-color="#FFFF00"/>
    </style:style>
    <style:style style:name="ce11" style:family="table-cell" style:parent-style-name="Comma" style:data-style-name="N37"/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5" style:family="table-cell" style:parent-style-name="Comma" style:data-style-name="N37">
      <style:table-cell-properties fo:border-top="none" fo:border-bottom="thin solid #000000" fo:border-left="none" fo:border-right="none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8" style:family="table-cell" style:parent-style-name="Comma" style:data-style-name="N37">
      <style:table-cell-properties fo:border-top="thin solid #000000" fo:border-bottom="thin solid #000000" fo:border-left="none" fo:border-right="none"/>
    </style:style>
    <style:style style:name="ce19" style:family="table-cell" style:parent-style-name="Comma" style:data-style-name="N37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20" style:family="table-cell" style:parent-style-name="Comma" style:data-style-name="N37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2" style:family="table-cell" style:parent-style-name="Comma" style:data-style-name="N37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23" style:family="table-cell" style:parent-style-name="Comma" style:data-style-name="N37">
      <style:table-cell-properties fo:border-top="thin solid #000000" fo:border-bottom="thin solid #000000" fo:border-left="none" fo:border-right="thin solid #000000"/>
    </style:style>
    <style:style style:name="ce24" style:family="table-cell" style:parent-style-name="Comma" style:data-style-name="N37">
      <style:table-cell-properties fo:border-top="thin solid #000000" fo:border-bottom="none" fo:border-left="none" fo:border-right="none" fo:background-color="#FFFF00"/>
    </style:style>
    <style:style style:name="ce25" style:family="table-cell" style:parent-style-name="Default" style:data-style-name="N0">
      <style:table-cell-properties fo:background-color="#FFFF00"/>
    </style:style>
    <style:style style:name="ce26" style:family="table-cell" style:parent-style-name="Comma" style:data-style-name="N37">
      <style:table-cell-properties fo:border-top="none" fo:border-bottom="thin solid #000000" fo:border-left="none" fo:border-right="none" fo:background-color="#FFFF00"/>
    </style:style>
    <style:style style:name="ce27" style:family="table-cell" style:parent-style-name="Comma" style:data-style-name="N37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8" style:family="table-cell" style:parent-style-name="Comma" style:data-style-name="N37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9" style:family="table-cell" style:parent-style-name="Comma" style:data-style-name="N37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30" style:family="table-cell" style:parent-style-name="Comma" style:data-style-name="N37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31" style:family="table-cell" style:parent-style-name="Comma" style:data-style-name="N37">
      <style:table-cell-properties style:vertical-align="middle" fo:wrap-option="wrap" style:repeat-content="false"/>
      <style:paragraph-properties fo:text-align="center"/>
    </style:style>
    <style:style style:name="ce32" style:family="table-cell" style:parent-style-name="Comma" style:data-style-name="N37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3" style:family="table-cell" style:parent-style-name="Comma" style:data-style-name="N37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4" style:family="table-cell" style:parent-style-name="Default" style:data-style-name="N0">
      <style:table-cell-properties fo:border="thin solid #000000" fo:background-color="#FFFFFF"/>
    </style:style>
    <style:style style:name="ce35" style:family="table-cell" style:parent-style-name="Comma" style:data-style-name="N37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6" style:family="table-cell" style:parent-style-name="Comma" style:data-style-name="N37">
      <style:table-cell-properties fo:border="thin solid #000000" style:vertical-align="middle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7" style:family="table-cell" style:parent-style-name="Default" style:data-style-name="N0">
      <style:table-cell-properties fo:border="thin solid #000000" fo:background-color="#FFFF00"/>
    </style:style>
    <style:style style:name="ce38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9" style:family="table-cell" style:parent-style-name="Default" style:data-style-name="N36"/>
    <style:style style:name="ce40" style:family="table-cell" style:parent-style-name="Default" style:data-style-name="N36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1" style:family="table-cell" style:parent-style-name="Comma" style:data-style-name="N37">
      <style:table-cell-properties fo:background-color="#FFFF00"/>
    </style:style>
    <style:style style:name="co1" style:family="table-column">
      <style:table-column-properties fo:break-before="auto" style:column-width="2.75166666666667cm" style:use-optimal-column-width="true"/>
    </style:style>
    <style:style style:name="co2" style:family="table-column">
      <style:table-column-properties fo:break-before="auto" style:column-width="15.213541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0.2935416666667cm"/>
    </style:style>
    <style:style style:name="co6" style:family="table-column">
      <style:table-column-properties fo:break-before="auto" style:column-width="0.582083333333333cm"/>
    </style:style>
    <style:style style:name="co7" style:family="table-column">
      <style:table-column-properties fo:break-before="auto" style:column-width="2.8575cm" style:use-optimal-column-width="true"/>
    </style:style>
    <style:style style:name="co8" style:family="table-column">
      <style:table-column-properties fo:break-before="auto" style:column-width="2.778125cm" style:use-optimal-column-width="true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18.415cm"/>
    </style:style>
    <style:style style:name="co13" style:family="table-column">
      <style:table-column-properties fo:break-before="auto" style:column-width="3.38666666666667cm"/>
    </style:style>
    <style:style style:name="co14" style:family="table-column">
      <style:table-column-properties fo:break-before="auto" style:column-width="3.14854166666667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21"/>
        <table:table-column table:style-name="co2" table:default-cell-style-name="ce1"/>
        <table:table-column table:style-name="co3" table:default-cell-style-name="ce11"/>
        <table:table-column table:style-name="co4" table:default-cell-style-name="ce11" table:visibility="collapse"/>
        <table:table-column table:style-name="co5" table:default-cell-style-name="ce31" table:visibility="collapse"/>
        <table:table-column table:style-name="co4" table:default-cell-style-name="ce11" table:visibility="collapse"/>
        <table:table-column table:style-name="co6" table:default-cell-style-name="ce10" table:visibility="collapse"/>
        <table:table-column table:style-name="co4" table:number-columns-repeated="2" table:default-cell-style-name="ce11" table:visibility="collapse"/>
        <table:table-column table:style-name="co7" table:default-cell-style-name="ce11"/>
        <table:table-column table:style-name="co8" table:default-cell-style-name="ce11"/>
        <table:table-column table:style-name="co9" table:default-cell-style-name="ce1"/>
        <table:table-column table:style-name="co4" table:number-columns-repeated="1012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Código de cuenta Contable</text:p>
          </table:table-cell>
          <table:table-cell office:value-type="string" table:style-name="ce2">
            <text:p>Cuenta Contable</text:p>
          </table:table-cell>
          <table:table-cell office:value-type="string" table:style-name="ce3">
            <text:p>Valor</text:p>
            <text:p>Auditado</text:p>
            <text:p>2020 (ICT)</text:p>
          </table:table-cell>
          <table:table-cell office:value-type="string" table:style-name="ce3">
            <text:p>Casillero</text:p>
          </table:table-cell>
          <table:table-cell office:value-type="string" table:style-name="ce3">
            <text:p>Nombre de Casillero</text:p>
          </table:table-cell>
          <table:table-cell office:value-type="string" table:style-name="ce3">
            <text:p>Valor Declarado</text:p>
          </table:table-cell>
          <table:table-cell table:style-name="ce4"/>
          <table:table-cell office:value-type="string" table:style-name="ce3">
            <text:p>Cuenta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Balance de comprobacion</text:p>
          </table:table-cell>
          <table:table-cell office:value-type="string" table:style-name="ce3">
            <text:p>Diferencia</text:p>
          </table:table-cell>
          <table:table-cell office:value-type="string" table:style-name="ce2">
            <text:p>Razón</text:p>
          </table:table-cell>
          <table:table-cell table:number-columns-repeated="16372" table:style-name="ce2"/>
        </table:table-row>
        <table:table-row table:style-name="ro2">
          <table:table-cell office:value-type="float" office:value="101010201001" table:style-name="ce5">
            <text:p>1,0101E+11</text:p>
          </table:table-cell>
          <table:table-cell office:value-type="string" table:style-name="ce6">
            <text:p>Banco de Guayaquil cta cte 263005-2<text:s text:c="35"/></text:p>
          </table:table-cell>
          <table:table-cell office:value-type="float" office:value="169433.65" table:style-name="ce7">
            <text:p><text:s/>169.433,65<text:s/></text:p>
          </table:table-cell>
          <table:table-cell office:value-type="string" table:number-columns-spanned="1" table:number-rows-spanned="8" table:style-name="ce32">
            <text:p>311</text:p>
          </table:table-cell>
          <table:table-cell office:value-type="string" table:number-columns-spanned="1" table:number-rows-spanned="8" table:style-name="ce33">
            <text:p>EFECTIVO Y EQUIVALENTES AL EFECTIVO</text:p>
          </table:table-cell>
          <table:table-cell table:number-columns-spanned="1" table:number-rows-spanned="8" table:style-name="ce34"/>
          <table:table-cell table:style-name="ce10"/>
          <table:table-cell table:number-columns-repeated="2" table:style-name="ce11"/>
          <table:table-cell office:value-type="float" office:value="169433.65" table:style-name="ce11">
            <text:p><text:s/>169.433,65<text:s/></text:p>
          </table:table-cell>
          <table:table-cell office:value-type="float" office:value="0" table:formula="of:=[.C2]-[.J2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10202001" table:style-name="ce12">
            <text:p>1,0101E+11</text:p>
          </table:table-cell>
          <table:table-cell office:value-type="string" table:style-name="ce1">
            <text:p>Banco del Exterior.- Terrabank N.A.<text:s text:c="35"/></text:p>
          </table:table-cell>
          <table:table-cell office:value-type="float" office:value="13131.27" table:style-name="ce11">
            <text:p><text:s/>13.131,2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131.27" table:style-name="ce11">
            <text:p><text:s/>13.131,27<text:s/></text:p>
          </table:table-cell>
          <table:table-cell office:value-type="float" office:value="0" table:formula="of:=[.C3]-[.J3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10201004" table:style-name="ce12">
            <text:p>1,0101E+11</text:p>
          </table:table-cell>
          <table:table-cell office:value-type="string" table:style-name="ce1">
            <text:p>Banco del Pacifico cta. cte. 0007736517<text:s text:c="31"/></text:p>
          </table:table-cell>
          <table:table-cell office:value-type="float" office:value="10066.77" table:style-name="ce11">
            <text:p><text:s/>10.066,7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066.77" table:style-name="ce11">
            <text:p><text:s/>10.066,77<text:s/></text:p>
          </table:table-cell>
          <table:table-cell office:value-type="float" office:value="0" table:formula="of:=[.C4]-[.J4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10201002" table:style-name="ce12">
            <text:p>1,0101E+11</text:p>
          </table:table-cell>
          <table:table-cell office:value-type="string" table:style-name="ce1">
            <text:p>Banco Pichincha cta cte. 3504483604<text:s text:c="35"/></text:p>
          </table:table-cell>
          <table:table-cell office:value-type="float" office:value="63768.01" table:style-name="ce11">
            <text:p><text:s/>63.768,0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3768.01" table:style-name="ce11">
            <text:p><text:s/>63.768,01<text:s/></text:p>
          </table:table-cell>
          <table:table-cell office:value-type="float" office:value="0" table:formula="of:=[.C5]-[.J5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10201006" table:style-name="ce12">
            <text:p>1,0101E+11</text:p>
          </table:table-cell>
          <table:table-cell office:value-type="string" table:style-name="ce1">
            <text:p>Banco Procredit Cta. Ahorro <text:s/>00901011725643<text:s text:c="27"/></text:p>
          </table:table-cell>
          <table:table-cell office:value-type="float" office:value="500000" table:style-name="ce11">
            <text:p><text:s/>500.00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00000" table:style-name="ce11">
            <text:p><text:s/>500.000,00<text:s/></text:p>
          </table:table-cell>
          <table:table-cell office:value-type="float" office:value="0" table:formula="of:=[.C6]-[.J6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10201005" table:style-name="ce12">
            <text:p>1,0101E+11</text:p>
          </table:table-cell>
          <table:table-cell office:value-type="string" table:style-name="ce1">
            <text:p>Banco Procredit Cta. Cte 009030138187<text:s text:c="33"/></text:p>
          </table:table-cell>
          <table:table-cell office:value-type="float" office:value="18554.29" table:style-name="ce11">
            <text:p><text:s/>18.554,2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554.29" table:style-name="ce11">
            <text:p><text:s/>18.554,29<text:s/></text:p>
          </table:table-cell>
          <table:table-cell office:value-type="float" office:value="0" table:formula="of:=[.C7]-[.J7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10101001" table:style-name="ce12">
            <text:p>1,0101E+11</text:p>
          </table:table-cell>
          <table:table-cell office:value-type="string" table:style-name="ce1">
            <text:p>Caja Chica Administracion<text:s text:c="45"/></text:p>
          </table:table-cell>
          <table:table-cell office:value-type="float" office:value="1710" table:style-name="ce11">
            <text:p><text:s/>1.71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710" table:style-name="ce11">
            <text:p><text:s/>1.710,00<text:s/></text:p>
          </table:table-cell>
          <table:table-cell office:value-type="float" office:value="0" table:formula="of:=[.C8]-[.J8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10101002" table:style-name="ce13">
            <text:p>1,0101E+11</text:p>
          </table:table-cell>
          <table:table-cell office:value-type="string" table:style-name="ce14">
            <text:p>Caja Chica Ventas<text:s text:c="53"/></text:p>
          </table:table-cell>
          <table:table-cell office:value-type="float" office:value="600" table:style-name="ce15">
            <text:p><text:s/>60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00" table:style-name="ce11">
            <text:p><text:s/>600,00<text:s/></text:p>
          </table:table-cell>
          <table:table-cell office:value-type="float" office:value="0" table:formula="of:=[.C9]-[.J9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20703001" table:style-name="ce16">
            <text:p>1,01021E+11</text:p>
          </table:table-cell>
          <table:table-cell office:value-type="string" table:style-name="ce17">
            <text:p>CUENTAS POR COBRAR SABELLA</text:p>
          </table:table-cell>
          <table:table-cell office:value-type="float" office:value="155431.04000000001" table:style-name="ce18">
            <text:p><text:s/>155.431,04<text:s/></text:p>
          </table:table-cell>
          <table:table-cell office:value-type="string" table:style-name="ce8">
            <text:p>312</text:p>
          </table:table-cell>
          <table:table-cell office:value-type="string" table:style-name="ce9">
            <text:p>CUENTAS Y DOCUMENTOS POR PAGAR RELACIONADA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155431.04000000001" table:style-name="ce11">
            <text:p><text:s/>155.431,04<text:s/></text:p>
          </table:table-cell>
          <table:table-cell office:value-type="float" office:value="0" table:formula="of:=[.C10]-[.J10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20502001" table:style-name="ce5">
            <text:p>1,01021E+11</text:p>
          </table:table-cell>
          <table:table-cell office:value-type="string" table:style-name="ce6">
            <text:p>CUENTAS POR COBRAR CLIENTES</text:p>
          </table:table-cell>
          <table:table-cell office:value-type="float" office:value="3837675.72" table:style-name="ce7">
            <text:p><text:s/>3.837.675,72<text:s/></text:p>
          </table:table-cell>
          <table:table-cell office:value-type="string" table:number-columns-spanned="1" table:number-rows-spanned="2" table:style-name="ce32">
            <text:p>315</text:p>
          </table:table-cell>
          <table:table-cell office:value-type="string" table:number-columns-spanned="1" table:number-rows-spanned="2" table:style-name="ce33">
            <text:p>CUENTAS Y DOCUMENTOS POR PAGAR NO RELACIONADAS LOCALES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4254238.8499999996" table:style-name="ce11">
            <text:p><text:s/>4.254.238,85<text:s/></text:p>
          </table:table-cell>
          <table:table-cell office:value-type="float" office:value="-416563.12999999942" table:formula="of:=[.C11]-[.J11]" table:style-name="ce11">
            <text:p><text:s/>-416.563,13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20502002" table:style-name="ce13">
            <text:p>1,01021E+11</text:p>
          </table:table-cell>
          <table:table-cell office:value-type="string" table:style-name="ce14">
            <text:p>DOCUMENTO DE CLIENTES ( CH P/F)</text:p>
          </table:table-cell>
          <table:table-cell office:value-type="float" office:value="211348.94" table:style-name="ce15">
            <text:p><text:s/>211.348,9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1348.94" table:style-name="ce11">
            <text:p><text:s/>211.348,94<text:s/></text:p>
          </table:table-cell>
          <table:table-cell office:value-type="float" office:value="0" table:formula="of:=[.C12]-[.J12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float" office:value="101020502" table:style-name="ce16">
            <text:p>101020502</text:p>
          </table:table-cell>
          <table:table-cell office:value-type="string" table:style-name="ce17">
            <text:p>CUENTAS POR COBRAR CLIENTES DEL EXTERIOR</text:p>
          </table:table-cell>
          <table:table-cell office:value-type="float" office:value="416563.13" table:style-name="ce18">
            <text:p><text:s/>416.563,13<text:s/></text:p>
          </table:table-cell>
          <table:table-cell office:value-type="string" table:style-name="ce8">
            <text:p>316</text:p>
          </table:table-cell>
          <table:table-cell office:value-type="string" table:style-name="ce9">
            <text:p>CUENTAS Y DOCUMENTOS POR PAGAR NO RELACIONADAS EXTERIOR</text:p>
          </table:table-cell>
          <table:table-cell table:style-name="ce9"/>
          <table:table-cell table:style-name="ce10"/>
          <table:table-cell table:number-columns-repeated="3" table:style-name="ce11"/>
          <table:table-cell office:value-type="float" office:value="416563.13" table:formula="of:=[.C13]-[.J13]" table:style-name="ce11">
            <text:p><text:s/>416.563,13<text:s/></text:p>
          </table:table-cell>
          <table:table-cell office:value-type="string" table:style-name="ce1">
            <text:p>Son la misma cuenta pero desglozada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101020901001</text:p>
          </table:table-cell>
          <table:table-cell office:value-type="string" table:style-name="ce17">
            <text:p>(-) PROVISION DE CUENTAS INCOBRABLES<text:s text:c="34"/></text:p>
          </table:table-cell>
          <table:table-cell office:value-type="float" office:value="-198742.49" table:style-name="ce18">
            <text:p><text:s/>-198.742,49<text:s/></text:p>
          </table:table-cell>
          <table:table-cell office:value-type="string" table:style-name="ce8">
            <text:p>317</text:p>
          </table:table-cell>
          <table:table-cell office:value-type="string" table:style-name="ce9">
            <text:p>PROVISION PARA CREDITOS INCOBRABLE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-198742.49" table:style-name="ce11">
            <text:p><text:s/>-198.742,49<text:s/></text:p>
          </table:table-cell>
          <table:table-cell office:value-type="float" office:value="0" table:formula="of:=[.C14]-[.J14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101020803007</text:p>
          </table:table-cell>
          <table:table-cell office:value-type="string" table:style-name="ce6">
            <text:p>ANTICIPO CUENTAS POR RENDIR</text:p>
          </table:table-cell>
          <table:table-cell office:value-type="float" office:value="139971.10999999999" table:style-name="ce7">
            <text:p><text:s/>139.971,11<text:s/></text:p>
          </table:table-cell>
          <table:table-cell office:value-type="string" table:number-columns-spanned="1" table:number-rows-spanned="8" table:style-name="ce32">
            <text:p>325</text:p>
          </table:table-cell>
          <table:table-cell office:value-type="string" table:number-columns-spanned="1" table:number-rows-spanned="8" table:style-name="ce33">
            <text:p>OTRAS CUENTAS POR COBRAR NO RELACIONADAS</text:p>
          </table:table-cell>
          <table:table-cell table:number-columns-spanned="1" table:number-rows-spanned="8" table:style-name="ce34"/>
          <table:table-cell table:style-name="ce10"/>
          <table:table-cell table:number-columns-repeated="2" table:style-name="ce11"/>
          <table:table-cell office:value-type="float" office:value="139971.10999999999" table:style-name="ce11">
            <text:p><text:s/>139.971,11<text:s/></text:p>
          </table:table-cell>
          <table:table-cell office:value-type="float" office:value="0" table:formula="of:=[.C15]-[.J15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1020801002</text:p>
          </table:table-cell>
          <table:table-cell office:value-type="string" table:style-name="ce1">
            <text:p>ANTICIPO PROVEEDORES LOCALES</text:p>
          </table:table-cell>
          <table:table-cell office:value-type="float" office:value="74205.899999999994" table:style-name="ce11">
            <text:p><text:s/>74.205,9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4205.899999999994" table:style-name="ce11">
            <text:p><text:s/>74.205,90<text:s/></text:p>
          </table:table-cell>
          <table:table-cell office:value-type="float" office:value="0" table:formula="of:=[.C16]-[.J16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1020704005</text:p>
          </table:table-cell>
          <table:table-cell office:value-type="string" table:style-name="ce1">
            <text:p>ANTICIPO UTILIDADES</text:p>
          </table:table-cell>
          <table:table-cell office:value-type="float" office:value="430" table:style-name="ce11">
            <text:p><text:s/>43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30" table:style-name="ce11">
            <text:p><text:s/>430,00<text:s/></text:p>
          </table:table-cell>
          <table:table-cell office:value-type="float" office:value="0" table:formula="of:=[.C17]-[.J1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101020803004</text:p>
          </table:table-cell>
          <table:table-cell office:value-type="string" table:style-name="ce1">
            <text:p>CUENTAS POR COBRAR IESS</text:p>
          </table:table-cell>
          <table:table-cell office:value-type="float" office:value="86.08" table:style-name="ce11">
            <text:p><text:s/>86,0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6.08" table:style-name="ce11">
            <text:p><text:s/>86,08<text:s/></text:p>
          </table:table-cell>
          <table:table-cell office:value-type="float" office:value="0" table:formula="of:=[.C18]-[.J1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101020803005</text:p>
          </table:table-cell>
          <table:table-cell office:value-type="string" table:style-name="ce1">
            <text:p>CUENTAS POR LIQUIDAR</text:p>
          </table:table-cell>
          <table:table-cell office:value-type="float" office:value="12112" table:style-name="ce11">
            <text:p><text:s/>12.112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2112" table:style-name="ce11">
            <text:p><text:s/>12.112,00<text:s/></text:p>
          </table:table-cell>
          <table:table-cell office:value-type="float" office:value="0" table:formula="of:=[.C19]-[.J1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101020803009</text:p>
          </table:table-cell>
          <table:table-cell office:value-type="string" table:style-name="ce1">
            <text:p>DEUDORES VARIOS</text:p>
          </table:table-cell>
          <table:table-cell office:value-type="float" office:value="16405.310000000001" table:style-name="ce11">
            <text:p><text:s/>16.405,3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6405.310000000001" table:style-name="ce11">
            <text:p><text:s/>16.405,31<text:s/></text:p>
          </table:table-cell>
          <table:table-cell office:value-type="float" office:value="0" table:formula="of:=[.C20]-[.J2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101020704007</text:p>
          </table:table-cell>
          <table:table-cell office:value-type="string" table:style-name="ce1">
            <text:p>OTROS CARGOS POR MULTA</text:p>
          </table:table-cell>
          <table:table-cell office:value-type="float" office:value="718.65" table:style-name="ce11">
            <text:p><text:s/>718,6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18.65" table:style-name="ce11">
            <text:p><text:s/>718,65<text:s/></text:p>
          </table:table-cell>
          <table:table-cell office:value-type="float" office:value="0" table:formula="of:=[.C21]-[.J2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3">
            <text:p>101020704002</text:p>
          </table:table-cell>
          <table:table-cell office:value-type="string" table:style-name="ce14">
            <text:p>PRESTAMOS EMPLEADOS</text:p>
          </table:table-cell>
          <table:table-cell office:value-type="float" office:value="22174.22" table:style-name="ce15">
            <text:p><text:s/>22.174,2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174.22" table:style-name="ce11">
            <text:p><text:s/>22.174,22<text:s/></text:p>
          </table:table-cell>
          <table:table-cell office:value-type="float" office:value="0" table:formula="of:=[.C22]-[.J2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101020801003</text:p>
          </table:table-cell>
          <table:table-cell office:value-type="string" table:style-name="ce17">
            <text:p>ANTICIPO PROVEEDORES DEL EXTERIOR</text:p>
          </table:table-cell>
          <table:table-cell office:value-type="float" office:value="506" table:style-name="ce18">
            <text:p><text:s/>506,00<text:s/></text:p>
          </table:table-cell>
          <table:table-cell office:value-type="string" table:style-name="ce8">
            <text:p>326</text:p>
          </table:table-cell>
          <table:table-cell office:value-type="string" table:style-name="ce9">
            <text:p>OTRAS CUENTAS POR COBRAR NO RELACIONADAS EXTERIOR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506" table:style-name="ce11">
            <text:p><text:s/>506,00<text:s/></text:p>
          </table:table-cell>
          <table:table-cell office:value-type="float" office:value="0" table:formula="of:=[.C23]-[.J2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101050201003</text:p>
          </table:table-cell>
          <table:table-cell office:value-type="string" table:style-name="ce17">
            <text:p>RETENCIONES EN LA FUENTE ISD</text:p>
          </table:table-cell>
          <table:table-cell office:value-type="float" office:value="32943.279999999999" table:style-name="ce18">
            <text:p><text:s/>32.943,28<text:s/></text:p>
          </table:table-cell>
          <table:table-cell office:value-type="string" table:style-name="ce8">
            <text:p>335</text:p>
          </table:table-cell>
          <table:table-cell office:value-type="string" table:style-name="ce9">
            <text:p>CREDITO TRIBUTARIO A FAVOR DEL SUJETO PASIVO ISD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32943.279999999999" table:style-name="ce11">
            <text:p><text:s/>32.943,28<text:s/></text:p>
          </table:table-cell>
          <table:table-cell office:value-type="float" office:value="0" table:formula="of:=[.C24]-[.J2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101050301001</text:p>
          </table:table-cell>
          <table:table-cell office:value-type="string" table:style-name="ce6">
            <text:p>CREDITO TRIBUTARIO ANTICIPO DE IR</text:p>
          </table:table-cell>
          <table:table-cell office:value-type="float" office:value="7079.26" table:style-name="ce7">
            <text:p><text:s/>7.079,26<text:s/></text:p>
          </table:table-cell>
          <table:table-cell office:value-type="string" table:number-columns-spanned="1" table:number-rows-spanned="5" table:style-name="ce32">
            <text:p>337</text:p>
          </table:table-cell>
          <table:table-cell office:value-type="string" table:number-columns-spanned="1" table:number-rows-spanned="5" table:style-name="ce33">
            <text:p>CREDITO TRIBUTARIO A FAVOR DEL SUJETO PASIVO IR</text:p>
          </table:table-cell>
          <table:table-cell table:number-columns-spanned="1" table:number-rows-spanned="5" table:style-name="ce34"/>
          <table:table-cell table:style-name="ce10"/>
          <table:table-cell table:number-columns-repeated="2" table:style-name="ce11"/>
          <table:table-cell office:value-type="float" office:value="7079.26" table:style-name="ce11">
            <text:p><text:s/>7.079,26<text:s/></text:p>
          </table:table-cell>
          <table:table-cell office:value-type="float" office:value="0" table:formula="of:=[.C25]-[.J2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101050201006</text:p>
          </table:table-cell>
          <table:table-cell office:value-type="string" table:style-name="ce1">
            <text:p>REMANENTE RET FTE. AÑOS ANTERIORES<text:s text:c="36"/></text:p>
          </table:table-cell>
          <table:table-cell office:value-type="float" office:value="1358.74" table:style-name="ce11">
            <text:p><text:s/>1.358,7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58.74" table:style-name="ce11">
            <text:p><text:s/>1.358,74<text:s/></text:p>
          </table:table-cell>
          <table:table-cell office:value-type="float" office:value="0" table:formula="of:=[.C26]-[.J2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101050201001</text:p>
          </table:table-cell>
          <table:table-cell office:value-type="string" table:style-name="ce1">
            <text:p>RETENCIONES EN LA FUENTE <text:s/>I.R.1%<text:s text:c="41"/></text:p>
          </table:table-cell>
          <table:table-cell office:value-type="float" office:value="312846.78000000003" table:style-name="ce11">
            <text:p><text:s/>312.846,7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12846.78000000003" table:style-name="ce11">
            <text:p><text:s/>312.846,78<text:s/></text:p>
          </table:table-cell>
          <table:table-cell office:value-type="float" office:value="0" table:formula="of:=[.C27]-[.J2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101050201002</text:p>
          </table:table-cell>
          <table:table-cell office:value-type="string" table:style-name="ce1">
            <text:p>RETENCIONES EN LA FUENTE <text:s/>I.R.2%<text:s text:c="41"/></text:p>
          </table:table-cell>
          <table:table-cell office:value-type="float" office:value="2276.3200000000002" table:style-name="ce11">
            <text:p><text:s/>2.276,3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76.3200000000002" table:style-name="ce11">
            <text:p><text:s/>2.276,32<text:s/></text:p>
          </table:table-cell>
          <table:table-cell office:value-type="float" office:value="0" table:formula="of:=[.C28]-[.J2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3">
            <text:p>101050201005</text:p>
          </table:table-cell>
          <table:table-cell office:value-type="string" table:style-name="ce14">
            <text:p>RETENCIONES EN LA FUENTE RENDIMIENTO FINANC.<text:s text:c="27"/></text:p>
          </table:table-cell>
          <table:table-cell office:value-type="float" office:value="81.56" table:style-name="ce15">
            <text:p><text:s/>81,5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1.56" table:style-name="ce11">
            <text:p><text:s/>81,56<text:s/></text:p>
          </table:table-cell>
          <table:table-cell office:value-type="float" office:value="0" table:formula="of:=[.C29]-[.J2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101050201004</text:p>
          </table:table-cell>
          <table:table-cell office:value-type="string" table:style-name="ce17">
            <text:p>RECLAMOS AL SRI</text:p>
          </table:table-cell>
          <table:table-cell office:value-type="float" office:value="24500.880000000001" table:style-name="ce18">
            <text:p><text:s/>24.500,88<text:s/></text:p>
          </table:table-cell>
          <table:table-cell office:value-type="string" table:style-name="ce8">
            <text:p>338</text:p>
          </table:table-cell>
          <table:table-cell office:value-type="string" table:style-name="ce9">
            <text:p>OTROS ACTIVOS POR IMPUESTOS CORRIENTE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24500.880000000001" table:style-name="ce11">
            <text:p><text:s/>24.500,88<text:s/></text:p>
          </table:table-cell>
          <table:table-cell office:value-type="float" office:value="0" table:formula="of:=[.C30]-[.J3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101030701001</text:p>
          </table:table-cell>
          <table:table-cell office:value-type="string" table:style-name="ce17">
            <text:p>IMPORTACIONES EN TRANSITO</text:p>
          </table:table-cell>
          <table:table-cell office:value-type="float" office:value="492787.06" table:style-name="ce18">
            <text:p><text:s/>492.787,06<text:s/></text:p>
          </table:table-cell>
          <table:table-cell office:value-type="string" table:style-name="ce8">
            <text:p>339</text:p>
          </table:table-cell>
          <table:table-cell office:value-type="string" table:style-name="ce9">
            <text:p>MERCADERIA EN TRANSIT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492787.06" table:style-name="ce11">
            <text:p><text:s/>492.787,06<text:s/></text:p>
          </table:table-cell>
          <table:table-cell office:value-type="float" office:value="0" table:formula="of:=[.C31]-[.J3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101030101001</text:p>
          </table:table-cell>
          <table:table-cell office:value-type="string" table:style-name="ce6">
            <text:p>INVENTARIO DE BOBINAS</text:p>
          </table:table-cell>
          <table:table-cell office:value-type="float" office:value="4042314.33" table:style-name="ce7">
            <text:p><text:s/>4.042.314,33<text:s/></text:p>
          </table:table-cell>
          <table:table-cell office:value-type="string" table:number-columns-spanned="1" table:number-rows-spanned="2" table:style-name="ce32">
            <text:p>340</text:p>
          </table:table-cell>
          <table:table-cell office:value-type="string" table:number-columns-spanned="1" table:number-rows-spanned="2" table:style-name="ce33">
            <text:p>INVENTARIO DE MATERIA PRIMA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4042098.67" table:style-name="ce11">
            <text:p><text:s/>4.042.098,67<text:s/></text:p>
          </table:table-cell>
          <table:table-cell office:value-type="float" office:value="215.66000000014901" table:formula="of:=[.C32]-[.J32]" table:style-name="ce41">
            <text:p><text:s/>215,66<text:s/></text:p>
          </table:table-cell>
          <table:table-cell table:number-columns-repeated="16373"/>
        </table:table-row>
        <table:table-row table:style-name="ro2">
          <table:table-cell office:value-type="string" table:style-name="ce13">
            <text:p>101030102001</text:p>
          </table:table-cell>
          <table:table-cell office:value-type="string" table:style-name="ce14">
            <text:p>INVENTARIO DE MATERIA PRIMA</text:p>
          </table:table-cell>
          <table:table-cell office:value-type="float" office:value="358982.09" table:style-name="ce15">
            <text:p><text:s/>358.982,0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56597.98" table:style-name="ce11">
            <text:p><text:s/>356.597,98<text:s/></text:p>
          </table:table-cell>
          <table:table-cell office:value-type="float" office:value="2384.1100000000442" table:formula="of:=[.C33]-[.J33]" table:style-name="ce41">
            <text:p><text:s/>2.384,11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1030201001</text:p>
          </table:table-cell>
          <table:table-cell office:value-type="string" table:style-name="ce17">
            <text:p>INVENTARIO DE PRODUCTOS EN PROCESO</text:p>
          </table:table-cell>
          <table:table-cell office:value-type="float" office:value="7136.06" table:style-name="ce18">
            <text:p><text:s/>7.136,06<text:s/></text:p>
          </table:table-cell>
          <table:table-cell office:value-type="string" table:style-name="ce8">
            <text:p>341</text:p>
          </table:table-cell>
          <table:table-cell office:value-type="string" table:style-name="ce9">
            <text:p>INVENTARIO DE PRODUCTOS EN PROCES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7136.06" table:style-name="ce11">
            <text:p><text:s/>7.136,06<text:s/></text:p>
          </table:table-cell>
          <table:table-cell office:value-type="float" office:value="0" table:formula="of:=[.C34]-[.J34]" table:style-name="ce4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101030301001</text:p>
          </table:table-cell>
          <table:table-cell office:value-type="string" table:style-name="ce6">
            <text:p>INVENTARIO PRODUCTOS TERMINADOS</text:p>
          </table:table-cell>
          <table:table-cell office:value-type="float" office:value="589653.64" table:style-name="ce7">
            <text:p><text:s/>589.653,64<text:s/></text:p>
          </table:table-cell>
          <table:table-cell office:value-type="string" table:number-columns-spanned="1" table:number-rows-spanned="3" table:style-name="ce32">
            <text:p>342</text:p>
          </table:table-cell>
          <table:table-cell office:value-type="string" table:number-columns-spanned="1" table:number-rows-spanned="3" table:style-name="ce33">
            <text:p>INENTARIO DE PRODUCTOS TERMINADOS</text:p>
          </table:table-cell>
          <table:table-cell table:number-columns-spanned="1" table:number-rows-spanned="3" table:style-name="ce34"/>
          <table:table-cell table:style-name="ce10"/>
          <table:table-cell table:number-columns-repeated="2" table:style-name="ce11"/>
          <table:table-cell office:value-type="float" office:value="565006.26" table:style-name="ce11">
            <text:p><text:s/>565.006,26<text:s/></text:p>
          </table:table-cell>
          <table:table-cell office:value-type="float" office:value="24647.380000000005" table:formula="of:=[.C35]-[.J35]" table:style-name="ce41">
            <text:p><text:s/>24.647,38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1030301003</text:p>
          </table:table-cell>
          <table:table-cell office:value-type="string" table:style-name="ce1">
            <text:p>INVENTARIO DE PRODUCTOS TERMINADOS ADQUIRIDOS</text:p>
          </table:table-cell>
          <table:table-cell office:value-type="float" office:value="26501.96" table:style-name="ce11">
            <text:p><text:s/>26.501,9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6501.96" table:style-name="ce11">
            <text:p><text:s/>26.501,96<text:s/></text:p>
          </table:table-cell>
          <table:table-cell office:value-type="float" office:value="0" table:formula="of:=[.C36]-[.J36]" table:style-name="ce4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101030801001</text:p>
          </table:table-cell>
          <table:table-cell office:value-type="string" table:style-name="ce14">
            <text:p>MOV. DE INVENTARIO EN TRANSITO</text:p>
          </table:table-cell>
          <table:table-cell office:value-type="float" office:value="466518.24" table:style-name="ce15">
            <text:p><text:s/>466.518,2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-241905.98" table:style-name="ce11">
            <text:p><text:s/>-241.905,98<text:s/></text:p>
          </table:table-cell>
          <table:table-cell office:value-type="float" office:value="708424.22" table:formula="of:=[.C37]-[.J37]" table:style-name="ce41">
            <text:p><text:s/>708.424,22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101030401001</text:p>
          </table:table-cell>
          <table:table-cell office:value-type="string" table:style-name="ce6">
            <text:p>INVENTARIO DE EMPAQUES</text:p>
          </table:table-cell>
          <table:table-cell office:value-type="float" office:value="40988.17" table:style-name="ce7">
            <text:p><text:s/>40.988,17<text:s/></text:p>
          </table:table-cell>
          <table:table-cell office:value-type="string" table:number-columns-spanned="1" table:number-rows-spanned="3" table:style-name="ce32">
            <text:p>343</text:p>
          </table:table-cell>
          <table:table-cell office:value-type="string" table:number-columns-spanned="1" table:number-rows-spanned="3" table:style-name="ce33">
            <text:p>INVENTARIO DE SUMINISTROS,HERRAMIENTAS, REPUESTOS Y MATERIALES (NO PARA LA PRODUCCION)</text:p>
          </table:table-cell>
          <table:table-cell table:number-columns-spanned="1" table:number-rows-spanned="3" table:style-name="ce34"/>
          <table:table-cell table:style-name="ce10"/>
          <table:table-cell table:number-columns-repeated="2" table:style-name="ce11"/>
          <table:table-cell office:value-type="float" office:value="41290.120000000003" table:style-name="ce11">
            <text:p><text:s/>41.290,12<text:s/></text:p>
          </table:table-cell>
          <table:table-cell office:value-type="float" office:value="-301.95000000000437" table:formula="of:=[.C38]-[.J38]" table:style-name="ce41">
            <text:p><text:s/>-301,95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1030601001</text:p>
          </table:table-cell>
          <table:table-cell office:value-type="string" table:style-name="ce1">
            <text:p>INVENTARIO DE REPUESTOS</text:p>
          </table:table-cell>
          <table:table-cell office:value-type="float" office:value="393908.33" table:style-name="ce11">
            <text:p><text:s/>393.908,3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00465.86" table:style-name="ce11">
            <text:p><text:s/>400.465,86<text:s/></text:p>
          </table:table-cell>
          <table:table-cell office:value-type="float" office:value="-6557.5299999999697" table:formula="of:=[.C39]-[.J39]" table:style-name="ce41">
            <text:p><text:s/>-6.557,53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101030501001</text:p>
          </table:table-cell>
          <table:table-cell office:value-type="string" table:style-name="ce14">
            <text:p>INVENTARIO DE SUMINISTROS INDUSTRIALES</text:p>
          </table:table-cell>
          <table:table-cell office:value-type="float" office:value="44911.58" table:style-name="ce15">
            <text:p><text:s/>44.911,5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8384.32" table:style-name="ce11">
            <text:p><text:s/>38.384,32<text:s/></text:p>
          </table:table-cell>
          <table:table-cell office:value-type="float" office:value="6527.260000000002" table:formula="of:=[.C40]-[.J40]" table:style-name="ce41">
            <text:p><text:s/>6.527,26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101040101001</text:p>
          </table:table-cell>
          <table:table-cell office:value-type="string" table:style-name="ce6">
            <text:p>SEGURO PAGADO POR ANTICIPADO</text:p>
          </table:table-cell>
          <table:table-cell office:value-type="float" office:value="18002.099999999999" table:style-name="ce7">
            <text:p><text:s/>18.002,10<text:s/></text:p>
          </table:table-cell>
          <table:table-cell office:value-type="string" table:number-columns-spanned="1" table:number-rows-spanned="2" table:style-name="ce32">
            <text:p>358</text:p>
          </table:table-cell>
          <table:table-cell office:value-type="string" table:number-columns-spanned="1" table:number-rows-spanned="2" table:style-name="ce33">
            <text:p>PRIMA DE SEGUROS PAGADO POR ANTICIPADO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18002.099999999999" table:style-name="ce11">
            <text:p><text:s/>18.002,10<text:s/></text:p>
          </table:table-cell>
          <table:table-cell office:value-type="float" office:value="0" table:formula="of:=[.C41]-[.J41]" table:style-name="ce11">
            <text:p><text:s/>-<text:s/></text:p>
          </table:table-cell>
          <table:table-cell office:value-type="float" office:value="735339.15000000014" table:formula="of:=SUM([.K32:.K40])" table:style-name="ce1">
            <text:p>735339,15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101040101002</text:p>
          </table:table-cell>
          <table:table-cell office:value-type="string" table:style-name="ce14">
            <text:p>SERVICIO PAGADO POR ANTICIPADO</text:p>
          </table:table-cell>
          <table:table-cell office:value-type="float" office:value="2357.31" table:style-name="ce15">
            <text:p><text:s/>2.357,3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357.31" table:style-name="ce11">
            <text:p><text:s/>2.357,31<text:s/></text:p>
          </table:table-cell>
          <table:table-cell office:value-type="float" office:value="0" table:formula="of:=[.C42]-[.J42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table:style-name="ce16"/>
          <table:table-cell table:style-name="ce17"/>
          <table:table-cell table:style-name="ce18"/>
          <table:table-cell office:value-type="string" table:style-name="ce19">
            <text:p>361</text:p>
          </table:table-cell>
          <table:table-cell office:value-type="string" table:style-name="ce20">
            <text:p>TOTAL DE ACTIVO CORRIENTE</text:p>
          </table:table-cell>
          <table:table-cell table:style-name="ce20"/>
          <table:table-cell table:style-name="ce10"/>
          <table:table-cell table:number-columns-repeated="3" table:style-name="ce11"/>
          <table:table-cell office:value-type="float" office:value="0" table:formula="of:=[.C43]-[.J43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102010101001</text:p>
          </table:table-cell>
          <table:table-cell office:value-type="string" table:style-name="ce6">
            <text:p>TERRENOS</text:p>
          </table:table-cell>
          <table:table-cell office:value-type="float" office:value="1898139.64" table:style-name="ce7">
            <text:p><text:s/>1.898.139,64<text:s/></text:p>
          </table:table-cell>
          <table:table-cell office:value-type="string" table:style-name="ce8">
            <text:p>362</text:p>
          </table:table-cell>
          <table:table-cell office:value-type="string" table:style-name="ce9">
            <text:p>TERRENO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1898139.64" table:style-name="ce11">
            <text:p><text:s/>1.898.139,64<text:s/></text:p>
          </table:table-cell>
          <table:table-cell office:value-type="float" office:value="0" table:formula="of:=[.C44]-[.J44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102010201001</text:p>
          </table:table-cell>
          <table:table-cell office:value-type="string" table:style-name="ce14">
            <text:p>EDIFICIOS</text:p>
          </table:table-cell>
          <table:table-cell office:value-type="float" office:value="461156.96" table:style-name="ce15">
            <text:p><text:s/>461.156,96<text:s/></text:p>
          </table:table-cell>
          <table:table-cell office:value-type="string" table:style-name="ce8">
            <text:p>364</text:p>
          </table:table-cell>
          <table:table-cell office:value-type="string" table:style-name="ce9">
            <text:p>EDIFICIO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461156.96" table:style-name="ce11">
            <text:p><text:s/>461.156,96<text:s/></text:p>
          </table:table-cell>
          <table:table-cell office:value-type="float" office:value="0" table:formula="of:=[.C45]-[.J45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102010201006</text:p>
          </table:table-cell>
          <table:table-cell office:value-type="string" table:style-name="ce6">
            <text:p>EQUIPOS DE SEGURIDAD</text:p>
          </table:table-cell>
          <table:table-cell office:value-type="float" office:value="15974.66" table:style-name="ce7">
            <text:p><text:s/>15.974,66<text:s/></text:p>
          </table:table-cell>
          <table:table-cell office:value-type="string" table:number-columns-spanned="1" table:number-rows-spanned="2" table:style-name="ce32">
            <text:p>368</text:p>
          </table:table-cell>
          <table:table-cell office:value-type="string" table:number-columns-spanned="1" table:number-rows-spanned="2" table:style-name="ce33">
            <text:p>MAQUINARIA Y EQUIPOS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15974.66" table:style-name="ce11">
            <text:p><text:s/>15.974,66<text:s/></text:p>
          </table:table-cell>
          <table:table-cell office:value-type="float" office:value="0" table:formula="of:=[.C46]-[.J46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102010201005</text:p>
          </table:table-cell>
          <table:table-cell office:value-type="string" table:style-name="ce14">
            <text:p>MAQUINARIAS Y EQUIPOS</text:p>
          </table:table-cell>
          <table:table-cell office:value-type="float" office:value="7621902.3799999999" table:style-name="ce15">
            <text:p><text:s/>7.621.902,3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621902.3799999999" table:style-name="ce11">
            <text:p><text:s/>7.621.902,38<text:s/></text:p>
          </table:table-cell>
          <table:table-cell office:value-type="float" office:value="0" table:formula="of:=[.C47]-[.J47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2010101002</text:p>
          </table:table-cell>
          <table:table-cell office:value-type="string" table:style-name="ce17">
            <text:p>CONSTRUCCIONES EN CURSO</text:p>
          </table:table-cell>
          <table:table-cell office:value-type="float" office:value="484133.45" table:style-name="ce18">
            <text:p><text:s/>484.133,45<text:s/></text:p>
          </table:table-cell>
          <table:table-cell office:value-type="string" table:style-name="ce8">
            <text:p>372</text:p>
          </table:table-cell>
          <table:table-cell office:value-type="string" table:style-name="ce9">
            <text:p>CONSTRUCCIONES EN CURSOS <text:s/>Y OTROS ACTIVOS EN TRANSIT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484133.45" table:style-name="ce11">
            <text:p><text:s/>484.133,45<text:s/></text:p>
          </table:table-cell>
          <table:table-cell office:value-type="float" office:value="0" table:formula="of:=[.C48]-[.J48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2010201004</text:p>
          </table:table-cell>
          <table:table-cell office:value-type="string" table:style-name="ce17">
            <text:p>MUEBLES Y ENSERES</text:p>
          </table:table-cell>
          <table:table-cell office:value-type="float" office:value="198798.62" table:style-name="ce18">
            <text:p><text:s/>198.798,62<text:s/></text:p>
          </table:table-cell>
          <table:table-cell office:value-type="string" table:style-name="ce8">
            <text:p>373</text:p>
          </table:table-cell>
          <table:table-cell office:value-type="string" table:style-name="ce9">
            <text:p>MUEBLES Y ENSERE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198798.62" table:style-name="ce11">
            <text:p><text:s/>198.798,62<text:s/></text:p>
          </table:table-cell>
          <table:table-cell office:value-type="float" office:value="0" table:formula="of:=[.C49]-[.J49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2010201007</text:p>
          </table:table-cell>
          <table:table-cell office:value-type="string" table:style-name="ce17">
            <text:p>EQUIPOS DE COMPUTACION</text:p>
          </table:table-cell>
          <table:table-cell office:value-type="float" office:value="141445.51" table:style-name="ce18">
            <text:p><text:s/>141.445,51<text:s/></text:p>
          </table:table-cell>
          <table:table-cell office:value-type="string" table:style-name="ce8">
            <text:p>374</text:p>
          </table:table-cell>
          <table:table-cell office:value-type="string" table:style-name="ce9">
            <text:p>EQUIPOS DE COMPUTACION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141445.51" table:style-name="ce11">
            <text:p><text:s/>141.445,51<text:s/></text:p>
          </table:table-cell>
          <table:table-cell office:value-type="float" office:value="0" table:formula="of:=[.C50]-[.J50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2010201009</text:p>
          </table:table-cell>
          <table:table-cell office:value-type="string" table:style-name="ce17">
            <text:p>VEHICULOS</text:p>
          </table:table-cell>
          <table:table-cell office:value-type="float" office:value="502983.53" table:style-name="ce18">
            <text:p><text:s/>502.983,53<text:s/></text:p>
          </table:table-cell>
          <table:table-cell office:value-type="string" table:style-name="ce8">
            <text:p>375</text:p>
          </table:table-cell>
          <table:table-cell office:value-type="string" table:style-name="ce9">
            <text:p>VEHICUL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502983.53" table:style-name="ce11">
            <text:p><text:s/>502.983,53<text:s/></text:p>
          </table:table-cell>
          <table:table-cell office:value-type="float" office:value="0" table:formula="of:=[.C51]-[.J51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102010301007</text:p>
          </table:table-cell>
          <table:table-cell office:value-type="string" table:style-name="ce6">
            <text:p>DEPRECIACION ACUMULADA DE EQUIPOS DE COMPUTACION</text:p>
          </table:table-cell>
          <table:table-cell office:value-type="float" office:value="-118120.19" table:style-name="ce7">
            <text:p><text:s/>-118.120,19<text:s/></text:p>
          </table:table-cell>
          <table:table-cell office:value-type="string" table:number-columns-spanned="1" table:number-rows-spanned="6" table:style-name="ce32">
            <text:p>384</text:p>
          </table:table-cell>
          <table:table-cell office:value-type="string" table:number-columns-spanned="1" table:number-rows-spanned="6" table:style-name="ce33">
            <text:p>DEP. ACUM. DEL COSTO HISTORICO ANTES DE REEXPRESIONES O REVALUACIONES</text:p>
          </table:table-cell>
          <table:table-cell table:number-columns-spanned="1" table:number-rows-spanned="6" table:style-name="ce34"/>
          <table:table-cell table:style-name="ce10"/>
          <table:table-cell table:number-columns-repeated="2" table:style-name="ce11"/>
          <table:table-cell office:value-type="float" office:value="-118120.19" table:style-name="ce11">
            <text:p><text:s/>-118.120,19<text:s/></text:p>
          </table:table-cell>
          <table:table-cell office:value-type="float" office:value="0" table:formula="of:=[.C52]-[.J52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2010301001</text:p>
          </table:table-cell>
          <table:table-cell office:value-type="string" table:style-name="ce1">
            <text:p>DEPRECIACION ACUMULADA DE EDIFICIO</text:p>
          </table:table-cell>
          <table:table-cell office:value-type="float" office:value="-8192.16" table:style-name="ce11">
            <text:p><text:s/>-8.192,1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-8192.16" table:style-name="ce11">
            <text:p><text:s/>-8.192,16<text:s/></text:p>
          </table:table-cell>
          <table:table-cell office:value-type="float" office:value="0" table:formula="of:=[.C53]-[.J53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2010301006</text:p>
          </table:table-cell>
          <table:table-cell office:value-type="string" table:style-name="ce1">
            <text:p>DEPRECIACION ACUMULADA DE EQUIPOS DE SEGURIDAD</text:p>
          </table:table-cell>
          <table:table-cell office:value-type="float" office:value="-15329.9" table:style-name="ce11">
            <text:p><text:s/>-15.329,9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-15329.9" table:style-name="ce11">
            <text:p><text:s/>-15.329,90<text:s/></text:p>
          </table:table-cell>
          <table:table-cell office:value-type="float" office:value="0" table:formula="of:=[.C54]-[.J54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2010301005</text:p>
          </table:table-cell>
          <table:table-cell office:value-type="string" table:style-name="ce1">
            <text:p>DEPRECIACION ACUMULADA DE MAQUINARIAS Y EQUIPOS</text:p>
          </table:table-cell>
          <table:table-cell office:value-type="float" office:value="-4024307.83" table:style-name="ce11">
            <text:p><text:s/>-4.024.307,8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-4024307.83" table:style-name="ce11">
            <text:p><text:s/>-4.024.307,83<text:s/></text:p>
          </table:table-cell>
          <table:table-cell office:value-type="float" office:value="0" table:formula="of:=[.C55]-[.J55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102010301004</text:p>
          </table:table-cell>
          <table:table-cell office:value-type="string" table:style-name="ce1">
            <text:p>DEPRECIACION ACUMULADA DE MUEBLES Y ENSERES</text:p>
          </table:table-cell>
          <table:table-cell office:value-type="float" office:value="-155832.79" table:style-name="ce11">
            <text:p><text:s/>-155.832,7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-155832.79" table:style-name="ce11">
            <text:p><text:s/>-155.832,79<text:s/></text:p>
          </table:table-cell>
          <table:table-cell office:value-type="float" office:value="0" table:formula="of:=[.C56]-[.J56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102010301009</text:p>
          </table:table-cell>
          <table:table-cell office:value-type="string" table:style-name="ce14">
            <text:p>DEPRECIACION ACUMULADA DE VEHICULO</text:p>
          </table:table-cell>
          <table:table-cell office:value-type="float" office:value="-316627.84999999998" table:style-name="ce15">
            <text:p><text:s/>-316.627,8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-316627.84999999998" table:style-name="ce11">
            <text:p><text:s/>-316.627,85<text:s/></text:p>
          </table:table-cell>
          <table:table-cell office:value-type="float" office:value="0" table:formula="of:=[.C57]-[.J57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2020101004</text:p>
          </table:table-cell>
          <table:table-cell office:value-type="string" table:style-name="ce17">
            <text:p>SOTWARE</text:p>
          </table:table-cell>
          <table:table-cell office:value-type="float" office:value="82108" table:style-name="ce18">
            <text:p><text:s/>82.108,00<text:s/></text:p>
          </table:table-cell>
          <table:table-cell office:value-type="string" table:style-name="ce8">
            <text:p>388</text:p>
          </table:table-cell>
          <table:table-cell office:value-type="string" table:style-name="ce9">
            <text:p>MARCAS,PATENTES,LICENCIAS Y OTROS SIMILARE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82108" table:style-name="ce11">
            <text:p><text:s/>82.108,00<text:s/></text:p>
          </table:table-cell>
          <table:table-cell office:value-type="float" office:value="0" table:formula="of:=[.C58]-[.J58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2020201001</text:p>
          </table:table-cell>
          <table:table-cell office:value-type="string" table:style-name="ce17">
            <text:p>(-) AMORTIZACION ACUMULADO DE ACTIVOS INTANGIBLES</text:p>
          </table:table-cell>
          <table:table-cell office:value-type="float" office:value="-80582.600000000006" table:style-name="ce18">
            <text:p><text:s/>-80.582,60<text:s/></text:p>
          </table:table-cell>
          <table:table-cell office:value-type="string" table:style-name="ce8">
            <text:p>392</text:p>
          </table:table-cell>
          <table:table-cell office:value-type="string" table:style-name="ce9">
            <text:p>DETERIORO ACUMULADO DE ACTIVOS INTANGIBLE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-80582.600000000006" table:style-name="ce11">
            <text:p><text:s/>-80.582,60<text:s/></text:p>
          </table:table-cell>
          <table:table-cell office:value-type="float" office:value="0" table:formula="of:=[.C59]-[.J59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104010101001</text:p>
          </table:table-cell>
          <table:table-cell office:value-type="string" table:style-name="ce17">
            <text:p>POR DIFERENCIAS TEMPORARIAS</text:p>
          </table:table-cell>
          <table:table-cell office:value-type="float" office:value="38708.81" table:style-name="ce18">
            <text:p><text:s/>38.708,81<text:s/></text:p>
          </table:table-cell>
          <table:table-cell office:value-type="string" table:style-name="ce8">
            <text:p>440</text:p>
          </table:table-cell>
          <table:table-cell office:value-type="string" table:style-name="ce9">
            <text:p>POR DIFERENCIAS TEMPORARIA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38708.81" table:style-name="ce11">
            <text:p><text:s/>38.708,81<text:s/></text:p>
          </table:table-cell>
          <table:table-cell office:value-type="float" office:value="0" table:formula="of:=[.C60]-[.J60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table:style-name="ce21"/>
          <table:table-cell table:style-name="ce1"/>
          <table:table-cell table:style-name="ce11"/>
          <table:table-cell office:value-type="string" table:style-name="ce19">
            <text:p>449</text:p>
          </table:table-cell>
          <table:table-cell office:value-type="string" table:style-name="ce22">
            <text:p>TOTAL DE ACTIVO NO CORRIENTE</text:p>
          </table:table-cell>
          <table:table-cell table:style-name="ce22"/>
          <table:table-cell table:style-name="ce10"/>
          <table:table-cell table:number-columns-repeated="3" table:style-name="ce11"/>
          <table:table-cell office:value-type="float" office:value="0" table:formula="of:=[.C61]-[.J61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table:style-name="ce21"/>
          <table:table-cell table:style-name="ce1"/>
          <table:table-cell table:style-name="ce11"/>
          <table:table-cell office:value-type="string" table:style-name="ce19">
            <text:p>499</text:p>
          </table:table-cell>
          <table:table-cell office:value-type="string" table:style-name="ce22">
            <text:p>TOTAL DE ACTIVO</text:p>
          </table:table-cell>
          <table:table-cell table:style-name="ce22"/>
          <table:table-cell table:style-name="ce10"/>
          <table:table-cell table:number-columns-repeated="3" table:style-name="ce11"/>
          <table:table-cell office:value-type="float" office:value="0" table:formula="of:=[.C62]-[.J62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201030101001</text:p>
          </table:table-cell>
          <table:table-cell office:value-type="string" table:style-name="ce17">
            <text:p>PROVEEDORES RELACIOANADA</text:p>
          </table:table-cell>
          <table:table-cell office:value-type="float" office:value="6880" table:style-name="ce23">
            <text:p><text:s/>6.880,00<text:s/></text:p>
          </table:table-cell>
          <table:table-cell office:value-type="string" table:style-name="ce8">
            <text:p>511</text:p>
          </table:table-cell>
          <table:table-cell office:value-type="string" table:style-name="ce9">
            <text:p>CUENTAS Y DOCUMENTOS POR PAGAR RELACIONADAS</text:p>
          </table:table-cell>
          <table:table-cell table:style-name="ce9"/>
          <table:table-cell table:style-name="ce10"/>
          <table:table-cell table:number-columns-repeated="3" table:style-name="ce11"/>
          <table:table-cell office:value-type="float" office:value="6880" table:formula="of:=[.C63]-[.J63]" table:style-name="ce11">
            <text:p><text:s/>6.880,00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201030101001</text:p>
          </table:table-cell>
          <table:table-cell office:value-type="string" table:style-name="ce6">
            <text:p>PROVEEDORES DE BIENES LOCALES</text:p>
          </table:table-cell>
          <table:table-cell office:value-type="float" office:value="562709.9" table:style-name="ce7">
            <text:p><text:s/>562.709,90<text:s/></text:p>
          </table:table-cell>
          <table:table-cell office:value-type="string" table:number-columns-spanned="1" table:number-rows-spanned="2" table:style-name="ce32">
            <text:p>513</text:p>
          </table:table-cell>
          <table:table-cell office:value-type="string" table:number-columns-spanned="1" table:number-rows-spanned="2" table:style-name="ce33">
            <text:p>CUENTAS Y DOCUMENTOS POR PAGAR NO RELACIONADAS LOCALES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569589.9" table:style-name="ce11">
            <text:p><text:s/>569.589,90<text:s/></text:p>
          </table:table-cell>
          <table:table-cell office:value-type="float" office:value="-6880" table:formula="of:=[.C64]-[.J64]" table:style-name="ce11">
            <text:p><text:s/>-6.880,00<text:s/></text:p>
          </table:table-cell>
          <table:table-cell office:value-type="string" table:style-name="ce1">
            <text:p>Cuenta desglozada</text:p>
          </table:table-cell>
          <table:table-cell table:number-columns-repeated="16372"/>
        </table:table-row>
        <table:table-row table:style-name="ro2">
          <table:table-cell office:value-type="string" table:style-name="ce13">
            <text:p>201030101002</text:p>
          </table:table-cell>
          <table:table-cell office:value-type="string" table:style-name="ce14">
            <text:p>PROVEEDORES DE SERVICIOS LOCALES</text:p>
          </table:table-cell>
          <table:table-cell office:value-type="float" office:value="436571.65" table:style-name="ce15">
            <text:p><text:s/>436.571,6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36571.65" table:style-name="ce11">
            <text:p><text:s/>436.571,65<text:s/></text:p>
          </table:table-cell>
          <table:table-cell office:value-type="float" office:value="0" table:formula="of:=[.C65]-[.J65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201030201001</text:p>
          </table:table-cell>
          <table:table-cell office:value-type="string" table:style-name="ce6">
            <text:p>PROVEEDORES DE BIENES EXTERIOR</text:p>
          </table:table-cell>
          <table:table-cell office:value-type="float" office:value="2897499.38" table:style-name="ce7">
            <text:p><text:s/>2.897.499,38<text:s/></text:p>
          </table:table-cell>
          <table:table-cell office:value-type="string" table:number-columns-spanned="1" table:number-rows-spanned="2" table:style-name="ce32">
            <text:p>514</text:p>
          </table:table-cell>
          <table:table-cell office:value-type="string" table:number-columns-spanned="1" table:number-rows-spanned="2" table:style-name="ce33">
            <text:p>CUENTAS Y DOCUMENTOS POR PAGAR NO RELACIONADAS EXTERIOR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2892969" table:style-name="ce11">
            <text:p><text:s/>2.892.969,00<text:s/></text:p>
          </table:table-cell>
          <table:table-cell office:value-type="float" office:value="4530.3799999998882" table:formula="of:=[.C66]-[.J66]" table:style-name="ce11">
            <text:p><text:s/>4.530,38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201030201002</text:p>
          </table:table-cell>
          <table:table-cell office:value-type="string" table:style-name="ce14">
            <text:p>PROVEEDORES DE SERVICIOS EXTERIOR</text:p>
          </table:table-cell>
          <table:table-cell office:value-type="float" office:value="8000" table:style-name="ce15">
            <text:p><text:s/>8.00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000" table:style-name="ce11">
            <text:p><text:s/>8.000,00<text:s/></text:p>
          </table:table-cell>
          <table:table-cell office:value-type="float" office:value="0" table:formula="of:=[.C67]-[.J67]" table:style-name="ce11">
            <text:p><text:s/>-<text:s/></text:p>
          </table:table-cell>
          <table:table-cell office:value-type="string" table:style-name="ce1">
            <text:p>Cuenta desglozada</text:p>
          </table:table-cell>
          <table:table-cell table:number-columns-repeated="16372"/>
        </table:table-row>
        <table:table-row table:style-name="ro2">
          <table:table-cell office:value-type="string" table:style-name="ce5">
            <text:p>201030401003</text:p>
          </table:table-cell>
          <table:table-cell office:value-type="string" table:style-name="ce6">
            <text:p>OTRAS CUENTAS POR PAGAR</text:p>
          </table:table-cell>
          <table:table-cell office:value-type="float" office:value="3262395.16" table:style-name="ce7">
            <text:p><text:s/>3.262.395,16<text:s/></text:p>
          </table:table-cell>
          <table:table-cell office:value-type="string" table:number-columns-spanned="1" table:number-rows-spanned="4" table:style-name="ce32">
            <text:p>521</text:p>
          </table:table-cell>
          <table:table-cell office:value-type="string" table:number-columns-spanned="1" table:number-rows-spanned="4" table:style-name="ce33">
            <text:p>OTRAS CUENTAS Y DOCUMENTOS POR PAGAR NO RELACIONADAS</text:p>
          </table:table-cell>
          <table:table-cell table:number-columns-spanned="1" table:number-rows-spanned="4" table:style-name="ce34"/>
          <table:table-cell table:style-name="ce10"/>
          <table:table-cell table:number-columns-repeated="2" table:style-name="ce11"/>
          <table:table-cell office:value-type="float" office:value="3266925.54" table:style-name="ce11">
            <text:p><text:s/>3.266.925,54<text:s/></text:p>
          </table:table-cell>
          <table:table-cell office:value-type="float" office:value="-4530.3799999998882" table:formula="of:=[.C68]-[.J68]" table:style-name="ce11">
            <text:p><text:s/>-4.530,38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201050102006</text:p>
          </table:table-cell>
          <table:table-cell office:value-type="string" table:style-name="ce1">
            <text:p>PAGO DE IMPUESTOS</text:p>
          </table:table-cell>
          <table:table-cell office:value-type="float" office:value="75783.789999999994" table:style-name="ce11">
            <text:p><text:s/>75.783,7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5783.789999999994" table:style-name="ce11">
            <text:p><text:s/>75.783,79<text:s/></text:p>
          </table:table-cell>
          <table:table-cell office:value-type="float" office:value="0" table:formula="of:=[.C69]-[.J69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201050401007</text:p>
          </table:table-cell>
          <table:table-cell office:value-type="string" table:style-name="ce1">
            <text:p>REDUCCION DE JORNADA EMERGENTE ARTICULO 47</text:p>
          </table:table-cell>
          <table:table-cell office:value-type="float" office:value="8022.83" table:style-name="ce11">
            <text:p><text:s/>8.022,8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022.83" table:style-name="ce11">
            <text:p><text:s/>8.022,83<text:s/></text:p>
          </table:table-cell>
          <table:table-cell office:value-type="float" office:value="0" table:formula="of:=[.C70]-[.J70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201030401002</text:p>
          </table:table-cell>
          <table:table-cell office:value-type="string" table:style-name="ce14">
            <text:p>REEMBOLSOS POR PAGAR</text:p>
          </table:table-cell>
          <table:table-cell office:value-type="float" office:value="2365.91" table:style-name="ce15">
            <text:p><text:s/>2.365,9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365.91" table:style-name="ce11">
            <text:p><text:s/>2.365,91<text:s/></text:p>
          </table:table-cell>
          <table:table-cell office:value-type="float" office:value="0" table:formula="of:=[.C71]-[.J71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201030401001</text:p>
          </table:table-cell>
          <table:table-cell office:value-type="string" table:style-name="ce6">
            <text:p>CUENTAS POR PAGAR AMERICAN EXPRESS</text:p>
          </table:table-cell>
          <table:table-cell office:value-type="float" office:value="21208.81" table:style-name="ce7">
            <text:p><text:s/>21.208,81<text:s/></text:p>
          </table:table-cell>
          <table:table-cell office:value-type="string" table:number-columns-spanned="1" table:number-rows-spanned="2" table:style-name="ce32">
            <text:p>525</text:p>
          </table:table-cell>
          <table:table-cell office:value-type="string" table:number-columns-spanned="1" table:number-rows-spanned="2" table:style-name="ce33">
            <text:p>OBLIGACIONES CON INSTITUCIONES FINANCIERAS CORRIENTE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21208.81" table:style-name="ce11">
            <text:p><text:s/>21.208,81<text:s/></text:p>
          </table:table-cell>
          <table:table-cell office:value-type="float" office:value="0" table:formula="of:=[.C72]-[.J72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201030401005</text:p>
          </table:table-cell>
          <table:table-cell office:value-type="string" table:style-name="ce14">
            <text:p>CUENTAS POR PAGAR DINNERS CLUB</text:p>
          </table:table-cell>
          <table:table-cell office:value-type="float" office:value="764.95" table:style-name="ce15">
            <text:p><text:s/>764,9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64.95" table:style-name="ce11">
            <text:p><text:s/>764,95<text:s/></text:p>
          </table:table-cell>
          <table:table-cell office:value-type="float" office:value="0" table:formula="of:=[.C73]-[.J73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201050301010</text:p>
          </table:table-cell>
          <table:table-cell office:value-type="string" table:style-name="ce6">
            <text:p>APORTE EXTENSION DE SALUD</text:p>
          </table:table-cell>
          <table:table-cell office:value-type="float" office:value="205.92" table:style-name="ce7">
            <text:p><text:s/>205,92<text:s/></text:p>
          </table:table-cell>
          <table:table-cell office:value-type="string" table:number-columns-spanned="1" table:number-rows-spanned="6" table:style-name="ce32">
            <text:p>534</text:p>
          </table:table-cell>
          <table:table-cell office:value-type="string" table:number-columns-spanned="1" table:number-rows-spanned="6" table:style-name="ce33">
            <text:p>OBLIGACIONES CON EL IESS</text:p>
          </table:table-cell>
          <table:table-cell table:number-columns-spanned="1" table:number-rows-spanned="6" table:style-name="ce34"/>
          <table:table-cell table:style-name="ce10"/>
          <table:table-cell table:number-columns-repeated="2" table:style-name="ce11"/>
          <table:table-cell office:value-type="float" office:value="205.92" table:style-name="ce11">
            <text:p><text:s/>205,92<text:s/></text:p>
          </table:table-cell>
          <table:table-cell office:value-type="float" office:value="0" table:formula="of:=[.C74]-[.J74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201050301002</text:p>
          </table:table-cell>
          <table:table-cell office:value-type="string" table:style-name="ce1">
            <text:p>APORTE PATRONAL POR PAGAR</text:p>
          </table:table-cell>
          <table:table-cell office:value-type="float" office:value="13405.3" table:style-name="ce11">
            <text:p><text:s/>13.405,3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405.3" table:style-name="ce11">
            <text:p><text:s/>13.405,30<text:s/></text:p>
          </table:table-cell>
          <table:table-cell office:value-type="float" office:value="0" table:formula="of:=[.C75]-[.J75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201050301001</text:p>
          </table:table-cell>
          <table:table-cell office:value-type="string" table:style-name="ce1">
            <text:p>APORTES INDIVIDUAL POR PAGAR</text:p>
          </table:table-cell>
          <table:table-cell office:value-type="float" office:value="10221.870000000001" table:style-name="ce11">
            <text:p><text:s/>10.221,8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221.870000000001" table:style-name="ce11">
            <text:p><text:s/>10.221,87<text:s/></text:p>
          </table:table-cell>
          <table:table-cell office:value-type="float" office:value="0" table:formula="of:=[.C76]-[.J76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201050301003</text:p>
          </table:table-cell>
          <table:table-cell office:value-type="string" table:style-name="ce1">
            <text:p>FONDOS DE RESERVA IESS</text:p>
          </table:table-cell>
          <table:table-cell office:value-type="float" office:value="3270.57" table:style-name="ce11">
            <text:p><text:s/>3.270,5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270.57" table:style-name="ce11">
            <text:p><text:s/>3.270,57<text:s/></text:p>
          </table:table-cell>
          <table:table-cell office:value-type="float" office:value="0" table:formula="of:=[.C77]-[.J77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201050301004</text:p>
          </table:table-cell>
          <table:table-cell office:value-type="string" table:style-name="ce1">
            <text:p>PRESTAMO HIPOTECARIO</text:p>
          </table:table-cell>
          <table:table-cell office:value-type="float" office:value="3993.78" table:style-name="ce11">
            <text:p><text:s/>3.993,7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993.78" table:style-name="ce11">
            <text:p><text:s/>3.993,78<text:s/></text:p>
          </table:table-cell>
          <table:table-cell office:value-type="float" office:value="0" table:formula="of:=[.C78]-[.J78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3">
            <text:p>201050301005</text:p>
          </table:table-cell>
          <table:table-cell office:value-type="string" table:style-name="ce14">
            <text:p>PRESTAMO QUIROGRAFARIO</text:p>
          </table:table-cell>
          <table:table-cell office:value-type="float" office:value="7555.17" table:style-name="ce15">
            <text:p><text:s/>7.555,1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555.17" table:style-name="ce11">
            <text:p><text:s/>7.555,17<text:s/></text:p>
          </table:table-cell>
          <table:table-cell office:value-type="float" office:value="0" table:formula="of:=[.C79]-[.J79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201050401002</text:p>
          </table:table-cell>
          <table:table-cell office:value-type="string" table:style-name="ce6">
            <text:p>DECIMO CUARTO SUELDO</text:p>
          </table:table-cell>
          <table:table-cell office:value-type="float" office:value="45137.33" table:style-name="ce7">
            <text:p><text:s/>45.137,33<text:s/></text:p>
          </table:table-cell>
          <table:table-cell office:value-type="string" table:number-columns-spanned="1" table:number-rows-spanned="5" table:style-name="ce32">
            <text:p>536</text:p>
          </table:table-cell>
          <table:table-cell office:value-type="string" table:number-columns-spanned="1" table:number-rows-spanned="5" table:style-name="ce33">
            <text:p>OTROS PASIVOS CORRIENTE POR BENEFICIO A EMPLEADOS</text:p>
          </table:table-cell>
          <table:table-cell table:number-columns-spanned="1" table:number-rows-spanned="5" table:style-name="ce34"/>
          <table:table-cell table:style-name="ce10"/>
          <table:table-cell table:number-columns-repeated="2" table:style-name="ce11"/>
          <table:table-cell office:value-type="float" office:value="45137.33" table:style-name="ce11">
            <text:p><text:s/>45.137,33<text:s/></text:p>
          </table:table-cell>
          <table:table-cell office:value-type="float" office:value="0" table:formula="of:=[.C80]-[.J80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201050401001</text:p>
          </table:table-cell>
          <table:table-cell office:value-type="string" table:style-name="ce1">
            <text:p>DECIMO TERCER SUELDO</text:p>
          </table:table-cell>
          <table:table-cell office:value-type="float" office:value="8881.77" table:style-name="ce11">
            <text:p><text:s/>8.881,7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881.77" table:style-name="ce11">
            <text:p><text:s/>8.881,77<text:s/></text:p>
          </table:table-cell>
          <table:table-cell office:value-type="float" office:value="0" table:formula="of:=[.C81]-[.J8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201050401006</text:p>
          </table:table-cell>
          <table:table-cell office:value-type="string" table:style-name="ce1">
            <text:p>LIQUIDACION DE HABERES</text:p>
          </table:table-cell>
          <table:table-cell office:value-type="float" office:value="1739.99" table:style-name="ce11">
            <text:p><text:s/>1.739,9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739.99" table:style-name="ce11">
            <text:p><text:s/>1.739,99<text:s/></text:p>
          </table:table-cell>
          <table:table-cell office:value-type="float" office:value="0" table:formula="of:=[.C82]-[.J8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201050301009</text:p>
          </table:table-cell>
          <table:table-cell office:value-type="string" table:style-name="ce1">
            <text:p>RETENCION PENSION ALIMENTICIA</text:p>
          </table:table-cell>
          <table:table-cell office:value-type="float" office:value="1050.74" table:style-name="ce11">
            <text:p><text:s/>1.050,7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50.74" table:style-name="ce11">
            <text:p><text:s/>1.050,74<text:s/></text:p>
          </table:table-cell>
          <table:table-cell office:value-type="float" office:value="0" table:formula="of:=[.C83]-[.J8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3">
            <text:p>201050401003</text:p>
          </table:table-cell>
          <table:table-cell office:value-type="string" table:style-name="ce14">
            <text:p>VACACIONES</text:p>
          </table:table-cell>
          <table:table-cell office:value-type="float" office:value="206481.63" table:style-name="ce15">
            <text:p><text:s/>206.481,6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06481.63" table:style-name="ce11">
            <text:p><text:s/>206.481,63<text:s/></text:p>
          </table:table-cell>
          <table:table-cell office:value-type="float" office:value="0" table:formula="of:=[.C84]-[.J8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201070101003</text:p>
          </table:table-cell>
          <table:table-cell office:value-type="string" table:style-name="ce17">
            <text:p>DEPOSITO EN GARANTIA CLIENTES</text:p>
          </table:table-cell>
          <table:table-cell office:value-type="float" office:value="53223.62" table:style-name="ce18">
            <text:p><text:s/>53.223,62<text:s/></text:p>
          </table:table-cell>
          <table:table-cell office:value-type="string" table:style-name="ce8">
            <text:p>537</text:p>
          </table:table-cell>
          <table:table-cell office:value-type="string" table:style-name="ce9">
            <text:p>PASIVO CORRIENTE POR GARANTIA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53223.62" table:style-name="ce11">
            <text:p><text:s/>53.223,62<text:s/></text:p>
          </table:table-cell>
          <table:table-cell office:value-type="float" office:value="0" table:formula="of:=[.C85]-[.J8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201070101001</text:p>
          </table:table-cell>
          <table:table-cell office:value-type="string" table:style-name="ce17">
            <text:p>ANTICIPO DE CLIENTES</text:p>
          </table:table-cell>
          <table:table-cell office:value-type="float" office:value="44893.14" table:style-name="ce18">
            <text:p><text:s/>44.893,14<text:s/></text:p>
          </table:table-cell>
          <table:table-cell office:value-type="string" table:style-name="ce8">
            <text:p>545</text:p>
          </table:table-cell>
          <table:table-cell office:value-type="string" table:style-name="ce9">
            <text:p>PASIVO POR INGRESOS DIFERIDOS ( ANTICIPO CLIENTES )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44893.14" table:style-name="ce11">
            <text:p><text:s/>44.893,14<text:s/></text:p>
          </table:table-cell>
          <table:table-cell office:value-type="float" office:value="0" table:formula="of:=[.C86]-[.J8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table:style-name="ce16"/>
          <table:table-cell table:style-name="ce17"/>
          <table:table-cell table:style-name="ce18"/>
          <table:table-cell office:value-type="string" table:style-name="ce19">
            <text:p>550</text:p>
          </table:table-cell>
          <table:table-cell office:value-type="string" table:style-name="ce22">
            <text:p>TOTAL DE PASIVO CORRIENTE</text:p>
          </table:table-cell>
          <table:table-cell table:style-name="ce22"/>
          <table:table-cell table:style-name="ce10"/>
          <table:table-cell table:number-columns-repeated="3" table:style-name="ce11"/>
          <table:table-cell office:value-type="float" office:value="0" table:formula="of:=[.C87]-[.J8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202040101001</text:p>
          </table:table-cell>
          <table:table-cell office:value-type="string" table:style-name="ce17">
            <text:p>CUENTAS POR PAGAR ACCIONISTAS</text:p>
          </table:table-cell>
          <table:table-cell office:value-type="float" office:value="306510.12" table:style-name="ce18">
            <text:p><text:s/>306.510,12<text:s/></text:p>
          </table:table-cell>
          <table:table-cell office:value-type="string" table:style-name="ce8">
            <text:p>557</text:p>
          </table:table-cell>
          <table:table-cell office:value-type="string" table:style-name="ce9">
            <text:p>OTRAS CUENTAS Y DOCUMENTOS POR PAGAR ACCIONISTA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306510.12" table:style-name="ce11">
            <text:p><text:s/>306.510,12<text:s/></text:p>
          </table:table-cell>
          <table:table-cell office:value-type="float" office:value="0" table:formula="of:=[.C88]-[.J8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202050101001</text:p>
          </table:table-cell>
          <table:table-cell office:value-type="string" table:style-name="ce17">
            <text:p>JUBILACION PATRONAL</text:p>
          </table:table-cell>
          <table:table-cell office:value-type="float" office:value="335648.34" table:style-name="ce18">
            <text:p><text:s/>335.648,34<text:s/></text:p>
          </table:table-cell>
          <table:table-cell office:value-type="string" table:style-name="ce8">
            <text:p>573</text:p>
          </table:table-cell>
          <table:table-cell office:value-type="string" table:style-name="ce9">
            <text:p>JUBILACION PATRONAL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335648.34" table:style-name="ce11">
            <text:p><text:s/>335.648,34<text:s/></text:p>
          </table:table-cell>
          <table:table-cell office:value-type="float" office:value="0" table:formula="of:=[.C89]-[.J8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202050101002</text:p>
          </table:table-cell>
          <table:table-cell office:value-type="string" table:style-name="ce17">
            <text:p>DESAHUCIO</text:p>
          </table:table-cell>
          <table:table-cell office:value-type="float" office:value="109892" table:style-name="ce18">
            <text:p><text:s/>109.892,00<text:s/></text:p>
          </table:table-cell>
          <table:table-cell office:value-type="string" table:style-name="ce8">
            <text:p>574</text:p>
          </table:table-cell>
          <table:table-cell office:value-type="string" table:style-name="ce9">
            <text:p>DESAHUCI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109892" table:style-name="ce11">
            <text:p><text:s/>109.892,00<text:s/></text:p>
          </table:table-cell>
          <table:table-cell office:value-type="float" office:value="0" table:formula="of:=[.C90]-[.J9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table:style-name="ce16"/>
          <table:table-cell table:style-name="ce17"/>
          <table:table-cell office:value-type="float" office:value="0" table:style-name="ce18">
            <text:p><text:s/>-<text:s/></text:p>
          </table:table-cell>
          <table:table-cell office:value-type="string" table:style-name="ce19">
            <text:p>589</text:p>
          </table:table-cell>
          <table:table-cell office:value-type="string" table:style-name="ce22">
            <text:p>TOTAL DE PASIVO NO CORRIENTE</text:p>
          </table:table-cell>
          <table:table-cell table:style-name="ce22"/>
          <table:table-cell table:style-name="ce10"/>
          <table:table-cell table:number-columns-repeated="2" table:style-name="ce11"/>
          <table:table-cell office:value-type="float" office:value="0" table:style-name="ce11">
            <text:p><text:s/>-<text:s/></text:p>
          </table:table-cell>
          <table:table-cell office:value-type="float" office:value="0" table:formula="of:=[.C91]-[.J9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table:style-name="ce16"/>
          <table:table-cell table:style-name="ce17"/>
          <table:table-cell office:value-type="float" office:value="0" table:style-name="ce18">
            <text:p><text:s/>-<text:s/></text:p>
          </table:table-cell>
          <table:table-cell office:value-type="string" table:style-name="ce19">
            <text:p>599</text:p>
          </table:table-cell>
          <table:table-cell office:value-type="string" table:style-name="ce22">
            <text:p>TOTAL DE PASIVOS</text:p>
          </table:table-cell>
          <table:table-cell table:style-name="ce22"/>
          <table:table-cell table:style-name="ce10"/>
          <table:table-cell table:number-columns-repeated="2" table:style-name="ce11"/>
          <table:table-cell office:value-type="float" office:value="0" table:style-name="ce11">
            <text:p><text:s/>-<text:s/></text:p>
          </table:table-cell>
          <table:table-cell office:value-type="float" office:value="0" table:formula="of:=[.C92]-[.J9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301010101001</text:p>
          </table:table-cell>
          <table:table-cell office:value-type="string" table:style-name="ce17">
            <text:p>CAPITAL SOCIAL</text:p>
          </table:table-cell>
          <table:table-cell office:value-type="float" office:value="1608300" table:style-name="ce18">
            <text:p><text:s/>1.608.300,00<text:s/></text:p>
          </table:table-cell>
          <table:table-cell office:value-type="string" table:style-name="ce8">
            <text:p>601</text:p>
          </table:table-cell>
          <table:table-cell office:value-type="string" table:style-name="ce9">
            <text:p>CAPITAL SUSCRITO Y/O ASIGNAD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1608300" table:style-name="ce11">
            <text:p><text:s/>1.608.300,00<text:s/></text:p>
          </table:table-cell>
          <table:table-cell office:value-type="float" office:value="0" table:formula="of:=[.C93]-[.J9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304010101001</text:p>
          </table:table-cell>
          <table:table-cell office:value-type="string" table:style-name="ce17">
            <text:p>RESERVA LEGAL</text:p>
          </table:table-cell>
          <table:table-cell office:value-type="float" office:value="619400.47" table:style-name="ce18">
            <text:p><text:s/>619.400,47<text:s/></text:p>
          </table:table-cell>
          <table:table-cell office:value-type="string" table:style-name="ce8">
            <text:p>604</text:p>
          </table:table-cell>
          <table:table-cell office:value-type="string" table:style-name="ce9">
            <text:p>RESERVA LEGAL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619400.47" table:style-name="ce11">
            <text:p><text:s/>619.400,47<text:s/></text:p>
          </table:table-cell>
          <table:table-cell office:value-type="float" office:value="0" table:formula="of:=[.C94]-[.J9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304020101001</text:p>
          </table:table-cell>
          <table:table-cell office:value-type="string" table:style-name="ce17">
            <text:p>RESERVA FACULTATIVA Y ESTATUTARIA</text:p>
          </table:table-cell>
          <table:table-cell office:value-type="float" office:value="6999.56" table:style-name="ce18">
            <text:p><text:s/>6.999,56<text:s/></text:p>
          </table:table-cell>
          <table:table-cell office:value-type="string" table:style-name="ce8">
            <text:p>605</text:p>
          </table:table-cell>
          <table:table-cell office:value-type="string" table:style-name="ce9">
            <text:p>RESERVA FACULTATIVA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6999.56" table:style-name="ce11">
            <text:p><text:s/>6.999,56<text:s/></text:p>
          </table:table-cell>
          <table:table-cell office:value-type="float" office:value="0" table:formula="of:=[.C95]-[.J9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305020101001</text:p>
          </table:table-cell>
          <table:table-cell office:value-type="string" table:style-name="ce17">
            <text:p>SUPERAVIT POR REVALUACION DE PROPIEDAD PLANTA Y EQUIPO</text:p>
          </table:table-cell>
          <table:table-cell office:value-type="float" office:value="27785.96" table:style-name="ce18">
            <text:p><text:s/>27.785,96<text:s/></text:p>
          </table:table-cell>
          <table:table-cell office:value-type="string" table:style-name="ce8">
            <text:p>610</text:p>
          </table:table-cell>
          <table:table-cell office:value-type="string" table:style-name="ce9">
            <text:p>SUPERAVIT POR REVALUACION DE INVERSION (PROPIEDAD PLANTA Y EQUIPO)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27785.96" table:style-name="ce11">
            <text:p><text:s/>27.785,96<text:s/></text:p>
          </table:table-cell>
          <table:table-cell office:value-type="float" office:value="0" table:formula="of:=[.C96]-[.J9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306010101001</text:p>
          </table:table-cell>
          <table:table-cell office:value-type="string" table:style-name="ce17">
            <text:p>GANANCIA ACUMULADA DE PERIODOS ANTERIORES</text:p>
          </table:table-cell>
          <table:table-cell office:value-type="float" office:value="6110564.0700000003" table:style-name="ce18">
            <text:p><text:s/>6.110.564,07<text:s/></text:p>
          </table:table-cell>
          <table:table-cell office:value-type="string" table:style-name="ce8">
            <text:p>611</text:p>
          </table:table-cell>
          <table:table-cell office:value-type="string" table:style-name="ce9">
            <text:p>UTILIDADES ACUMULADAS DE EJERCICIOS ANTERIORE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6110564.0700000003" table:style-name="ce11">
            <text:p><text:s/>6.110.564,07<text:s/></text:p>
          </table:table-cell>
          <table:table-cell office:value-type="float" office:value="0" table:formula="of:=[.C97]-[.J97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306020101001</text:p>
          </table:table-cell>
          <table:table-cell office:value-type="string" table:style-name="ce17">
            <text:p>RESULTADOS ACUMULADOS PROVENIENTES DE LA ADOPCION POR PRIMERA VEZ</text:p>
          </table:table-cell>
          <table:table-cell office:value-type="float" office:value="971338.87" table:style-name="ce18">
            <text:p><text:s/>971.338,87<text:s/></text:p>
          </table:table-cell>
          <table:table-cell office:value-type="string" table:style-name="ce8">
            <text:p>614</text:p>
          </table:table-cell>
          <table:table-cell office:value-type="string" table:style-name="ce9">
            <text:p>RESULTADOS ACUMULADOS POR ADOPCION POR PRIMERA VEZ DE LAS NIFF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971338.87" table:style-name="ce11">
            <text:p><text:s/>971.338,87<text:s/></text:p>
          </table:table-cell>
          <table:table-cell office:value-type="float" office:value="0" table:formula="of:=[.C98]-[.J98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305040101001</text:p>
          </table:table-cell>
          <table:table-cell office:value-type="string" table:style-name="ce17">
            <text:p>PERDIDAS Y GANANCIAS ACTUARIALES RECONOCIDAS ORI</text:p>
          </table:table-cell>
          <table:table-cell office:value-type="float" office:value="64643.040000000001" table:style-name="ce18">
            <text:p><text:s/>64.643,04<text:s/></text:p>
          </table:table-cell>
          <table:table-cell office:value-type="string" table:style-name="ce8">
            <text:p>621</text:p>
          </table:table-cell>
          <table:table-cell office:value-type="string" table:style-name="ce9">
            <text:p>GANANCIAS Y PERDIDAS ACUMULADAS POR INVERSIONES EN INSTRUMENTO DE PATRIMONI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64643.040000000001" table:style-name="ce11">
            <text:p><text:s/>64.643,04<text:s/></text:p>
          </table:table-cell>
          <table:table-cell office:value-type="float" office:value="0" table:formula="of:=[.C99]-[.J99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306010101003</text:p>
          </table:table-cell>
          <table:table-cell office:value-type="string" table:style-name="ce6">
            <text:p>CORRECCION DE RESULTADOS A</text:p>
          </table:table-cell>
          <table:table-cell office:value-type="float" office:value="284904.99" table:style-name="ce24">
            <text:p><text:s/>284.904,99<text:s/></text:p>
          </table:table-cell>
          <table:table-cell office:value-type="string" table:number-columns-spanned="1" table:number-rows-spanned="2" table:style-name="ce35">
            <text:p>623</text:p>
          </table:table-cell>
          <table:table-cell office:value-type="string" table:number-columns-spanned="1" table:number-rows-spanned="2" table:style-name="ce36">
            <text:p>GANANCIA Y PERDIDA ACTUARIALES ACUMULADAS</text:p>
          </table:table-cell>
          <table:table-cell table:number-columns-spanned="1" table:number-rows-spanned="2" table:style-name="ce37"/>
          <table:table-cell table:number-columns-repeated="3" table:style-name="ce10"/>
          <table:table-cell office:value-type="float" office:value="284904.99" table:style-name="ce10">
            <text:p><text:s/>284.904,99<text:s/></text:p>
          </table:table-cell>
          <table:table-cell office:value-type="float" office:value="0" table:formula="of:=[.C100]-[.J100]" table:style-name="ce10">
            <text:p><text:s/>-<text:s/></text:p>
          </table:table-cell>
          <table:table-cell table:style-name="ce25"/>
          <table:table-cell table:number-columns-repeated="16372"/>
        </table:table-row>
        <table:table-row table:style-name="ro2">
          <table:table-cell office:value-type="string" table:style-name="ce13">
            <text:p>305040101002</text:p>
          </table:table-cell>
          <table:table-cell office:value-type="string" table:style-name="ce14">
            <text:p>GASTO POR IMPUESTO A LA GANANCIA DIFERIDO</text:p>
          </table:table-cell>
          <table:table-cell office:value-type="float" office:value="-18297.89" table:style-name="ce26">
            <text:p><text:s/>-18.297,89<text:s/></text:p>
          </table:table-cell>
          <table:covered-table-cell/>
          <table:covered-table-cell/>
          <table:covered-table-cell/>
          <table:table-cell table:number-columns-repeated="3" table:style-name="ce10"/>
          <table:table-cell office:value-type="float" office:value="-18297.89" table:style-name="ce10">
            <text:p><text:s/>-18.297,89<text:s/></text:p>
          </table:table-cell>
          <table:table-cell office:value-type="float" office:value="0" table:formula="of:=[.C101]-[.J101]" table:style-name="ce10">
            <text:p><text:s/>-<text:s/></text:p>
          </table:table-cell>
          <table:table-cell table:style-name="ce25"/>
          <table:table-cell table:number-columns-repeated="16372"/>
        </table:table-row>
        <table:table-row table:style-name="ro2">
          <table:table-cell table:style-name="ce13"/>
          <table:table-cell table:style-name="ce14"/>
          <table:table-cell table:style-name="ce15"/>
          <table:table-cell table:style-name="ce27"/>
          <table:table-cell table:number-columns-repeated="2" table:style-name="ce28"/>
          <table:table-cell table:style-name="ce10"/>
          <table:table-cell table:number-columns-repeated="4" table:style-name="ce11"/>
          <table:table-cell table:number-columns-repeated="16373" table:style-name="ce1"/>
        </table:table-row>
        <table:table-row table:style-name="ro2">
          <table:table-cell office:value-type="string" table:style-name="ce16">
            <text:p>410101010009</text:p>
          </table:table-cell>
          <table:table-cell office:value-type="string" table:style-name="ce17">
            <text:p>VENTA CAJA DE CAMARON</text:p>
          </table:table-cell>
          <table:table-cell office:value-type="float" office:value="0" table:style-name="ce18">
            <text:p><text:s/>-<text:s/></text:p>
          </table:table-cell>
          <table:table-cell office:value-type="string" table:style-name="ce8">
            <text:p>6001</text:p>
          </table:table-cell>
          <table:table-cell office:value-type="string" table:style-name="ce9">
            <text:p>INGRESOS DE ACTIVIDADES ORDINARIA GRAVADAS CON TARIFA DIFERENTE A CER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0" table:style-name="ce11">
            <text:p><text:s/>-<text:s/></text:p>
          </table:table-cell>
          <table:table-cell office:value-type="float" office:value="0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410101010008</text:p>
          </table:table-cell>
          <table:table-cell office:value-type="string" table:style-name="ce6">
            <text:p>VENTA AGENDAS</text:p>
          </table:table-cell>
          <table:table-cell office:value-type="float" office:value="12303.66" table:style-name="ce7">
            <text:p><text:s/>12.303,66<text:s/></text:p>
          </table:table-cell>
          <table:table-cell office:value-type="string" table:number-columns-spanned="1" table:number-rows-spanned="16" table:style-name="ce32">
            <text:p>6003</text:p>
          </table:table-cell>
          <table:table-cell office:value-type="string" table:number-columns-spanned="1" table:number-rows-spanned="16" table:style-name="ce33">
            <text:p>INGRESOS DE ACTIVIDADES ORDINARIA GRAVADAS CON TARIFA CERO</text:p>
          </table:table-cell>
          <table:table-cell table:number-columns-spanned="1" table:number-rows-spanned="16" table:style-name="ce34"/>
          <table:table-cell table:style-name="ce10"/>
          <table:table-cell table:number-columns-repeated="2" table:style-name="ce11"/>
          <table:table-cell office:value-type="float" office:value="13247.16" table:style-name="ce11">
            <text:p><text:s/>13.247,16<text:s/></text:p>
          </table:table-cell>
          <table:table-cell office:value-type="float" office:value="-943.5" table:formula="of:=[.C104]-[.J104]" table:style-name="ce11">
            <text:p><text:s/>-943,50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02</text:p>
          </table:table-cell>
          <table:table-cell office:value-type="string" table:style-name="ce1">
            <text:p>VENTA CAJAS</text:p>
          </table:table-cell>
          <table:table-cell office:value-type="float" office:value="1724196.95" table:style-name="ce11">
            <text:p><text:s/>1.724.196,9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783351.63" table:style-name="ce11">
            <text:p><text:s/>1.783.351,63<text:s/></text:p>
          </table:table-cell>
          <table:table-cell office:value-type="float" office:value="-59154.679999999935" table:formula="of:=[.C105]-[.J105]" table:style-name="ce11">
            <text:p><text:s/>-59.154,68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09</text:p>
          </table:table-cell>
          <table:table-cell office:value-type="string" table:style-name="ce1">
            <text:p>VENTA CAJAS DE CAMARON</text:p>
          </table:table-cell>
          <table:table-cell office:value-type="float" office:value="9148433.3499999996" table:style-name="ce11">
            <text:p><text:s/>9.148.433,3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4862456.77" table:style-name="ce11">
            <text:p><text:s/>14.862.456,77<text:s/></text:p>
          </table:table-cell>
          <table:table-cell office:value-type="float" office:value="-5714023.4199999999" table:formula="of:=[.C106]-[.J106]" table:style-name="ce11">
            <text:p><text:s/>-5.714.023,42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14</text:p>
          </table:table-cell>
          <table:table-cell office:value-type="string" table:style-name="ce1">
            <text:p>VENTA CAJAS DE SEGUNDA</text:p>
          </table:table-cell>
          <table:table-cell office:value-type="float" office:value="67212.67" table:style-name="ce11">
            <text:p><text:s/>67.212,6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7386.600000000006" table:style-name="ce11">
            <text:p><text:s/>67.386,60<text:s/></text:p>
          </table:table-cell>
          <table:table-cell office:value-type="float" office:value="-173.93000000000757" table:formula="of:=[.C107]-[.J107]" table:style-name="ce11">
            <text:p><text:s/>-173,93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31</text:p>
          </table:table-cell>
          <table:table-cell office:value-type="string" table:style-name="ce1">
            <text:p>VENTA CONGELADOS CANASTILLAS</text:p>
          </table:table-cell>
          <table:table-cell office:value-type="float" office:value="1789238.64" table:style-name="ce11">
            <text:p><text:s/>1.789.238,6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61345.64" table:style-name="ce11">
            <text:p><text:s/>1.861.345,64<text:s/></text:p>
          </table:table-cell>
          <table:table-cell office:value-type="float" office:value="-72107" table:formula="of:=[.C108]-[.J108]" table:style-name="ce11">
            <text:p><text:s/>-72.107,00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32</text:p>
          </table:table-cell>
          <table:table-cell office:value-type="string" table:style-name="ce1">
            <text:p>VENTA CONGELADOS OTROS</text:p>
          </table:table-cell>
          <table:table-cell office:value-type="float" office:value="458233.53" table:style-name="ce11">
            <text:p><text:s/>458.233,5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58233.53" table:style-name="ce11">
            <text:p><text:s/>458.233,53<text:s/></text:p>
          </table:table-cell>
          <table:table-cell office:value-type="float" office:value="0" table:formula="of:=[.C109]-[.J109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01</text:p>
          </table:table-cell>
          <table:table-cell office:value-type="string" table:style-name="ce1">
            <text:p>VENTA ETIQUETAS</text:p>
          </table:table-cell>
          <table:table-cell office:value-type="float" office:value="478657.57" table:style-name="ce11">
            <text:p><text:s/>478.657,5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95859.05" table:style-name="ce11">
            <text:p><text:s/>495.859,05<text:s/></text:p>
          </table:table-cell>
          <table:table-cell office:value-type="float" office:value="-17201.479999999981" table:formula="of:=[.C110]-[.J110]" table:style-name="ce11">
            <text:p><text:s/>-17.201,48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05</text:p>
          </table:table-cell>
          <table:table-cell office:value-type="string" table:style-name="ce1">
            <text:p>VENTA FOLLETOS</text:p>
          </table:table-cell>
          <table:table-cell office:value-type="float" office:value="29241.3" table:style-name="ce11">
            <text:p><text:s/>29.241,3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2879.339999999997" table:style-name="ce11">
            <text:p><text:s/>32.879,34<text:s/></text:p>
          </table:table-cell>
          <table:table-cell office:value-type="float" office:value="-3638.0399999999972" table:formula="of:=[.C111]-[.J111]" table:style-name="ce11">
            <text:p><text:s/>-3.638,04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07</text:p>
          </table:table-cell>
          <table:table-cell office:value-type="string" table:style-name="ce1">
            <text:p>VENTA LIBROS</text:p>
          </table:table-cell>
          <table:table-cell office:value-type="float" office:value="928" table:style-name="ce11">
            <text:p><text:s/>928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928" table:style-name="ce11">
            <text:p><text:s/>928,00<text:s/></text:p>
          </table:table-cell>
          <table:table-cell office:value-type="float" office:value="0" table:formula="of:=[.C112]-[.J112]" table:style-name="ce11">
            <text:p><text:s/>-<text:s/>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2">
            <text:p>410101010013</text:p>
          </table:table-cell>
          <table:table-cell office:value-type="string" table:style-name="ce1">
            <text:p>VENTA MAT. PRIMA, EMPAQ, SUMINISTROS<text:s text:c="34"/></text:p>
          </table:table-cell>
          <table:table-cell office:value-type="float" office:value="1123.3" table:style-name="ce11">
            <text:p><text:s/>1.123,3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674.5" table:style-name="ce11">
            <text:p><text:s/>3.674,50<text:s/></text:p>
          </table:table-cell>
          <table:table-cell office:value-type="float" office:value="-2551.1999999999998" table:formula="of:=[.C113]-[.J113]" table:style-name="ce11">
            <text:p><text:s/>-2.551,20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410101010003</text:p>
          </table:table-cell>
          <table:table-cell office:value-type="string" table:style-name="ce1">
            <text:p>VENTA MATERIAL POP<text:s text:c="52"/></text:p>
          </table:table-cell>
          <table:table-cell office:value-type="float" office:value="174678.6" table:style-name="ce11">
            <text:p><text:s/>174.678,6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90854.28" table:style-name="ce11">
            <text:p><text:s/>190.854,28<text:s/></text:p>
          </table:table-cell>
          <table:table-cell office:value-type="float" office:value="-16175.679999999993" table:formula="of:=[.C114]-[.J114]" table:style-name="ce11">
            <text:p><text:s/>-16.175,68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410101010004</text:p>
          </table:table-cell>
          <table:table-cell office:value-type="string" table:style-name="ce1">
            <text:p>VENTA PAPELERIA<text:s text:c="55"/></text:p>
          </table:table-cell>
          <table:table-cell office:value-type="float" office:value="27223.23" table:style-name="ce11">
            <text:p><text:s/>27.223,2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7352.35" table:style-name="ce11">
            <text:p><text:s/>27.352,35<text:s/></text:p>
          </table:table-cell>
          <table:table-cell office:value-type="float" office:value="-129.11999999999898" table:formula="of:=[.C115]-[.J115]" table:style-name="ce11">
            <text:p><text:s/>-129,12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410101010030</text:p>
          </table:table-cell>
          <table:table-cell office:value-type="string" table:style-name="ce1">
            <text:p>VENTA DE PRODUCTOS DE TERCERO</text:p>
          </table:table-cell>
          <table:table-cell office:value-type="float" office:value="693" table:style-name="ce11">
            <text:p><text:s/>693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93" table:style-name="ce11">
            <text:p><text:s/>693,00<text:s/></text:p>
          </table:table-cell>
          <table:table-cell office:value-type="float" office:value="0" table:formula="of:=[.C116]-[.J11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410101010011</text:p>
          </table:table-cell>
          <table:table-cell office:value-type="string" table:style-name="ce1">
            <text:p>VENTA DE PRODUCTOS RECICLAJE</text:p>
          </table:table-cell>
          <table:table-cell office:value-type="float" office:value="603.87" table:style-name="ce11">
            <text:p><text:s/>603,8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03.87" table:style-name="ce11">
            <text:p><text:s/>603,87<text:s/></text:p>
          </table:table-cell>
          <table:table-cell office:value-type="float" office:value="0" table:formula="of:=[.C117]-[.J11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410101010006</text:p>
          </table:table-cell>
          <table:table-cell office:value-type="string" table:style-name="ce1">
            <text:p>VENTA DE REVISTA</text:p>
          </table:table-cell>
          <table:table-cell office:value-type="float" office:value="2741.4" table:style-name="ce11">
            <text:p><text:s/>2.741,4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741.4" table:style-name="ce11">
            <text:p><text:s/>2.741,40<text:s/></text:p>
          </table:table-cell>
          <table:table-cell office:value-type="float" office:value="0" table:formula="of:=[.C118]-[.J11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3">
            <text:p>410101010012</text:p>
          </table:table-cell>
          <table:table-cell office:value-type="string" table:style-name="ce14">
            <text:p>VENTA CORRUGADOS</text:p>
          </table:table-cell>
          <table:table-cell office:value-type="float" office:value="869033.88" table:style-name="ce15">
            <text:p><text:s/>869.033,8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958547.88" table:style-name="ce11">
            <text:p><text:s/>958.547,88<text:s/></text:p>
          </table:table-cell>
          <table:table-cell office:value-type="float" office:value="-89514" table:formula="of:=[.C119]-[.J119]" table:style-name="ce11">
            <text:p><text:s/>-89.514,0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410102010001</text:p>
          </table:table-cell>
          <table:table-cell office:value-type="string" table:style-name="ce1">
            <text:p>VENTAS DE DE FLETES LOCALES Y OTROS SERVICIO</text:p>
          </table:table-cell>
          <table:table-cell office:value-type="float" office:value="1051.27" table:style-name="ce11">
            <text:p><text:s/>1.051,27<text:s/></text:p>
          </table:table-cell>
          <table:table-cell office:value-type="string" table:style-name="ce8">
            <text:p>6007</text:p>
          </table:table-cell>
          <table:table-cell office:value-type="string" table:style-name="ce9">
            <text:p>PRESTACION LOCAL DE SERVICIOS GRAVADOS CON TARIFA 0%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5192.4399999999996" table:style-name="ce11">
            <text:p><text:s/>5.192,44<text:s/></text:p>
          </table:table-cell>
          <table:table-cell office:value-type="float" office:value="-4141.17" table:formula="of:=[.C120]-[.J120]" table:style-name="ce11">
            <text:p><text:s/>-4.141,17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410101030010</text:p>
          </table:table-cell>
          <table:table-cell office:value-type="string" table:style-name="ce1">
            <text:p>VENTA DE CAJA CAMARON EXPORTACION</text:p>
          </table:table-cell>
          <table:table-cell office:value-type="float" office:value="1382505.75" table:style-name="ce11">
            <text:p><text:s/>1.382.505,75<text:s/></text:p>
          </table:table-cell>
          <table:table-cell office:value-type="string" table:number-columns-spanned="1" table:number-rows-spanned="3" table:style-name="ce32">
            <text:p>6009</text:p>
          </table:table-cell>
          <table:table-cell office:value-type="string" table:number-columns-spanned="1" table:number-rows-spanned="3" table:style-name="ce33">
            <text:p>VENTA DE BIENES DE EXPORTACIONES NETAS</text:p>
          </table:table-cell>
          <table:table-cell table:number-columns-spanned="1" table:number-rows-spanned="3" table:style-name="ce34"/>
          <table:table-cell table:style-name="ce10"/>
          <table:table-cell table:number-columns-repeated="2" table:style-name="ce11"/>
          <table:table-cell office:value-type="float" office:value="1409860.56" table:style-name="ce11">
            <text:p><text:s/>1.409.860,56<text:s/></text:p>
          </table:table-cell>
          <table:table-cell office:value-type="float" office:value="-27354.810000000056" table:formula="of:=[.C121]-[.J121]" table:style-name="ce11">
            <text:p><text:s/>-27.354,81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410101030033</text:p>
          </table:table-cell>
          <table:table-cell office:value-type="string" table:style-name="ce1">
            <text:p>VENTA DE EXPORTACION PRODUCTOS DE RECICLAJE</text:p>
          </table:table-cell>
          <table:table-cell office:value-type="float" office:value="3783.67" table:style-name="ce11">
            <text:p><text:s/>3.783,6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783.67" table:style-name="ce11">
            <text:p><text:s/>3.783,67<text:s/></text:p>
          </table:table-cell>
          <table:table-cell office:value-type="float" office:value="0" table:formula="of:=[.C122]-[.J12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410101030031</text:p>
          </table:table-cell>
          <table:table-cell office:value-type="string" table:style-name="ce1">
            <text:p>VENTA DE PRODUCTOS DE TECERO EXPORTACION</text:p>
          </table:table-cell>
          <table:table-cell office:value-type="float" office:value="565941.9" table:style-name="ce11">
            <text:p><text:s/>565.941,9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67101.52" table:style-name="ce11">
            <text:p><text:s/>567.101,52<text:s/></text:p>
          </table:table-cell>
          <table:table-cell office:value-type="float" office:value="-1159.6199999999953" table:formula="of:=[.C123]-[.J123]" table:style-name="ce11">
            <text:p><text:s/>-1.159,62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410101030032</text:p>
          </table:table-cell>
          <table:table-cell office:value-type="string" table:style-name="ce1">
            <text:p>VENTA DE FELETES Y OTROS SERVICIO</text:p>
          </table:table-cell>
          <table:table-cell office:value-type="float" office:value="96785" table:style-name="ce11">
            <text:p><text:s/>96.785,00<text:s/></text:p>
          </table:table-cell>
          <table:table-cell office:value-type="string" table:style-name="ce8">
            <text:p>6011</text:p>
          </table:table-cell>
          <table:table-cell office:value-type="string" table:style-name="ce9">
            <text:p>VENTA DE EXPORTACIONES DE SERVICIO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96795" table:style-name="ce11">
            <text:p><text:s/>96.795,00<text:s/></text:p>
          </table:table-cell>
          <table:table-cell office:value-type="float" office:value="-10" table:formula="of:=[.C124]-[.J124]" table:style-name="ce11">
            <text:p><text:s/>-10,0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40101030013</text:p>
          </table:table-cell>
          <table:table-cell office:value-type="string" table:style-name="ce1">
            <text:p>INGRESO POR REEMBOLSO</text:p>
          </table:table-cell>
          <table:table-cell office:value-type="float" office:value="4081.51" table:style-name="ce11">
            <text:p><text:s/>4.081,51<text:s/></text:p>
          </table:table-cell>
          <table:table-cell office:value-type="string" table:style-name="ce8">
            <text:p>6115</text:p>
          </table:table-cell>
          <table:table-cell office:value-type="string" table:style-name="ce9">
            <text:p>INTERESES CON INSTITUCIONES FINANCIERA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3613.95" table:style-name="ce11">
            <text:p><text:s/>3.613,95<text:s/></text:p>
          </table:table-cell>
          <table:table-cell office:value-type="float" office:value="467.5600000000004" table:formula="of:=[.C125]-[.J125]" table:style-name="ce11">
            <text:p><text:s/>467,56<text:s/>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1"/>
          <table:table-cell table:style-name="ce11"/>
          <table:table-cell office:value-type="string" table:style-name="ce29">
            <text:p>6999</text:p>
          </table:table-cell>
          <table:table-cell office:value-type="string" table:style-name="ce22">
            <text:p>TOTAL INGRESOS</text:p>
          </table:table-cell>
          <table:table-cell table:style-name="ce22"/>
          <table:table-cell table:style-name="ce10"/>
          <table:table-cell table:number-columns-repeated="3" table:style-name="ce11"/>
          <table:table-cell office:value-type="float" office:value="0" table:formula="of:=[.C126]-[.J12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12</text:p>
          </table:table-cell>
          <table:table-cell office:value-type="string" table:style-name="ce1">
            <text:p>BONIFICACIONES PLANTA INDIRECTOS</text:p>
          </table:table-cell>
          <table:table-cell office:value-type="float" office:value="15000" table:style-name="ce11">
            <text:p><text:s/>15.000,00<text:s/></text:p>
          </table:table-cell>
          <table:table-cell office:value-type="string" table:number-columns-spanned="1" table:number-rows-spanned="5" table:style-name="ce32">
            <text:p>7040</text:p>
          </table:table-cell>
          <table:table-cell office:value-type="string" table:number-columns-spanned="1" table:number-rows-spanned="5" table:style-name="ce33">
            <text:p>SUELDOS Y SALARIOS Y DEMAS REMUNERACIONES QUE CONSTITUYEN MATERIA GRAVADA</text:p>
          </table:table-cell>
          <table:table-cell table:number-columns-spanned="1" table:number-rows-spanned="5" table:style-name="ce34"/>
          <table:table-cell table:style-name="ce10"/>
          <table:table-cell table:number-columns-repeated="2" table:style-name="ce11"/>
          <table:table-cell office:value-type="float" office:value="15000" table:style-name="ce11">
            <text:p><text:s/>15.000,00<text:s/></text:p>
          </table:table-cell>
          <table:table-cell office:value-type="float" office:value="0" table:formula="of:=[.C127]-[.J12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2</text:p>
          </table:table-cell>
          <table:table-cell office:value-type="string" table:style-name="ce1">
            <text:p>SOBRETIEMPOS</text:p>
          </table:table-cell>
          <table:table-cell office:value-type="float" office:value="60638.27" table:style-name="ce11">
            <text:p><text:s/>60.638,2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0639.38" table:style-name="ce11">
            <text:p><text:s/>60.639,38<text:s/></text:p>
          </table:table-cell>
          <table:table-cell office:value-type="float" office:value="-1.1100000000005821" table:formula="of:=[.C128]-[.J128]" table:style-name="ce11">
            <text:p><text:s/>-1,11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2</text:p>
          </table:table-cell>
          <table:table-cell office:value-type="string" table:style-name="ce1">
            <text:p>SOBRETIEMPOS</text:p>
          </table:table-cell>
          <table:table-cell office:value-type="float" office:value="181060.7" table:style-name="ce11">
            <text:p><text:s/>181.060,7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1060.7" table:style-name="ce11">
            <text:p><text:s/>181.060,70<text:s/></text:p>
          </table:table-cell>
          <table:table-cell office:value-type="float" office:value="0" table:formula="of:=[.C129]-[.J12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1</text:p>
          </table:table-cell>
          <table:table-cell office:value-type="string" table:style-name="ce1">
            <text:p>SUELDO</text:p>
          </table:table-cell>
          <table:table-cell office:value-type="float" office:value="241718.91" table:style-name="ce11">
            <text:p><text:s/>241.718,9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41718.91" table:style-name="ce11">
            <text:p><text:s/>241.718,91<text:s/></text:p>
          </table:table-cell>
          <table:table-cell office:value-type="float" office:value="0" table:formula="of:=[.C130]-[.J13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1</text:p>
          </table:table-cell>
          <table:table-cell office:value-type="string" table:style-name="ce1">
            <text:p>SUELDO</text:p>
          </table:table-cell>
          <table:table-cell office:value-type="float" office:value="419891.32" table:style-name="ce11">
            <text:p><text:s/>419.891,3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19891.32" table:style-name="ce11">
            <text:p><text:s/>419.891,32<text:s/></text:p>
          </table:table-cell>
          <table:table-cell office:value-type="float" office:value="0" table:formula="of:=[.C131]-[.J13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10</text:p>
          </table:table-cell>
          <table:table-cell office:value-type="string" table:style-name="ce1">
            <text:p>BONIFICACIONES VOLUNTARIAS ADMINISTRACION</text:p>
          </table:table-cell>
          <table:table-cell office:value-type="float" office:value="372.5" table:style-name="ce11">
            <text:p><text:s/>372,50<text:s/></text:p>
          </table:table-cell>
          <table:table-cell office:value-type="string" table:number-columns-spanned="1" table:number-rows-spanned="7" table:style-name="ce32">
            <text:p>7041</text:p>
          </table:table-cell>
          <table:table-cell office:value-type="string" table:number-columns-spanned="1" table:number-rows-spanned="7" table:style-name="ce33">
            <text:p>SUELDOS Y SALARIOS Y DEMAS REMUNERACIONES QUE CONSTITUYEN MATERIA GRAVADA</text:p>
          </table:table-cell>
          <table:table-cell table:number-columns-spanned="1" table:number-rows-spanned="7" table:style-name="ce34"/>
          <table:table-cell table:style-name="ce10"/>
          <table:table-cell table:number-columns-repeated="2" table:style-name="ce11"/>
          <table:table-cell office:value-type="float" office:value="372.5" table:style-name="ce11">
            <text:p><text:s/>372,50<text:s/></text:p>
          </table:table-cell>
          <table:table-cell office:value-type="float" office:value="0" table:formula="of:=[.C132]-[.J13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11</text:p>
          </table:table-cell>
          <table:table-cell office:value-type="string" table:style-name="ce1">
            <text:p>BONIFICACIONES VOLUNTARIAS VENTAS</text:p>
          </table:table-cell>
          <table:table-cell office:value-type="float" office:value="24821" table:style-name="ce11">
            <text:p><text:s/>24.821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4821" table:style-name="ce11">
            <text:p><text:s/>24.821,00<text:s/></text:p>
          </table:table-cell>
          <table:table-cell office:value-type="float" office:value="0" table:formula="of:=[.C133]-[.J13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3</text:p>
          </table:table-cell>
          <table:table-cell office:value-type="string" table:style-name="ce1">
            <text:p>COMISIONES</text:p>
          </table:table-cell>
          <table:table-cell office:value-type="float" office:value="66389.679999999993" table:style-name="ce11">
            <text:p><text:s/>66.389,6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6389.679999999993" table:style-name="ce11">
            <text:p><text:s/>66.389,68<text:s/></text:p>
          </table:table-cell>
          <table:table-cell office:value-type="float" office:value="0" table:formula="of:=[.C134]-[.J13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2</text:p>
          </table:table-cell>
          <table:table-cell office:value-type="string" table:style-name="ce1">
            <text:p>SOBRETIEMPOS</text:p>
          </table:table-cell>
          <table:table-cell office:value-type="float" office:value="7389.93" table:style-name="ce11">
            <text:p><text:s/>7.389,9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389.93" table:style-name="ce11">
            <text:p><text:s/>7.389,93<text:s/></text:p>
          </table:table-cell>
          <table:table-cell office:value-type="float" office:value="0" table:formula="of:=[.C135]-[.J13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2</text:p>
          </table:table-cell>
          <table:table-cell office:value-type="string" table:style-name="ce1">
            <text:p>SOBRETIEMPOS</text:p>
          </table:table-cell>
          <table:table-cell office:value-type="float" office:value="10455.129999999999" table:style-name="ce11">
            <text:p><text:s/>10.455,1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455.129999999999" table:style-name="ce11">
            <text:p><text:s/>10.455,13<text:s/></text:p>
          </table:table-cell>
          <table:table-cell office:value-type="float" office:value="0" table:formula="of:=[.C136]-[.J13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1</text:p>
          </table:table-cell>
          <table:table-cell office:value-type="string" table:style-name="ce1">
            <text:p>SUELDOS</text:p>
          </table:table-cell>
          <table:table-cell office:value-type="float" office:value="246110.74" table:style-name="ce11">
            <text:p><text:s/>246.110,7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46110.74" table:style-name="ce11">
            <text:p><text:s/>246.110,74<text:s/></text:p>
          </table:table-cell>
          <table:table-cell office:value-type="float" office:value="0" table:formula="of:=[.C137]-[.J13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1</text:p>
          </table:table-cell>
          <table:table-cell office:value-type="string" table:style-name="ce1">
            <text:p>SUELDOS</text:p>
          </table:table-cell>
          <table:table-cell office:value-type="float" office:value="163375.78" table:style-name="ce11">
            <text:p><text:s/>163.375,7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63375.78" table:style-name="ce11">
            <text:p><text:s/>163.375,78<text:s/></text:p>
          </table:table-cell>
          <table:table-cell office:value-type="float" office:value="0" table:formula="of:=[.C138]-[.J13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7</text:p>
          </table:table-cell>
          <table:table-cell office:value-type="string" table:style-name="ce1">
            <text:p>DECIMO CUARTO SUELDO</text:p>
          </table:table-cell>
          <table:table-cell office:value-type="float" office:value="12372.65" table:style-name="ce11">
            <text:p><text:s/>12.372,65<text:s/></text:p>
          </table:table-cell>
          <table:table-cell office:value-type="string" table:number-columns-spanned="1" table:number-rows-spanned="6" table:style-name="ce32">
            <text:p>7043</text:p>
          </table:table-cell>
          <table:table-cell office:value-type="string" table:number-columns-spanned="1" table:number-rows-spanned="6" table:style-name="ce33">
            <text:p>BENEFICIO SOCIALES, INDEMNIZACIONES Y OTRAS REMUNERACIONES</text:p>
          </table:table-cell>
          <table:table-cell table:number-columns-spanned="1" table:number-rows-spanned="6" table:style-name="ce34"/>
          <table:table-cell table:style-name="ce10"/>
          <table:table-cell table:number-columns-repeated="2" table:style-name="ce11"/>
          <table:table-cell office:value-type="float" office:value="12394.91" table:style-name="ce11">
            <text:p><text:s/>12.394,91<text:s/></text:p>
          </table:table-cell>
          <table:table-cell office:value-type="float" office:value="-22.260000000000218" table:formula="of:=[.C139]-[.J139]" table:style-name="ce11">
            <text:p><text:s/>-22,26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7</text:p>
          </table:table-cell>
          <table:table-cell office:value-type="string" table:style-name="ce1">
            <text:p>DECIMO CUARTO SUELDO</text:p>
          </table:table-cell>
          <table:table-cell office:value-type="float" office:value="32103.48" table:style-name="ce11">
            <text:p><text:s/>32.103,4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2103.48" table:style-name="ce11">
            <text:p><text:s/>32.103,48<text:s/></text:p>
          </table:table-cell>
          <table:table-cell office:value-type="float" office:value="0" table:formula="of:=[.C140]-[.J14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6</text:p>
          </table:table-cell>
          <table:table-cell office:value-type="string" table:style-name="ce1">
            <text:p>DECIMO TERCER SUELDO</text:p>
          </table:table-cell>
          <table:table-cell office:value-type="float" office:value="26451.75" table:style-name="ce11">
            <text:p><text:s/>26.451,7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6451.75" table:style-name="ce11">
            <text:p><text:s/>26.451,75<text:s/></text:p>
          </table:table-cell>
          <table:table-cell office:value-type="float" office:value="0" table:formula="of:=[.C141]-[.J14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6</text:p>
          </table:table-cell>
          <table:table-cell office:value-type="string" table:style-name="ce1">
            <text:p>DECIMO TERCER SUELDO</text:p>
          </table:table-cell>
          <table:table-cell office:value-type="float" office:value="50034.43" table:style-name="ce11">
            <text:p><text:s/>50.034,4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0034.43" table:style-name="ce11">
            <text:p><text:s/>50.034,43<text:s/></text:p>
          </table:table-cell>
          <table:table-cell office:value-type="float" office:value="0" table:formula="of:=[.C142]-[.J14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8</text:p>
          </table:table-cell>
          <table:table-cell office:value-type="string" table:style-name="ce1">
            <text:p>VACACIONES</text:p>
          </table:table-cell>
          <table:table-cell office:value-type="float" office:value="30225.8" table:style-name="ce11">
            <text:p><text:s/>30.225,8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0225.8" table:style-name="ce11">
            <text:p><text:s/>30.225,80<text:s/></text:p>
          </table:table-cell>
          <table:table-cell office:value-type="float" office:value="0" table:formula="of:=[.C143]-[.J14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8</text:p>
          </table:table-cell>
          <table:table-cell office:value-type="string" table:style-name="ce1">
            <text:p>VACACIONES</text:p>
          </table:table-cell>
          <table:table-cell office:value-type="float" office:value="50088.59" table:style-name="ce11">
            <text:p><text:s/>50.088,5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0239.08" table:style-name="ce11">
            <text:p><text:s/>50.239,08<text:s/></text:p>
          </table:table-cell>
          <table:table-cell office:value-type="float" office:value="-150.49000000000524" table:formula="of:=[.C144]-[.J144]" table:style-name="ce11">
            <text:p><text:s/>-150,49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6</text:p>
          </table:table-cell>
          <table:table-cell office:value-type="string" table:style-name="ce1">
            <text:p>DECIMO CUARTO SUELDO</text:p>
          </table:table-cell>
          <table:table-cell office:value-type="float" office:value="8920.2099999999991" table:style-name="ce11">
            <text:p><text:s/>8.920,21<text:s/></text:p>
          </table:table-cell>
          <table:table-cell office:value-type="string" table:number-columns-spanned="1" table:number-rows-spanned="7" table:style-name="ce32">
            <text:p>7044</text:p>
          </table:table-cell>
          <table:table-cell office:value-type="string" table:number-columns-spanned="1" table:number-rows-spanned="7" table:style-name="ce33">
            <text:p>BENEFICIO SOCIALES, INDEMNIZACIONES Y OTRAS REMUNERACIONES</text:p>
          </table:table-cell>
          <table:table-cell table:number-columns-spanned="1" table:number-rows-spanned="7" table:style-name="ce34"/>
          <table:table-cell table:style-name="ce10"/>
          <table:table-cell table:number-columns-repeated="2" table:style-name="ce11"/>
          <table:table-cell office:value-type="float" office:value="9253.5300000000007" table:style-name="ce11">
            <text:p><text:s/>9.253,53<text:s/></text:p>
          </table:table-cell>
          <table:table-cell office:value-type="float" office:value="-333.32000000000153" table:formula="of:=[.C145]-[.J145]" table:style-name="ce11">
            <text:p><text:s/>-333,32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7</text:p>
          </table:table-cell>
          <table:table-cell office:value-type="string" table:style-name="ce1">
            <text:p>DECIMO CUARTO SUELDO</text:p>
          </table:table-cell>
          <table:table-cell office:value-type="float" office:value="5850.55" table:style-name="ce11">
            <text:p><text:s/>5.850,5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850.55" table:style-name="ce11">
            <text:p><text:s/>5.850,55<text:s/></text:p>
          </table:table-cell>
          <table:table-cell office:value-type="float" office:value="0" table:formula="of:=[.C146]-[.J14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5</text:p>
          </table:table-cell>
          <table:table-cell office:value-type="string" table:style-name="ce1">
            <text:p>DECIMO TERCER SUELDO</text:p>
          </table:table-cell>
          <table:table-cell office:value-type="float" office:value="21003.46" table:style-name="ce11">
            <text:p><text:s/>21.003,4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003.46" table:style-name="ce11">
            <text:p><text:s/>21.003,46<text:s/></text:p>
          </table:table-cell>
          <table:table-cell office:value-type="float" office:value="0" table:formula="of:=[.C147]-[.J14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6</text:p>
          </table:table-cell>
          <table:table-cell office:value-type="string" table:style-name="ce1">
            <text:p>DECIMO TERCER SUELDO</text:p>
          </table:table-cell>
          <table:table-cell office:value-type="float" office:value="22075.5" table:style-name="ce11">
            <text:p><text:s/>22.075,5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075.5" table:style-name="ce11">
            <text:p><text:s/>22.075,50<text:s/></text:p>
          </table:table-cell>
          <table:table-cell office:value-type="float" office:value="0" table:formula="of:=[.C148]-[.J14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20003</text:p>
          </table:table-cell>
          <table:table-cell office:value-type="string" table:style-name="ce1">
            <text:p>MOVILIZACION/TRANSPORTE DEL PERSONAL</text:p>
          </table:table-cell>
          <table:table-cell office:value-type="float" office:value="720" table:style-name="ce11">
            <text:p><text:s/>72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20" table:style-name="ce11">
            <text:p><text:s/>720,00<text:s/></text:p>
          </table:table-cell>
          <table:table-cell office:value-type="float" office:value="0" table:formula="of:=[.C149]-[.J14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7</text:p>
          </table:table-cell>
          <table:table-cell office:value-type="string" table:style-name="ce1">
            <text:p>VACACIONES</text:p>
          </table:table-cell>
          <table:table-cell office:value-type="float" office:value="29605.86" table:style-name="ce11">
            <text:p><text:s/>29.605,8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9605.86" table:style-name="ce11">
            <text:p><text:s/>29.605,86<text:s/></text:p>
          </table:table-cell>
          <table:table-cell office:value-type="float" office:value="0" table:formula="of:=[.C150]-[.J15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8</text:p>
          </table:table-cell>
          <table:table-cell office:value-type="string" table:style-name="ce1">
            <text:p>VACACIONES</text:p>
          </table:table-cell>
          <table:table-cell office:value-type="float" office:value="18253.599999999999" table:style-name="ce11">
            <text:p><text:s/>18.253,6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253.599999999999" table:style-name="ce11">
            <text:p><text:s/>18.253,60<text:s/></text:p>
          </table:table-cell>
          <table:table-cell office:value-type="float" office:value="0" table:formula="of:=[.C151]-[.J15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3</text:p>
          </table:table-cell>
          <table:table-cell office:value-type="string" table:style-name="ce1">
            <text:p>APORTE PATRONAL 12,15%</text:p>
          </table:table-cell>
          <table:table-cell office:value-type="float" office:value="38656.43" table:style-name="ce11">
            <text:p><text:s/>38.656,43<text:s/></text:p>
          </table:table-cell>
          <table:table-cell office:value-type="string" table:number-columns-spanned="1" table:number-rows-spanned="5" table:style-name="ce32">
            <text:p>7046</text:p>
          </table:table-cell>
          <table:table-cell office:value-type="string" table:number-columns-spanned="1" table:number-rows-spanned="5" table:style-name="ce33">
            <text:p>APORTE DE SEGURIDAD SOCIAL (INCLUYE FONDO DE RESERVA)</text:p>
          </table:table-cell>
          <table:table-cell table:number-columns-spanned="1" table:number-rows-spanned="5" table:style-name="ce34"/>
          <table:table-cell table:style-name="ce10"/>
          <table:table-cell table:number-columns-repeated="2" table:style-name="ce11"/>
          <table:table-cell office:value-type="float" office:value="38662.400000000001" table:style-name="ce11">
            <text:p><text:s/>38.662,40<text:s/></text:p>
          </table:table-cell>
          <table:table-cell office:value-type="float" office:value="-5.9700000000011642" table:formula="of:=[.C152]-[.J152]" table:style-name="ce11">
            <text:p><text:s/>-5,97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3</text:p>
          </table:table-cell>
          <table:table-cell office:value-type="string" table:style-name="ce1">
            <text:p>APORTE PATRONAL 12,15%</text:p>
          </table:table-cell>
          <table:table-cell office:value-type="float" office:value="72983.27" table:style-name="ce11">
            <text:p><text:s/>72.983,2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2999.55" table:style-name="ce11">
            <text:p><text:s/>72.999,55<text:s/></text:p>
          </table:table-cell>
          <table:table-cell office:value-type="float" office:value="-16.279999999998836" table:formula="of:=[.C153]-[.J153]" table:style-name="ce11">
            <text:p><text:s/>-16,28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14</text:p>
          </table:table-cell>
          <table:table-cell office:value-type="string" table:style-name="ce1">
            <text:p>APORTE SEGURO DE SALUD TIEMPO PARCIAL</text:p>
          </table:table-cell>
          <table:table-cell office:value-type="float" office:value="27.06" table:style-name="ce11">
            <text:p><text:s/>27,0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7.06" table:style-name="ce11">
            <text:p><text:s/>27,06<text:s/></text:p>
          </table:table-cell>
          <table:table-cell office:value-type="float" office:value="0" table:formula="of:=[.C154]-[.J15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5</text:p>
          </table:table-cell>
          <table:table-cell office:value-type="string" table:style-name="ce1">
            <text:p>FONDO <text:s/>DE RESERVA</text:p>
          </table:table-cell>
          <table:table-cell office:value-type="float" office:value="21173.19" table:style-name="ce11">
            <text:p><text:s/>21.173,1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247.53" table:style-name="ce11">
            <text:p><text:s/>21.247,53<text:s/></text:p>
          </table:table-cell>
          <table:table-cell office:value-type="float" office:value="-74.340000000000146" table:formula="of:=[.C155]-[.J155]" table:style-name="ce11">
            <text:p><text:s/>-74,34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5</text:p>
          </table:table-cell>
          <table:table-cell office:value-type="string" table:style-name="ce1">
            <text:p>FONDO DE RESERVA</text:p>
          </table:table-cell>
          <table:table-cell office:value-type="float" office:value="45872.35" table:style-name="ce11">
            <text:p><text:s/>45.872,3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5899.83" table:style-name="ce11">
            <text:p><text:s/>45.899,83<text:s/></text:p>
          </table:table-cell>
          <table:table-cell office:value-type="float" office:value="-27.480000000003201" table:formula="of:=[.C156]-[.J156]" table:style-name="ce11">
            <text:p><text:s/>-27,48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3</text:p>
          </table:table-cell>
          <table:table-cell office:value-type="string" table:style-name="ce1">
            <text:p>APORTE PATRONAL 12,15%</text:p>
          </table:table-cell>
          <table:table-cell office:value-type="float" office:value="31280.38" table:style-name="ce11">
            <text:p><text:s/>31.280,38<text:s/></text:p>
          </table:table-cell>
          <table:table-cell office:value-type="string" table:number-columns-spanned="1" table:number-rows-spanned="4" table:style-name="ce32">
            <text:p>7047</text:p>
          </table:table-cell>
          <table:table-cell office:value-type="string" table:number-columns-spanned="1" table:number-rows-spanned="4" table:style-name="ce33">
            <text:p>APORTE DE SEGURIDAD SOCIAL (INCLUYE FONDO DE RESERVA)</text:p>
          </table:table-cell>
          <table:table-cell table:number-columns-spanned="1" table:number-rows-spanned="4" table:style-name="ce34"/>
          <table:table-cell table:style-name="ce10"/>
          <table:table-cell table:number-columns-repeated="2" table:style-name="ce11"/>
          <table:table-cell office:value-type="float" office:value="31280.560000000001" table:style-name="ce11">
            <text:p><text:s/>31.280,56<text:s/></text:p>
          </table:table-cell>
          <table:table-cell office:value-type="float" office:value="-0.18000000000029104" table:formula="of:=[.C157]-[.J157]" table:style-name="ce11">
            <text:p><text:s/>-0,18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4</text:p>
          </table:table-cell>
          <table:table-cell office:value-type="string" table:style-name="ce1">
            <text:p>APORTE PATRONAL 12,15%</text:p>
          </table:table-cell>
          <table:table-cell office:value-type="float" office:value="32258.67" table:style-name="ce11">
            <text:p><text:s/>32.258,6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2258.67" table:style-name="ce11">
            <text:p><text:s/>32.258,67<text:s/></text:p>
          </table:table-cell>
          <table:table-cell office:value-type="float" office:value="0" table:formula="of:=[.C158]-[.J15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4</text:p>
          </table:table-cell>
          <table:table-cell office:value-type="string" table:style-name="ce1">
            <text:p>FONDO <text:s/>DE RESERVA</text:p>
          </table:table-cell>
          <table:table-cell office:value-type="float" office:value="17960.490000000002" table:style-name="ce11">
            <text:p><text:s/>17.960,4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7974.650000000001" table:style-name="ce11">
            <text:p><text:s/>17.974,65<text:s/></text:p>
          </table:table-cell>
          <table:table-cell office:value-type="float" office:value="-14.159999999999854" table:formula="of:=[.C159]-[.J159]" table:style-name="ce11">
            <text:p><text:s/>-14,16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5</text:p>
          </table:table-cell>
          <table:table-cell office:value-type="string" table:style-name="ce1">
            <text:p>FONDO <text:s/>DE RESERVA</text:p>
          </table:table-cell>
          <table:table-cell office:value-type="float" office:value="19570.86" table:style-name="ce11">
            <text:p><text:s/>19.570,8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9593.72" table:style-name="ce11">
            <text:p><text:s/>19.593,72<text:s/></text:p>
          </table:table-cell>
          <table:table-cell office:value-type="float" office:value="-22.860000000000582" table:formula="of:=[.C160]-[.J160]" table:style-name="ce11">
            <text:p><text:s/>-22,86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9</text:p>
          </table:table-cell>
          <table:table-cell office:value-type="string" table:style-name="ce1">
            <text:p>HONORARIOS PROFESIONALES</text:p>
          </table:table-cell>
          <table:table-cell office:value-type="float" office:value="28242.22" table:style-name="ce11">
            <text:p><text:s/>28.242,22<text:s/></text:p>
          </table:table-cell>
          <table:table-cell office:value-type="string" table:style-name="ce8">
            <text:p>7049</text:p>
          </table:table-cell>
          <table:table-cell office:value-type="string" table:style-name="ce9">
            <text:p>HONORARIOS PROFESIONALE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28242.22" table:style-name="ce11">
            <text:p><text:s/>28.242,22<text:s/></text:p>
          </table:table-cell>
          <table:table-cell office:value-type="float" office:value="0" table:formula="of:=[.C161]-[.J16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2010001</text:p>
          </table:table-cell>
          <table:table-cell office:value-type="string" table:style-name="ce1">
            <text:p>HONORARIOS PROFESIONALES</text:p>
          </table:table-cell>
          <table:table-cell office:value-type="float" office:value="361055.14" table:style-name="ce11">
            <text:p><text:s/>361.055,14<text:s/></text:p>
          </table:table-cell>
          <table:table-cell office:value-type="string" table:style-name="ce8">
            <text:p>7050</text:p>
          </table:table-cell>
          <table:table-cell office:value-type="string" table:style-name="ce9">
            <text:p>HONORARIOS PROFESIONALES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float" office:value="362385.14" table:style-name="ce11">
            <text:p><text:s/>362.385,14<text:s/></text:p>
          </table:table-cell>
          <table:table-cell office:value-type="float" office:value="-1330" table:formula="of:=[.C162]-[.J162]" table:style-name="ce11">
            <text:p><text:s/>-1.330,0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11</text:p>
          </table:table-cell>
          <table:table-cell office:value-type="string" table:style-name="ce1">
            <text:p>JUBILACION PATRONAL PLANTA DIRECTA</text:p>
          </table:table-cell>
          <table:table-cell office:value-type="float" office:value="28055.7" table:style-name="ce11">
            <text:p><text:s/>28.055,70<text:s/></text:p>
          </table:table-cell>
          <table:table-cell office:value-type="string" table:number-columns-spanned="1" table:number-rows-spanned="2" table:style-name="ce32">
            <text:p>7055</text:p>
          </table:table-cell>
          <table:table-cell office:value-type="string" table:number-columns-spanned="1" table:number-rows-spanned="2" table:style-name="ce33">
            <text:p>JUBILACION PATRONAL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39360.49" table:style-name="ce11">
            <text:p><text:s/>39.360,49<text:s/></text:p>
          </table:table-cell>
          <table:table-cell office:value-type="float" office:value="-11304.789999999997" table:formula="of:=[.C163]-[.J163]" table:style-name="ce11">
            <text:p><text:s/>-11.304,79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11</text:p>
          </table:table-cell>
          <table:table-cell office:value-type="string" table:style-name="ce1">
            <text:p>JUBILACION PATRONAL PLANTA DIRECTA</text:p>
          </table:table-cell>
          <table:table-cell office:value-type="float" office:value="20256.29" table:style-name="ce11">
            <text:p><text:s/>20.256,2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4511.72" table:style-name="ce11">
            <text:p><text:s/>54.511,72<text:s/></text:p>
          </table:table-cell>
          <table:table-cell office:value-type="float" office:value="-34255.43" table:formula="of:=[.C164]-[.J164]" table:style-name="ce11">
            <text:p><text:s/>-34.255,43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11</text:p>
          </table:table-cell>
          <table:table-cell office:value-type="string" table:style-name="ce1">
            <text:p>JUBILACION PATRONAL ADMINISTRATIVO</text:p>
          </table:table-cell>
          <table:table-cell office:value-type="float" office:value="11186.64" table:style-name="ce11">
            <text:p><text:s/>11.186,64<text:s/></text:p>
          </table:table-cell>
          <table:table-cell office:value-type="string" table:number-columns-spanned="1" table:number-rows-spanned="2" table:style-name="ce32">
            <text:p>7056</text:p>
          </table:table-cell>
          <table:table-cell office:value-type="string" table:number-columns-spanned="1" table:number-rows-spanned="2" table:style-name="ce33">
            <text:p>JUBILACION PATRONAL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21735.94" table:style-name="ce11">
            <text:p><text:s/>21.735,94<text:s/></text:p>
          </table:table-cell>
          <table:table-cell office:value-type="float" office:value="-10549.3" table:formula="of:=[.C165]-[.J165]" table:style-name="ce11">
            <text:p><text:s/>-10.549,3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12</text:p>
          </table:table-cell>
          <table:table-cell office:value-type="string" table:style-name="ce1">
            <text:p>JUBILACION PATRONAL VENTA</text:p>
          </table:table-cell>
          <table:table-cell office:value-type="float" office:value="14781.83" table:style-name="ce11">
            <text:p><text:s/>14.781,8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8718.23" table:style-name="ce11">
            <text:p><text:s/>28.718,23<text:s/></text:p>
          </table:table-cell>
          <table:table-cell office:value-type="float" office:value="-13936.4" table:formula="of:=[.C166]-[.J166]" table:style-name="ce11">
            <text:p><text:s/>-13.936,4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10009</text:p>
          </table:table-cell>
          <table:table-cell office:value-type="string" table:style-name="ce1">
            <text:p>DESAHUCIO PLANTA DIRTECTO</text:p>
          </table:table-cell>
          <table:table-cell office:value-type="float" office:value="9309.9500000000007" table:style-name="ce11">
            <text:p><text:s/>9.309,95<text:s/></text:p>
          </table:table-cell>
          <table:table-cell office:value-type="string" table:number-columns-spanned="1" table:number-rows-spanned="2" table:style-name="ce32">
            <text:p>7058</text:p>
          </table:table-cell>
          <table:table-cell office:value-type="string" table:number-columns-spanned="1" table:number-rows-spanned="2" table:style-name="ce33">
            <text:p>DESAHUCIO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17969.41" table:style-name="ce11">
            <text:p><text:s/>17.969,41<text:s/></text:p>
          </table:table-cell>
          <table:table-cell office:value-type="float" office:value="-8659.4599999999991" table:formula="of:=[.C167]-[.J167]" table:style-name="ce11">
            <text:p><text:s/>-8.659,46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10009</text:p>
          </table:table-cell>
          <table:table-cell office:value-type="string" table:style-name="ce1">
            <text:p>DESAHUCIO PLANTAN INDIRECTO</text:p>
          </table:table-cell>
          <table:table-cell office:value-type="float" office:value="6826.75" table:style-name="ce11">
            <text:p><text:s/>6.826,7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176.09" table:style-name="ce11">
            <text:p><text:s/>13.176,09<text:s/></text:p>
          </table:table-cell>
          <table:table-cell office:value-type="float" office:value="-6349.34" table:formula="of:=[.C168]-[.J168]" table:style-name="ce11">
            <text:p><text:s/>-6.349,34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10008</text:p>
          </table:table-cell>
          <table:table-cell office:value-type="string" table:style-name="ce1">
            <text:p>DESAHUCIO ADMINISTRACION</text:p>
          </table:table-cell>
          <table:table-cell office:value-type="float" office:value="5807.02" table:style-name="ce11">
            <text:p><text:s/>5.807,02<text:s/></text:p>
          </table:table-cell>
          <table:table-cell office:value-type="string" table:number-columns-spanned="1" table:number-rows-spanned="2" table:style-name="ce32">
            <text:p>7059</text:p>
          </table:table-cell>
          <table:table-cell office:value-type="string" table:number-columns-spanned="1" table:number-rows-spanned="2" table:style-name="ce33">
            <text:p>DESAHUCIO</text:p>
          </table:table-cell>
          <table:table-cell table:number-columns-spanned="1" table:number-rows-spanned="2" table:style-name="ce34"/>
          <table:table-cell table:style-name="ce10"/>
          <table:table-cell table:number-columns-repeated="2" table:style-name="ce11"/>
          <table:table-cell office:value-type="float" office:value="10791.38" table:style-name="ce11">
            <text:p><text:s/>10.791,38<text:s/></text:p>
          </table:table-cell>
          <table:table-cell office:value-type="float" office:value="-4984.3599999999988" table:formula="of:=[.C169]-[.J169]" table:style-name="ce11">
            <text:p><text:s/>-4.984,36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10009</text:p>
          </table:table-cell>
          <table:table-cell office:value-type="string" table:style-name="ce1">
            <text:p>DESAHUCIO VENTA</text:p>
          </table:table-cell>
          <table:table-cell office:value-type="float" office:value="5824.16" table:style-name="ce11">
            <text:p><text:s/>5.824,1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242.62" table:style-name="ce11">
            <text:p><text:s/>11.242,62<text:s/></text:p>
          </table:table-cell>
          <table:table-cell office:value-type="float" office:value="-5418.4600000000009" table:formula="of:=[.C170]-[.J170]" table:style-name="ce11">
            <text:p><text:s/>-5.418,46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30005</text:p>
          </table:table-cell>
          <table:table-cell office:value-type="string" table:style-name="ce1">
            <text:p>COSTO DE DEPRECIACION DE VEHICULO</text:p>
          </table:table-cell>
          <table:table-cell office:value-type="float" office:value="15574.44" table:style-name="ce11">
            <text:p><text:s/>15.574,44<text:s/></text:p>
          </table:table-cell>
          <table:table-cell office:value-type="string" table:number-columns-spanned="1" table:number-rows-spanned="7" table:style-name="ce32">
            <text:p>7067</text:p>
          </table:table-cell>
          <table:table-cell office:value-type="string" table:number-columns-spanned="1" table:number-rows-spanned="7" table:style-name="ce33">
            <text:p>GASTOS DE DEPRECIACION NO ACELERADA</text:p>
          </table:table-cell>
          <table:table-cell table:number-columns-spanned="1" table:number-rows-spanned="7" table:style-name="ce34"/>
          <table:table-cell table:style-name="ce10"/>
          <table:table-cell table:number-columns-repeated="2" table:style-name="ce11"/>
          <table:table-cell office:value-type="float" office:value="15574.44" table:style-name="ce11">
            <text:p><text:s/>15.574,44<text:s/></text:p>
          </table:table-cell>
          <table:table-cell office:value-type="float" office:value="0" table:formula="of:=[.C171]-[.J17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30004</text:p>
          </table:table-cell>
          <table:table-cell office:value-type="string" table:style-name="ce1">
            <text:p>COSTO DE DEPRECIACION DE EQUIPOS DE COMPUTACION</text:p>
          </table:table-cell>
          <table:table-cell office:value-type="float" office:value="1123.67" table:style-name="ce11">
            <text:p><text:s/>1.123,6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23.67" table:style-name="ce11">
            <text:p><text:s/>1.123,67<text:s/></text:p>
          </table:table-cell>
          <table:table-cell office:value-type="float" office:value="0" table:formula="of:=[.C172]-[.J17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30008</text:p>
          </table:table-cell>
          <table:table-cell office:value-type="string" table:style-name="ce1">
            <text:p>COSTO DE DEPRECIACION DE EQUIPOS DE SEGURIDAD</text:p>
          </table:table-cell>
          <table:table-cell office:value-type="float" office:value="231.04" table:style-name="ce11">
            <text:p><text:s/>231,0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30.48" table:style-name="ce11">
            <text:p><text:s/>330,48<text:s/></text:p>
          </table:table-cell>
          <table:table-cell office:value-type="float" office:value="-99.440000000000026" table:formula="of:=[.C173]-[.J173]" table:style-name="ce11">
            <text:p><text:s/>-99,44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30002</text:p>
          </table:table-cell>
          <table:table-cell office:value-type="string" table:style-name="ce1">
            <text:p>COSTO DE DEPRECIACION DE MAQUINARIAS Y EQUIPOS</text:p>
          </table:table-cell>
          <table:table-cell office:value-type="float" office:value="22720.36" table:style-name="ce11">
            <text:p><text:s/>22.720,3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720.36" table:style-name="ce11">
            <text:p><text:s/>22.720,36<text:s/></text:p>
          </table:table-cell>
          <table:table-cell office:value-type="float" office:value="0" table:formula="of:=[.C174]-[.J17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30001</text:p>
          </table:table-cell>
          <table:table-cell office:value-type="string" table:style-name="ce1">
            <text:p>COSTO DE DEPRECIACION DE MAQUINARIAS Y EQUIPOS</text:p>
          </table:table-cell>
          <table:table-cell office:value-type="float" office:value="516475.96" table:style-name="ce11">
            <text:p><text:s/>516.475,9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16475.96" table:style-name="ce11">
            <text:p><text:s/>516.475,96<text:s/></text:p>
          </table:table-cell>
          <table:table-cell office:value-type="float" office:value="0" table:formula="of:=[.C175]-[.J17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30003</text:p>
          </table:table-cell>
          <table:table-cell office:value-type="string" table:style-name="ce1">
            <text:p>COSTO DE DEPRECIACION <text:s/>DE MUEBLES Y ENSERES</text:p>
          </table:table-cell>
          <table:table-cell office:value-type="float" office:value="2546.14" table:style-name="ce11">
            <text:p><text:s/>2.546,1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546.14" table:style-name="ce11">
            <text:p><text:s/>2.546,14<text:s/></text:p>
          </table:table-cell>
          <table:table-cell office:value-type="float" office:value="0" table:formula="of:=[.C176]-[.J17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30002</text:p>
          </table:table-cell>
          <table:table-cell office:value-type="string" table:style-name="ce1">
            <text:p>COSTO DE DEPRECIACION DE MUEBLES Y ENSERES</text:p>
          </table:table-cell>
          <table:table-cell office:value-type="float" office:value="1148.52" table:style-name="ce11">
            <text:p><text:s/>1.148,5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48.52" table:style-name="ce11">
            <text:p><text:s/>1.148,52<text:s/></text:p>
          </table:table-cell>
          <table:table-cell office:value-type="float" office:value="0" table:formula="of:=[.C177]-[.J17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9</text:p>
          </table:table-cell>
          <table:table-cell office:value-type="string" table:style-name="ce1">
            <text:p>COSTO DE DEPRECIACION DE VEHICULO</text:p>
          </table:table-cell>
          <table:table-cell office:value-type="float" office:value="4560.38" table:style-name="ce11">
            <text:p><text:s/>4.560,38<text:s/></text:p>
          </table:table-cell>
          <table:table-cell office:value-type="string" table:number-columns-spanned="1" table:number-rows-spanned="9" table:style-name="ce32">
            <text:p>7068</text:p>
          </table:table-cell>
          <table:table-cell office:value-type="string" table:number-columns-spanned="1" table:number-rows-spanned="9" table:style-name="ce33">
            <text:p>GASTOS DE DEPRECIACION NO ACELERADA</text:p>
          </table:table-cell>
          <table:table-cell table:number-columns-spanned="1" table:number-rows-spanned="9" table:style-name="ce34"/>
          <table:table-cell table:style-name="ce10"/>
          <table:table-cell table:number-columns-repeated="2" table:style-name="ce11"/>
          <table:table-cell office:value-type="float" office:value="4560.38" table:style-name="ce11">
            <text:p><text:s/>4.560,38<text:s/></text:p>
          </table:table-cell>
          <table:table-cell office:value-type="float" office:value="0" table:formula="of:=[.C178]-[.J17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8</text:p>
          </table:table-cell>
          <table:table-cell office:value-type="string" table:style-name="ce1">
            <text:p>COSTO DE DEPRECIACION <text:s/>MUEBLES Y ENSERES</text:p>
          </table:table-cell>
          <table:table-cell office:value-type="float" office:value="230.33" table:style-name="ce11">
            <text:p><text:s/>230,3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30.33" table:style-name="ce11">
            <text:p><text:s/>230,33<text:s/></text:p>
          </table:table-cell>
          <table:table-cell office:value-type="float" office:value="0" table:formula="of:=[.C179]-[.J17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7010001</text:p>
          </table:table-cell>
          <table:table-cell office:value-type="string" table:style-name="ce1">
            <text:p>GASTOS DE DEPRECIACION DE VEHICULOS</text:p>
          </table:table-cell>
          <table:table-cell office:value-type="float" office:value="8192.16" table:style-name="ce11">
            <text:p><text:s/>8.192,1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192.16" table:style-name="ce11">
            <text:p><text:s/>8.192,16<text:s/></text:p>
          </table:table-cell>
          <table:table-cell office:value-type="float" office:value="0" table:formula="of:=[.C180]-[.J18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7010004</text:p>
          </table:table-cell>
          <table:table-cell office:value-type="string" table:style-name="ce1">
            <text:p>GASTOS DE DEPRECIACION DE EQUIPOS DE COMPUTACION</text:p>
          </table:table-cell>
          <table:table-cell office:value-type="float" office:value="2771.16" table:style-name="ce11">
            <text:p><text:s/>2.771,1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771.16" table:style-name="ce11">
            <text:p><text:s/>2.771,16<text:s/></text:p>
          </table:table-cell>
          <table:table-cell office:value-type="float" office:value="0" table:formula="of:=[.C181]-[.J18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4</text:p>
          </table:table-cell>
          <table:table-cell office:value-type="string" table:style-name="ce1">
            <text:p>GASTOS DE DEPRECIACION DE EQUIPOS DE COMPUTACION</text:p>
          </table:table-cell>
          <table:table-cell office:value-type="float" office:value="3588.72" table:style-name="ce11">
            <text:p><text:s/>3.588,7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588.72" table:style-name="ce11">
            <text:p><text:s/>3.588,72<text:s/></text:p>
          </table:table-cell>
          <table:table-cell office:value-type="float" office:value="0" table:formula="of:=[.C182]-[.J18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7010006</text:p>
          </table:table-cell>
          <table:table-cell office:value-type="string" table:style-name="ce1">
            <text:p>GASTOS DE DEPRECIACION DE OTRAS PROPIEDADES PLANTA Y EQUIPO</text:p>
          </table:table-cell>
          <table:table-cell office:value-type="float" office:value="105.23" table:style-name="ce11">
            <text:p><text:s/>105,2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55.63" table:style-name="ce11">
            <text:p><text:s/>255,63<text:s/></text:p>
          </table:table-cell>
          <table:table-cell office:value-type="float" office:value="-150.39999999999998" table:formula="of:=[.C183]-[.J183]" table:style-name="ce11">
            <text:p><text:s/>-150,4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7010005</text:p>
          </table:table-cell>
          <table:table-cell office:value-type="string" table:style-name="ce1">
            <text:p>GATO DE DEPRECIACION DE VEHICULO</text:p>
          </table:table-cell>
          <table:table-cell office:value-type="float" office:value="34289.67" table:style-name="ce11">
            <text:p><text:s/>34.289,6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4289.67" table:style-name="ce11">
            <text:p><text:s/>34.289,67<text:s/></text:p>
          </table:table-cell>
          <table:table-cell office:value-type="float" office:value="0" table:formula="of:=[.C184]-[.J18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7010003</text:p>
          </table:table-cell>
          <table:table-cell office:value-type="string" table:style-name="ce1">
            <text:p>GASTO DE DEPRECIACION DE MUEBLES Y ENSERES</text:p>
          </table:table-cell>
          <table:table-cell office:value-type="float" office:value="4413.08" table:style-name="ce11">
            <text:p><text:s/>4.413,0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413.08" table:style-name="ce11">
            <text:p><text:s/>4.413,08<text:s/></text:p>
          </table:table-cell>
          <table:table-cell office:value-type="float" office:value="0" table:formula="of:=[.C185]-[.J18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7010007</text:p>
          </table:table-cell>
          <table:table-cell office:value-type="string" table:style-name="ce1">
            <text:p>GASTOS DE DEPRECIACION DE EQUIPOS DE SEGURIDAD</text:p>
          </table:table-cell>
          <table:table-cell office:value-type="float" office:value="105.36" table:style-name="ce11">
            <text:p><text:s/>105,3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5.36" table:style-name="ce11">
            <text:p><text:s/>105,36<text:s/></text:p>
          </table:table-cell>
          <table:table-cell office:value-type="float" office:value="0" table:formula="of:=[.C186]-[.J18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40101040013</text:p>
          </table:table-cell>
          <table:table-cell office:value-type="string" table:style-name="ce1">
            <text:p>DADA DE BAJA DE INVENTARIO</text:p>
          </table:table-cell>
          <table:table-cell office:value-type="float" office:value="231687.77" table:style-name="ce11">
            <text:p><text:s/>231.687,77<text:s/></text:p>
          </table:table-cell>
          <table:table-cell office:value-type="string" table:style-name="ce27">
            <text:p>7116</text:p>
          </table:table-cell>
          <table:table-cell office:value-type="string" table:style-name="ce28">
            <text:p>PERDIDA NETA POR DETERIRO EN EL VALOR DE INVENTARIO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231687.77" table:style-name="ce11">
            <text:p><text:s/>231.687,77<text:s/></text:p>
          </table:table-cell>
          <table:table-cell office:value-type="float" office:value="0" table:formula="of:=[.C187]-[.J18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8</text:p>
          </table:table-cell>
          <table:table-cell office:value-type="string" table:style-name="ce1">
            <text:p>PROVISION DE CUENTAS INCOBRABLES</text:p>
          </table:table-cell>
          <table:table-cell office:value-type="float" office:value="24295.58" table:style-name="ce11">
            <text:p><text:s/>24.295,58<text:s/></text:p>
          </table:table-cell>
          <table:table-cell office:value-type="string" table:style-name="ce27">
            <text:p>7164</text:p>
          </table:table-cell>
          <table:table-cell office:value-type="string" table:style-name="ce28">
            <text:p>OTROS GASTOS DE PROVIION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24295.58" table:style-name="ce11">
            <text:p><text:s/>24.295,58<text:s/></text:p>
          </table:table-cell>
          <table:table-cell office:value-type="float" office:value="0" table:formula="of:=[.C188]-[.J18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7</text:p>
          </table:table-cell>
          <table:table-cell office:value-type="string" table:style-name="ce1">
            <text:p>ATENCION A CLIENTES</text:p>
          </table:table-cell>
          <table:table-cell office:value-type="float" office:value="961.54" table:style-name="ce11">
            <text:p><text:s/>961,54<text:s/></text:p>
          </table:table-cell>
          <table:table-cell office:value-type="string" table:number-columns-spanned="1" table:number-rows-spanned="4" table:style-name="ce32">
            <text:p>7173</text:p>
          </table:table-cell>
          <table:table-cell office:value-type="string" table:number-columns-spanned="1" table:number-rows-spanned="4" table:style-name="ce33">
            <text:p>PROMOCION Y PUBLICIDA</text:p>
          </table:table-cell>
          <table:table-cell table:number-columns-spanned="1" table:number-rows-spanned="4" table:style-name="ce34"/>
          <table:table-cell table:style-name="ce10"/>
          <table:table-cell table:number-columns-repeated="2" table:style-name="ce11"/>
          <table:table-cell office:value-type="float" office:value="961.54" table:style-name="ce11">
            <text:p><text:s/>961,54<text:s/></text:p>
          </table:table-cell>
          <table:table-cell office:value-type="float" office:value="0" table:formula="of:=[.C189]-[.J18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3</text:p>
          </table:table-cell>
          <table:table-cell office:value-type="string" table:style-name="ce1">
            <text:p>OBSEQUIO Y MUESTRAS DE CLIENTES(AUTOCONSUMO)</text:p>
          </table:table-cell>
          <table:table-cell office:value-type="float" office:value="2672.55" table:style-name="ce11">
            <text:p><text:s/>2.672,5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672.55" table:style-name="ce11">
            <text:p><text:s/>2.672,55<text:s/></text:p>
          </table:table-cell>
          <table:table-cell office:value-type="float" office:value="0" table:formula="of:=[.C190]-[.J19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2</text:p>
          </table:table-cell>
          <table:table-cell office:value-type="string" table:style-name="ce1">
            <text:p>PROMOCION Y PUBLICIDAD ADMINISTRACION</text:p>
          </table:table-cell>
          <table:table-cell office:value-type="float" office:value="11587.93" table:style-name="ce11">
            <text:p><text:s/>11.587,9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587.93" table:style-name="ce11">
            <text:p><text:s/>11.587,93<text:s/></text:p>
          </table:table-cell>
          <table:table-cell office:value-type="float" office:value="0" table:formula="of:=[.C191]-[.J19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7</text:p>
          </table:table-cell>
          <table:table-cell office:value-type="string" table:style-name="ce1">
            <text:p>PROMOCION Y PUBLICIDAD ADMINISTRACION</text:p>
          </table:table-cell>
          <table:table-cell office:value-type="float" office:value="1229" table:style-name="ce11">
            <text:p><text:s/>1.229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229" table:style-name="ce11">
            <text:p><text:s/>1.229,00<text:s/></text:p>
          </table:table-cell>
          <table:table-cell office:value-type="float" office:value="0" table:formula="of:=[.C192]-[.J19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10</text:p>
          </table:table-cell>
          <table:table-cell office:value-type="string" table:style-name="ce1">
            <text:p>FLETES</text:p>
          </table:table-cell>
          <table:table-cell office:value-type="float" office:value="59950" table:style-name="ce11">
            <text:p><text:s/>59.950,00<text:s/></text:p>
          </table:table-cell>
          <table:table-cell office:value-type="string" table:style-name="ce27">
            <text:p>7176</text:p>
          </table:table-cell>
          <table:table-cell office:value-type="string" table:style-name="ce28">
            <text:p>OTROS GASTOS DE TRANSPORTE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59950" table:style-name="ce11">
            <text:p><text:s/>59.950,00<text:s/></text:p>
          </table:table-cell>
          <table:table-cell office:value-type="float" office:value="0" table:formula="of:=[.C193]-[.J19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3010005</text:p>
          </table:table-cell>
          <table:table-cell office:value-type="string" table:style-name="ce1">
            <text:p>COMBUSTIBLE ADMINISTRATIVO</text:p>
          </table:table-cell>
          <table:table-cell office:value-type="float" office:value="6949.55" table:style-name="ce11">
            <text:p><text:s/>6.949,55<text:s/></text:p>
          </table:table-cell>
          <table:table-cell office:value-type="string" table:number-columns-spanned="1" table:number-rows-spanned="3" table:style-name="ce32">
            <text:p>7179</text:p>
          </table:table-cell>
          <table:table-cell office:value-type="string" table:number-columns-spanned="1" table:number-rows-spanned="3" table:style-name="ce33">
            <text:p>OTROS GASTOS CONSUMO DE COMBUSTIBLE Y LUBRICANTES</text:p>
          </table:table-cell>
          <table:table-cell table:number-columns-spanned="1" table:number-rows-spanned="3" table:style-name="ce34"/>
          <table:table-cell table:style-name="ce10"/>
          <table:table-cell table:number-columns-repeated="2" table:style-name="ce11"/>
          <table:table-cell office:value-type="float" office:value="6949.55" table:style-name="ce11">
            <text:p><text:s/>6.949,55<text:s/></text:p>
          </table:table-cell>
          <table:table-cell office:value-type="float" office:value="0" table:formula="of:=[.C194]-[.J19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04</text:p>
          </table:table-cell>
          <table:table-cell office:value-type="string" table:style-name="ce1">
            <text:p>COMBUSTIBLE BODEGA</text:p>
          </table:table-cell>
          <table:table-cell office:value-type="float" office:value="18705.84" table:style-name="ce11">
            <text:p><text:s/>18.705,8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705.84" table:style-name="ce11">
            <text:p><text:s/>18.705,84<text:s/></text:p>
          </table:table-cell>
          <table:table-cell office:value-type="float" office:value="0" table:formula="of:=[.C195]-[.J19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5</text:p>
          </table:table-cell>
          <table:table-cell office:value-type="string" table:style-name="ce1">
            <text:p>COMBUSTIBLE VENTAS</text:p>
          </table:table-cell>
          <table:table-cell office:value-type="float" office:value="8770.34" table:style-name="ce11">
            <text:p><text:s/>8.770,3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770.34" table:style-name="ce11">
            <text:p><text:s/>8.770,34<text:s/></text:p>
          </table:table-cell>
          <table:table-cell office:value-type="float" office:value="0" table:formula="of:=[.C196]-[.J19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1</text:p>
          </table:table-cell>
          <table:table-cell office:value-type="string" table:style-name="ce1">
            <text:p>GASTOS DE VIAJE ADMINISTRADCION</text:p>
          </table:table-cell>
          <table:table-cell office:value-type="float" office:value="1343.54" table:style-name="ce11">
            <text:p><text:s/>1.343,54<text:s/></text:p>
          </table:table-cell>
          <table:table-cell office:value-type="string" table:number-columns-spanned="1" table:number-rows-spanned="5" table:style-name="ce32">
            <text:p>7182</text:p>
          </table:table-cell>
          <table:table-cell office:value-type="string" table:number-columns-spanned="1" table:number-rows-spanned="5" table:style-name="ce33">
            <text:p>GASTOS DE VIAJE</text:p>
          </table:table-cell>
          <table:table-cell table:number-columns-spanned="1" table:number-rows-spanned="5" table:style-name="ce34"/>
          <table:table-cell table:style-name="ce10"/>
          <table:table-cell table:number-columns-repeated="2" table:style-name="ce11"/>
          <table:table-cell office:value-type="float" office:value="1494.54" table:style-name="ce11">
            <text:p><text:s/>1.494,54<text:s/></text:p>
          </table:table-cell>
          <table:table-cell office:value-type="float" office:value="-151" table:formula="of:=[.C197]-[.J197]" table:style-name="ce11">
            <text:p><text:s/>-151,0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3</text:p>
          </table:table-cell>
          <table:table-cell office:value-type="string" table:style-name="ce1">
            <text:p>GASTOS DE VIAJE VENTAS</text:p>
          </table:table-cell>
          <table:table-cell office:value-type="float" office:value="1969" table:style-name="ce11">
            <text:p><text:s/>1.969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969" table:style-name="ce11">
            <text:p><text:s/>1.969,00<text:s/></text:p>
          </table:table-cell>
          <table:table-cell office:value-type="float" office:value="0" table:formula="of:=[.C198]-[.J19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9</text:p>
          </table:table-cell>
          <table:table-cell office:value-type="string" table:style-name="ce1">
            <text:p>GASTOS DE VIAJE ADMINISTRACION</text:p>
          </table:table-cell>
          <table:table-cell office:value-type="float" office:value="1061.6199999999999" table:style-name="ce11">
            <text:p><text:s/>1.061,6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61.6199999999999" table:style-name="ce11">
            <text:p><text:s/>1.061,62<text:s/></text:p>
          </table:table-cell>
          <table:table-cell office:value-type="float" office:value="0" table:formula="of:=[.C199]-[.J19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8</text:p>
          </table:table-cell>
          <table:table-cell office:value-type="string" table:style-name="ce1">
            <text:p>GASTOS VIATICOS PLANTA</text:p>
          </table:table-cell>
          <table:table-cell office:value-type="float" office:value="2221.29" table:style-name="ce11">
            <text:p><text:s/>2.221,2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21.29" table:style-name="ce11">
            <text:p><text:s/>2.221,29<text:s/></text:p>
          </table:table-cell>
          <table:table-cell office:value-type="float" office:value="0" table:formula="of:=[.C200]-[.J20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4</text:p>
          </table:table-cell>
          <table:table-cell office:value-type="string" table:style-name="ce1">
            <text:p>GASTOS VIATICOS PLANTA</text:p>
          </table:table-cell>
          <table:table-cell office:value-type="float" office:value="106.05" table:style-name="ce11">
            <text:p><text:s/>106,0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6.05" table:style-name="ce11">
            <text:p><text:s/>106,05<text:s/></text:p>
          </table:table-cell>
          <table:table-cell office:value-type="float" office:value="0" table:formula="of:=[.C201]-[.J20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2</text:p>
          </table:table-cell>
          <table:table-cell office:value-type="string" table:style-name="ce1">
            <text:p>GASTOS DE GESTION</text:p>
          </table:table-cell>
          <table:table-cell office:value-type="float" office:value="3891.76" table:style-name="ce11">
            <text:p><text:s/>3.891,76<text:s/></text:p>
          </table:table-cell>
          <table:table-cell office:value-type="string" table:style-name="ce27">
            <text:p>7185</text:p>
          </table:table-cell>
          <table:table-cell office:value-type="string" table:style-name="ce28">
            <text:p>GASTOS DE GESTION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3891.76" table:style-name="ce11">
            <text:p><text:s/>3.891,76<text:s/></text:p>
          </table:table-cell>
          <table:table-cell office:value-type="float" office:value="0" table:formula="of:=[.C202]-[.J20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6</text:p>
          </table:table-cell>
          <table:table-cell office:value-type="string" table:style-name="ce1">
            <text:p>ARRIENDO</text:p>
          </table:table-cell>
          <table:table-cell office:value-type="float" office:value="188102.66" table:style-name="ce11">
            <text:p><text:s/>188.102,66<text:s/></text:p>
          </table:table-cell>
          <table:table-cell office:value-type="string" table:style-name="ce27">
            <text:p>7188</text:p>
          </table:table-cell>
          <table:table-cell office:value-type="string" table:style-name="ce28">
            <text:p>ARRIENDOS OPERATIVOS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188102.66" table:style-name="ce11">
            <text:p><text:s/>188.102,66<text:s/></text:p>
          </table:table-cell>
          <table:table-cell office:value-type="float" office:value="0" table:formula="of:=[.C203]-[.J20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9</text:p>
          </table:table-cell>
          <table:table-cell office:value-type="string" table:style-name="ce1">
            <text:p>ACCESORIOS Y HERRAMIENTAS</text:p>
          </table:table-cell>
          <table:table-cell office:value-type="float" office:value="467.34" table:style-name="ce11">
            <text:p><text:s/>467,34<text:s/></text:p>
          </table:table-cell>
          <table:table-cell office:value-type="string" table:number-columns-spanned="1" table:number-rows-spanned="7" table:style-name="ce32">
            <text:p>7190</text:p>
          </table:table-cell>
          <table:table-cell office:value-type="string" table:number-columns-spanned="1" table:number-rows-spanned="7" table:style-name="ce33">
            <text:p>OTROS GASTOS SUMINISTROS, HERRAMINETAS MATERIALES DE REPUESTO</text:p>
          </table:table-cell>
          <table:table-cell table:number-columns-spanned="1" table:number-rows-spanned="7" table:style-name="ce34"/>
          <table:table-cell table:style-name="ce10"/>
          <table:table-cell table:number-columns-repeated="2" table:style-name="ce11"/>
          <table:table-cell office:value-type="float" office:value="467.34" table:style-name="ce11">
            <text:p><text:s/>467,34<text:s/></text:p>
          </table:table-cell>
          <table:table-cell office:value-type="float" office:value="0" table:formula="of:=[.C204]-[.J20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7</text:p>
          </table:table-cell>
          <table:table-cell office:value-type="string" table:style-name="ce1">
            <text:p>SUMINISTRO DE SEGURIDAD</text:p>
          </table:table-cell>
          <table:table-cell office:value-type="float" office:value="22404.240000000002" table:style-name="ce11">
            <text:p><text:s/>22.404,2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404.240000000002" table:style-name="ce11">
            <text:p><text:s/>22.404,24<text:s/></text:p>
          </table:table-cell>
          <table:table-cell office:value-type="float" office:value="0" table:formula="of:=[.C205]-[.J20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4</text:p>
          </table:table-cell>
          <table:table-cell office:value-type="string" table:style-name="ce1">
            <text:p>SUMINISTRO DE OFICINA Y COMPUTACION PLANTA</text:p>
          </table:table-cell>
          <table:table-cell office:value-type="float" office:value="6310.68" table:style-name="ce11">
            <text:p><text:s/>6.310,6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323.88" table:style-name="ce11">
            <text:p><text:s/>6.323,88<text:s/></text:p>
          </table:table-cell>
          <table:table-cell office:value-type="float" office:value="-13.199999999999818" table:formula="of:=[.C206]-[.J206]" table:style-name="ce11">
            <text:p><text:s/>-13,2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3</text:p>
          </table:table-cell>
          <table:table-cell office:value-type="string" table:style-name="ce1">
            <text:p>SUMINISTROS Y OTROS</text:p>
          </table:table-cell>
          <table:table-cell office:value-type="float" office:value="394.1" table:style-name="ce11">
            <text:p><text:s/>394,1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94.1" table:style-name="ce11">
            <text:p><text:s/>394,10<text:s/></text:p>
          </table:table-cell>
          <table:table-cell office:value-type="float" office:value="0" table:formula="of:=[.C207]-[.J20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50002</text:p>
          </table:table-cell>
          <table:table-cell office:value-type="string" table:style-name="ce1">
            <text:p>SUMINISTRO MATERIALES Y REPUESTOS DIRECTO</text:p>
          </table:table-cell>
          <table:table-cell office:value-type="float" office:value="385146.05" table:style-name="ce11">
            <text:p><text:s/>385.146,0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84650.61" table:style-name="ce11">
            <text:p><text:s/>384.650,61<text:s/></text:p>
          </table:table-cell>
          <table:table-cell office:value-type="float" office:value="495.44000000000233" table:formula="of:=[.C208]-[.J208]" table:style-name="ce11">
            <text:p><text:s/>495,44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16</text:p>
          </table:table-cell>
          <table:table-cell office:value-type="string" table:style-name="ce1">
            <text:p>SUMINISTRO MATERIALES Y REPUESTOS INDIRECTO</text:p>
          </table:table-cell>
          <table:table-cell office:value-type="float" office:value="162536.95999999999" table:style-name="ce11">
            <text:p><text:s/>162.536,9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47353.68" table:style-name="ce11">
            <text:p><text:s/>247.353,68<text:s/></text:p>
          </table:table-cell>
          <table:table-cell office:value-type="float" office:value="-84816.72" table:formula="of:=[.C209]-[.J209]" table:style-name="ce11">
            <text:p><text:s/>-84.816,72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50003</text:p>
          </table:table-cell>
          <table:table-cell office:value-type="string" table:style-name="ce1">
            <text:p>TROQUELES</text:p>
          </table:table-cell>
          <table:table-cell office:value-type="float" office:value="23452.04" table:style-name="ce11">
            <text:p><text:s/>23.452,0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3452.04" table:style-name="ce11">
            <text:p><text:s/>23.452,04<text:s/></text:p>
          </table:table-cell>
          <table:table-cell office:value-type="float" office:value="0" table:formula="of:=[.C210]-[.J21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1</text:p>
          </table:table-cell>
          <table:table-cell office:value-type="string" table:style-name="ce1">
            <text:p>SUMINISTRO DE OFICINA COMPT VENTAS Y DISEÑO</text:p>
          </table:table-cell>
          <table:table-cell office:value-type="float" office:value="8468.1" table:style-name="ce11">
            <text:p><text:s/>8.468,10<text:s/></text:p>
          </table:table-cell>
          <table:table-cell office:value-type="string" table:number-columns-spanned="1" table:number-rows-spanned="4" table:style-name="ce32">
            <text:p>7191</text:p>
          </table:table-cell>
          <table:table-cell office:value-type="string" table:number-columns-spanned="1" table:number-rows-spanned="4" table:style-name="ce33">
            <text:p>SUMINISTROS,HERRAMIENTAS MATERIALES Y REPUESTOS</text:p>
          </table:table-cell>
          <table:table-cell table:number-columns-spanned="1" table:number-rows-spanned="4" table:style-name="ce34"/>
          <table:table-cell table:style-name="ce10"/>
          <table:table-cell table:number-columns-repeated="2" table:style-name="ce11"/>
          <table:table-cell office:value-type="float" office:value="8468.1" table:style-name="ce11">
            <text:p><text:s/>8.468,10<text:s/></text:p>
          </table:table-cell>
          <table:table-cell office:value-type="float" office:value="0" table:formula="of:=[.C211]-[.J21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5</text:p>
          </table:table-cell>
          <table:table-cell office:value-type="string" table:style-name="ce1">
            <text:p>SUMINISTRO DE OFICINA Y COMPUTACION</text:p>
          </table:table-cell>
          <table:table-cell office:value-type="float" office:value="14489.43" table:style-name="ce11">
            <text:p><text:s/>14.489,4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4489.43" table:style-name="ce11">
            <text:p><text:s/>14.489,43<text:s/></text:p>
          </table:table-cell>
          <table:table-cell office:value-type="float" office:value="0" table:formula="of:=[.C212]-[.J21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5</text:p>
          </table:table-cell>
          <table:table-cell office:value-type="string" table:style-name="ce1">
            <text:p>SUMINISTRO MATERIALE SY REPUESTO ADMINISTRACION</text:p>
          </table:table-cell>
          <table:table-cell office:value-type="float" office:value="2221.4499999999998" table:style-name="ce11">
            <text:p><text:s/>2.221,4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21.4499999999998" table:style-name="ce11">
            <text:p><text:s/>2.221,45<text:s/></text:p>
          </table:table-cell>
          <table:table-cell office:value-type="float" office:value="0" table:formula="of:=[.C213]-[.J21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0</text:p>
          </table:table-cell>
          <table:table-cell office:value-type="string" table:style-name="ce1">
            <text:p>SUINISTROS, MATERIALES Y REPUESTO VENTA</text:p>
          </table:table-cell>
          <table:table-cell office:value-type="float" office:value="124" table:style-name="ce11">
            <text:p><text:s/>124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24" table:style-name="ce11">
            <text:p><text:s/>124,00<text:s/></text:p>
          </table:table-cell>
          <table:table-cell office:value-type="float" office:value="0" table:formula="of:=[.C214]-[.J21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2</text:p>
          </table:table-cell>
          <table:table-cell office:value-type="string" table:style-name="ce1">
            <text:p>MANT EQUIPO DE COMPUTO</text:p>
          </table:table-cell>
          <table:table-cell office:value-type="float" office:value="1566" table:style-name="ce11">
            <text:p><text:s/>1.566,00<text:s/></text:p>
          </table:table-cell>
          <table:table-cell office:value-type="string" table:number-columns-spanned="1" table:number-rows-spanned="7" table:style-name="ce32">
            <text:p>7196</text:p>
          </table:table-cell>
          <table:table-cell office:value-type="string" table:number-columns-spanned="1" table:number-rows-spanned="7" table:style-name="ce33">
            <text:p>OTROS GASTOS MANTENIMIENTO Y REPARACION</text:p>
          </table:table-cell>
          <table:table-cell table:number-columns-spanned="1" table:number-rows-spanned="7" table:style-name="ce34"/>
          <table:table-cell table:style-name="ce10"/>
          <table:table-cell table:number-columns-repeated="2" table:style-name="ce11"/>
          <table:table-cell office:value-type="float" office:value="1566" table:style-name="ce11">
            <text:p><text:s/>1.566,00<text:s/></text:p>
          </table:table-cell>
          <table:table-cell office:value-type="float" office:value="0" table:formula="of:=[.C215]-[.J21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15</text:p>
          </table:table-cell>
          <table:table-cell office:value-type="string" table:style-name="ce1">
            <text:p>MANT. VEHICULOS BODEGA</text:p>
          </table:table-cell>
          <table:table-cell office:value-type="float" office:value="48256.480000000003" table:style-name="ce11">
            <text:p><text:s/>48.256,4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8256.480000000003" table:style-name="ce11">
            <text:p><text:s/>48.256,48<text:s/></text:p>
          </table:table-cell>
          <table:table-cell office:value-type="float" office:value="0" table:formula="of:=[.C216]-[.J21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02</text:p>
          </table:table-cell>
          <table:table-cell office:value-type="string" table:style-name="ce1">
            <text:p>MANTENIMIENTO DE EDIFICIOS DE PLANTA</text:p>
          </table:table-cell>
          <table:table-cell office:value-type="float" office:value="153.06" table:style-name="ce11">
            <text:p><text:s/>153,0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53.06" table:style-name="ce11">
            <text:p><text:s/>153,06<text:s/></text:p>
          </table:table-cell>
          <table:table-cell office:value-type="float" office:value="0" table:formula="of:=[.C217]-[.J21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0</text:p>
          </table:table-cell>
          <table:table-cell office:value-type="string" table:style-name="ce1">
            <text:p>MANTENIMIENTO DE INSTALACIONES DE PLANTA</text:p>
          </table:table-cell>
          <table:table-cell office:value-type="float" office:value="675370.62" table:style-name="ce11">
            <text:p><text:s/>675.370,6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75370.62" table:style-name="ce11">
            <text:p><text:s/>675.370,62<text:s/></text:p>
          </table:table-cell>
          <table:table-cell office:value-type="float" office:value="0" table:formula="of:=[.C218]-[.J21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50001</text:p>
          </table:table-cell>
          <table:table-cell office:value-type="string" table:style-name="ce1">
            <text:p>MANTENIMIENTO DE MAQ Y EQUIPOS INDIRECTOS</text:p>
          </table:table-cell>
          <table:table-cell office:value-type="float" office:value="82193.22" table:style-name="ce11">
            <text:p><text:s/>82.193,2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2193.22" table:style-name="ce11">
            <text:p><text:s/>82.193,22<text:s/></text:p>
          </table:table-cell>
          <table:table-cell office:value-type="float" office:value="0" table:formula="of:=[.C219]-[.J21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01</text:p>
          </table:table-cell>
          <table:table-cell office:value-type="string" table:style-name="ce1">
            <text:p>MANTENIMIENTO DE MAQ Y EQUIPOS INDIRECTOS</text:p>
          </table:table-cell>
          <table:table-cell office:value-type="float" office:value="43510.89" table:style-name="ce11">
            <text:p><text:s/>43.510,8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3510.89" table:style-name="ce11">
            <text:p><text:s/>43.510,89<text:s/></text:p>
          </table:table-cell>
          <table:table-cell office:value-type="float" office:value="0" table:formula="of:=[.C220]-[.J22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03</text:p>
          </table:table-cell>
          <table:table-cell office:value-type="string" table:style-name="ce1">
            <text:p>MANTENIMIENTO DE MUEBLES Y EQUIPOS DE PLANTA</text:p>
          </table:table-cell>
          <table:table-cell office:value-type="float" office:value="7904" table:style-name="ce11">
            <text:p><text:s/>7.904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904" table:style-name="ce11">
            <text:p><text:s/>7.904,00<text:s/></text:p>
          </table:table-cell>
          <table:table-cell office:value-type="float" office:value="0" table:formula="of:=[.C221]-[.J22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37</text:p>
          </table:table-cell>
          <table:table-cell office:value-type="string" table:style-name="ce1">
            <text:p>MANT EQUIPOS DE COMPUTO</text:p>
          </table:table-cell>
          <table:table-cell office:value-type="float" office:value="10514" table:style-name="ce11">
            <text:p><text:s/>10.514,00<text:s/></text:p>
          </table:table-cell>
          <table:table-cell office:value-type="string" table:number-columns-spanned="1" table:number-rows-spanned="9" table:style-name="ce32">
            <text:p>7197</text:p>
          </table:table-cell>
          <table:table-cell office:value-type="string" table:number-columns-spanned="1" table:number-rows-spanned="9" table:style-name="ce33">
            <text:p>MANTEIMIENTO Y REPARACION</text:p>
          </table:table-cell>
          <table:table-cell table:number-columns-spanned="1" table:number-rows-spanned="9" table:style-name="ce34"/>
          <table:table-cell table:style-name="ce10"/>
          <table:table-cell table:number-columns-repeated="2" table:style-name="ce11"/>
          <table:table-cell office:value-type="float" office:value="10514" table:style-name="ce11">
            <text:p><text:s/>10.514,00<text:s/></text:p>
          </table:table-cell>
          <table:table-cell office:value-type="float" office:value="0" table:formula="of:=[.C222]-[.J22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21</text:p>
          </table:table-cell>
          <table:table-cell office:value-type="string" table:style-name="ce1">
            <text:p>MANT EQUIPOS DE COMPUTO</text:p>
          </table:table-cell>
          <table:table-cell office:value-type="float" office:value="755" table:style-name="ce11">
            <text:p><text:s/>755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55" table:style-name="ce11">
            <text:p><text:s/>755,00<text:s/></text:p>
          </table:table-cell>
          <table:table-cell office:value-type="float" office:value="0" table:formula="of:=[.C223]-[.J22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3010003</text:p>
          </table:table-cell>
          <table:table-cell office:value-type="string" table:style-name="ce1">
            <text:p>MANT. VEHICULOS ADMINISTRACION</text:p>
          </table:table-cell>
          <table:table-cell office:value-type="float" office:value="8217.9599999999991" table:style-name="ce11">
            <text:p><text:s/>8.217,9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217.9599999999991" table:style-name="ce11">
            <text:p><text:s/>8.217,96<text:s/></text:p>
          </table:table-cell>
          <table:table-cell office:value-type="float" office:value="0" table:formula="of:=[.C224]-[.J22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4</text:p>
          </table:table-cell>
          <table:table-cell office:value-type="string" table:style-name="ce1">
            <text:p>MANT. VEHICULOS VENTAS</text:p>
          </table:table-cell>
          <table:table-cell office:value-type="float" office:value="1139.52" table:style-name="ce11">
            <text:p><text:s/>1.139,5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39.52" table:style-name="ce11">
            <text:p><text:s/>1.139,52<text:s/></text:p>
          </table:table-cell>
          <table:table-cell office:value-type="float" office:value="0" table:formula="of:=[.C225]-[.J22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6</text:p>
          </table:table-cell>
          <table:table-cell office:value-type="string" table:style-name="ce1">
            <text:p>MANTENIMIENTO INSTALACIONES</text:p>
          </table:table-cell>
          <table:table-cell office:value-type="float" office:value="3476.92" table:style-name="ce11">
            <text:p><text:s/>3.476,9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476.92" table:style-name="ce11">
            <text:p><text:s/>3.476,92<text:s/></text:p>
          </table:table-cell>
          <table:table-cell office:value-type="float" office:value="0" table:formula="of:=[.C226]-[.J22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3010001</text:p>
          </table:table-cell>
          <table:table-cell office:value-type="string" table:style-name="ce1">
            <text:p>MANTENIMINENTO DE EDIFICIOS Y OFICINAS ADMINISTRACION</text:p>
          </table:table-cell>
          <table:table-cell office:value-type="float" office:value="2236.9499999999998" table:style-name="ce11">
            <text:p><text:s/>2.236,9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36.9499999999998" table:style-name="ce11">
            <text:p><text:s/>2.236,95<text:s/></text:p>
          </table:table-cell>
          <table:table-cell office:value-type="float" office:value="0" table:formula="of:=[.C227]-[.J22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3010002</text:p>
          </table:table-cell>
          <table:table-cell office:value-type="string" table:style-name="ce1">
            <text:p>MANTENIMIENTO INSTALACIONES</text:p>
          </table:table-cell>
          <table:table-cell office:value-type="float" office:value="3428.84" table:style-name="ce11">
            <text:p><text:s/>3.428,8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428.84" table:style-name="ce11">
            <text:p><text:s/>3.428,84<text:s/></text:p>
          </table:table-cell>
          <table:table-cell office:value-type="float" office:value="0" table:formula="of:=[.C228]-[.J22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7</text:p>
          </table:table-cell>
          <table:table-cell office:value-type="string" table:style-name="ce1">
            <text:p>MANTENIMIENTO MUEBLES Y EQUIPOS</text:p>
          </table:table-cell>
          <table:table-cell office:value-type="float" office:value="6788.84" table:style-name="ce11">
            <text:p><text:s/>6.788,8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788.84" table:style-name="ce11">
            <text:p><text:s/>6.788,84<text:s/></text:p>
          </table:table-cell>
          <table:table-cell office:value-type="float" office:value="0" table:formula="of:=[.C229]-[.J22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3010004</text:p>
          </table:table-cell>
          <table:table-cell office:value-type="string" table:style-name="ce1">
            <text:p>MANTENIMIENTO MUEBLES Y EQUIPOS ADMINISTRACION</text:p>
          </table:table-cell>
          <table:table-cell office:value-type="float" office:value="12591.87" table:style-name="ce11">
            <text:p><text:s/>12.591,8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2591.87" table:style-name="ce11">
            <text:p><text:s/>12.591,87<text:s/></text:p>
          </table:table-cell>
          <table:table-cell office:value-type="float" office:value="0" table:formula="of:=[.C230]-[.J23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6</text:p>
          </table:table-cell>
          <table:table-cell office:value-type="string" table:style-name="ce1">
            <text:p>SEGURO AMBIENTAL</text:p>
          </table:table-cell>
          <table:table-cell office:value-type="float" office:value="185.99" table:style-name="ce11">
            <text:p><text:s/>185,99<text:s/></text:p>
          </table:table-cell>
          <table:table-cell office:value-type="string" table:number-columns-spanned="1" table:number-rows-spanned="5" table:style-name="ce32">
            <text:p>7202</text:p>
          </table:table-cell>
          <table:table-cell office:value-type="string" table:number-columns-spanned="1" table:number-rows-spanned="5" table:style-name="ce33">
            <text:p>SEGUROS Y REASEGUROS (PRIMA Y SECIONES)</text:p>
          </table:table-cell>
          <table:table-cell table:number-columns-spanned="1" table:number-rows-spanned="5" table:style-name="ce34"/>
          <table:table-cell table:style-name="ce10"/>
          <table:table-cell table:number-columns-repeated="2" table:style-name="ce11"/>
          <table:table-cell office:value-type="float" office:value="185.99" table:style-name="ce11">
            <text:p><text:s/>185,99<text:s/></text:p>
          </table:table-cell>
          <table:table-cell office:value-type="float" office:value="0" table:formula="of:=[.C231]-[.J23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0</text:p>
          </table:table-cell>
          <table:table-cell office:value-type="string" table:style-name="ce1">
            <text:p>SEGURO CONTRA INCENDIO</text:p>
          </table:table-cell>
          <table:table-cell office:value-type="float" office:value="535.01" table:style-name="ce11">
            <text:p><text:s/>535,0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35.01" table:style-name="ce11">
            <text:p><text:s/>535,01<text:s/></text:p>
          </table:table-cell>
          <table:table-cell office:value-type="float" office:value="0" table:formula="of:=[.C232]-[.J23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2</text:p>
          </table:table-cell>
          <table:table-cell office:value-type="string" table:style-name="ce1">
            <text:p>SEGURO DE VEHICULOS</text:p>
          </table:table-cell>
          <table:table-cell office:value-type="float" office:value="560.29" table:style-name="ce11">
            <text:p><text:s/>560,2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60.29" table:style-name="ce11">
            <text:p><text:s/>560,29<text:s/></text:p>
          </table:table-cell>
          <table:table-cell office:value-type="float" office:value="0" table:formula="of:=[.C233]-[.J23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8</text:p>
          </table:table-cell>
          <table:table-cell office:value-type="string" table:style-name="ce1">
            <text:p>SEGURO ROTURA MAQUINARIA</text:p>
          </table:table-cell>
          <table:table-cell office:value-type="float" office:value="2228.5700000000002" table:style-name="ce11">
            <text:p><text:s/>2.228,5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28.5700000000002" table:style-name="ce11">
            <text:p><text:s/>2.228,57<text:s/></text:p>
          </table:table-cell>
          <table:table-cell office:value-type="float" office:value="0" table:formula="of:=[.C234]-[.J23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3</text:p>
          </table:table-cell>
          <table:table-cell office:value-type="string" table:style-name="ce1">
            <text:p>SEGURO SENAE</text:p>
          </table:table-cell>
          <table:table-cell office:value-type="float" office:value="35619.589999999997" table:style-name="ce11">
            <text:p><text:s/>35.619,5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0860.89" table:style-name="ce11">
            <text:p><text:s/>40.860,89<text:s/></text:p>
          </table:table-cell>
          <table:table-cell office:value-type="float" office:value="-5241.3000000000029" table:formula="of:=[.C235]-[.J235]" table:style-name="ce11">
            <text:p><text:s/>-5.241,3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4010007</text:p>
          </table:table-cell>
          <table:table-cell office:value-type="string" table:style-name="ce1">
            <text:p>OTROS SEGURO</text:p>
          </table:table-cell>
          <table:table-cell office:value-type="float" office:value="462.06" table:style-name="ce11">
            <text:p><text:s/>462,06<text:s/></text:p>
          </table:table-cell>
          <table:table-cell office:value-type="string" table:number-columns-spanned="1" table:number-rows-spanned="8" table:style-name="ce32">
            <text:p>7203</text:p>
          </table:table-cell>
          <table:table-cell office:value-type="string" table:number-columns-spanned="1" table:number-rows-spanned="8" table:style-name="ce33">
            <text:p>SEGUROS Y REASEGUROS (PRIMA Y SECIONES)</text:p>
          </table:table-cell>
          <table:table-cell table:number-columns-spanned="1" table:number-rows-spanned="8" table:style-name="ce34"/>
          <table:table-cell table:style-name="ce10"/>
          <table:table-cell table:number-columns-repeated="2" table:style-name="ce11"/>
          <table:table-cell office:value-type="float" office:value="462.06" table:style-name="ce11">
            <text:p><text:s/>462,06<text:s/></text:p>
          </table:table-cell>
          <table:table-cell office:value-type="float" office:value="0" table:formula="of:=[.C236]-[.J23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4010004</text:p>
          </table:table-cell>
          <table:table-cell office:value-type="string" table:style-name="ce1">
            <text:p>SEGURO CONTRA ASALTO Y ROBO</text:p>
          </table:table-cell>
          <table:table-cell office:value-type="float" office:value="14.62" table:style-name="ce11">
            <text:p><text:s/>14,6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4.62" table:style-name="ce11">
            <text:p><text:s/>14,62<text:s/></text:p>
          </table:table-cell>
          <table:table-cell office:value-type="float" office:value="0" table:formula="of:=[.C237]-[.J23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4010003</text:p>
          </table:table-cell>
          <table:table-cell office:value-type="string" table:style-name="ce1">
            <text:p>SEGURO CONTRA INCENDIO</text:p>
          </table:table-cell>
          <table:table-cell office:value-type="float" office:value="178.34" table:style-name="ce11">
            <text:p><text:s/>178,3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78.34" table:style-name="ce11">
            <text:p><text:s/>178,34<text:s/></text:p>
          </table:table-cell>
          <table:table-cell office:value-type="float" office:value="0" table:formula="of:=[.C238]-[.J23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4010002</text:p>
          </table:table-cell>
          <table:table-cell office:value-type="string" table:style-name="ce1">
            <text:p>SEGURO DE VEHICULOS</text:p>
          </table:table-cell>
          <table:table-cell office:value-type="float" office:value="1996.24" table:style-name="ce11">
            <text:p><text:s/>1.996,2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996.24" table:style-name="ce11">
            <text:p><text:s/>1.996,24<text:s/></text:p>
          </table:table-cell>
          <table:table-cell office:value-type="float" office:value="0" table:formula="of:=[.C239]-[.J23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4010001</text:p>
          </table:table-cell>
          <table:table-cell office:value-type="string" table:style-name="ce1">
            <text:p>SEGURO DE RESPONSABILIDAD</text:p>
          </table:table-cell>
          <table:table-cell office:value-type="float" office:value="10.88" table:style-name="ce11">
            <text:p><text:s/>10,8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.88" table:style-name="ce11">
            <text:p><text:s/>10,88<text:s/></text:p>
          </table:table-cell>
          <table:table-cell office:value-type="float" office:value="0" table:formula="of:=[.C240]-[.J24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4010005</text:p>
          </table:table-cell>
          <table:table-cell office:value-type="string" table:style-name="ce1">
            <text:p>SEGURO SENAE</text:p>
          </table:table-cell>
          <table:table-cell office:value-type="float" office:value="5577.09" table:style-name="ce11">
            <text:p><text:s/>5.577,0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577.09" table:style-name="ce11">
            <text:p><text:s/>5.577,09<text:s/></text:p>
          </table:table-cell>
          <table:table-cell office:value-type="float" office:value="0" table:formula="of:=[.C241]-[.J24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24</text:p>
          </table:table-cell>
          <table:table-cell office:value-type="string" table:style-name="ce1">
            <text:p>SEGURO DE EXPORTACION</text:p>
          </table:table-cell>
          <table:table-cell office:value-type="float" office:value="14242.71" table:style-name="ce11">
            <text:p><text:s/>14.242,7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4242.71" table:style-name="ce11">
            <text:p><text:s/>14.242,71<text:s/></text:p>
          </table:table-cell>
          <table:table-cell office:value-type="float" office:value="0" table:formula="of:=[.C242]-[.J24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5</text:p>
          </table:table-cell>
          <table:table-cell office:value-type="string" table:style-name="ce1">
            <text:p>SEGURO VEHICULOS VENTAS</text:p>
          </table:table-cell>
          <table:table-cell office:value-type="float" office:value="104.09" table:style-name="ce11">
            <text:p><text:s/>104,0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4.09" table:style-name="ce11">
            <text:p><text:s/>104,09<text:s/></text:p>
          </table:table-cell>
          <table:table-cell office:value-type="float" office:value="0" table:formula="of:=[.C243]-[.J24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5</text:p>
          </table:table-cell>
          <table:table-cell office:value-type="string" table:style-name="ce1">
            <text:p>MATRICULA E IMPUESTOS VEHICULAR BODEGA</text:p>
          </table:table-cell>
          <table:table-cell office:value-type="float" office:value="628.77" table:style-name="ce11">
            <text:p><text:s/>628,77<text:s/></text:p>
          </table:table-cell>
          <table:table-cell office:value-type="string" table:style-name="ce27">
            <text:p>7208</text:p>
          </table:table-cell>
          <table:table-cell office:value-type="string" table:style-name="ce28">
            <text:p>IMPUESTOS CONTRIBUCIONES Y OTROS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628.77" table:style-name="ce11">
            <text:p><text:s/>628,77<text:s/></text:p>
          </table:table-cell>
          <table:table-cell office:value-type="float" office:value="0" table:formula="of:=[.C244]-[.J24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6010005</text:p>
          </table:table-cell>
          <table:table-cell office:value-type="string" table:style-name="ce1">
            <text:p>CONTRIBUCION SOLCA</text:p>
          </table:table-cell>
          <table:table-cell office:value-type="float" office:value="1.23" table:style-name="ce11">
            <text:p><text:s/>1,23<text:s/></text:p>
          </table:table-cell>
          <table:table-cell office:value-type="string" table:number-columns-spanned="1" table:number-rows-spanned="7" table:style-name="ce32">
            <text:p>7209</text:p>
          </table:table-cell>
          <table:table-cell office:value-type="string" table:number-columns-spanned="1" table:number-rows-spanned="7" table:style-name="ce33">
            <text:p>IMPUESTOS CONTRIBUCIONES Y OTROS</text:p>
          </table:table-cell>
          <table:table-cell table:number-columns-spanned="1" table:number-rows-spanned="7" table:style-name="ce34"/>
          <table:table-cell table:style-name="ce10"/>
          <table:table-cell table:number-columns-repeated="2" table:style-name="ce11"/>
          <table:table-cell office:value-type="float" office:value="1.23" table:style-name="ce11">
            <text:p><text:s/>1,23<text:s/></text:p>
          </table:table-cell>
          <table:table-cell office:value-type="float" office:value="0" table:formula="of:=[.C245]-[.J24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6010004</text:p>
          </table:table-cell>
          <table:table-cell office:value-type="string" table:style-name="ce1">
            <text:p>CONTRIBUCION SUPER DE COMPAÑÍA</text:p>
          </table:table-cell>
          <table:table-cell office:value-type="float" office:value="15954.58" table:style-name="ce11">
            <text:p><text:s/>15.954,5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5954.58" table:style-name="ce11">
            <text:p><text:s/>15.954,58<text:s/></text:p>
          </table:table-cell>
          <table:table-cell office:value-type="float" office:value="0" table:formula="of:=[.C246]-[.J24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6010002</text:p>
          </table:table-cell>
          <table:table-cell office:value-type="string" table:style-name="ce1">
            <text:p>IMPUESTO CUERPO DE BOMBEROS</text:p>
          </table:table-cell>
          <table:table-cell office:value-type="float" office:value="414" table:style-name="ce11">
            <text:p><text:s/>414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14" table:style-name="ce11">
            <text:p><text:s/>414,00<text:s/></text:p>
          </table:table-cell>
          <table:table-cell office:value-type="float" office:value="0" table:formula="of:=[.C247]-[.J24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6010006</text:p>
          </table:table-cell>
          <table:table-cell office:value-type="string" table:style-name="ce1">
            <text:p>IMPUESTO SALIDA DE DIVISAS</text:p>
          </table:table-cell>
          <table:table-cell office:value-type="float" office:value="134.59" table:style-name="ce11">
            <text:p><text:s/>134,5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4.59" table:style-name="ce11">
            <text:p><text:s/>134,59<text:s/></text:p>
          </table:table-cell>
          <table:table-cell office:value-type="float" office:value="0" table:formula="of:=[.C248]-[.J24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6010001</text:p>
          </table:table-cell>
          <table:table-cell office:value-type="string" table:style-name="ce1">
            <text:p>IMPUESTO MUNICIPALES</text:p>
          </table:table-cell>
          <table:table-cell office:value-type="float" office:value="52658.44" table:style-name="ce11">
            <text:p><text:s/>52.658,4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2658.44" table:style-name="ce11">
            <text:p><text:s/>52.658,44<text:s/></text:p>
          </table:table-cell>
          <table:table-cell office:value-type="float" office:value="0" table:formula="of:=[.C249]-[.J24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3010007</text:p>
          </table:table-cell>
          <table:table-cell office:value-type="string" table:style-name="ce1">
            <text:p>MATRICULA EH IMPUESTO VEHICULAR ADM</text:p>
          </table:table-cell>
          <table:table-cell office:value-type="float" office:value="11618.17" table:style-name="ce11">
            <text:p><text:s/>11.618,1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789.94" table:style-name="ce11">
            <text:p><text:s/>11.789,94<text:s/></text:p>
          </table:table-cell>
          <table:table-cell office:value-type="float" office:value="-171.77000000000044" table:formula="of:=[.C250]-[.J250]" table:style-name="ce11">
            <text:p><text:s/>-171,77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6010007</text:p>
          </table:table-cell>
          <table:table-cell office:value-type="string" table:style-name="ce1">
            <text:p>OTROS IMPUESTOS</text:p>
          </table:table-cell>
          <table:table-cell office:value-type="float" office:value="200" table:style-name="ce11">
            <text:p><text:s/>20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00" table:style-name="ce11">
            <text:p><text:s/>200,00<text:s/></text:p>
          </table:table-cell>
          <table:table-cell office:value-type="float" office:value="0" table:formula="of:=[.C251]-[.J25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5</text:p>
          </table:table-cell>
          <table:table-cell office:value-type="string" table:style-name="ce1">
            <text:p>ASESORIAS</text:p>
          </table:table-cell>
          <table:table-cell office:value-type="float" office:value="12300" table:style-name="ce11">
            <text:p><text:s/>12.300,00<text:s/></text:p>
          </table:table-cell>
          <table:table-cell office:value-type="string" table:style-name="ce27">
            <text:p>7229</text:p>
          </table:table-cell>
          <table:table-cell office:value-type="string" table:style-name="ce28">
            <text:p>OPERACIONES DE REGALÍAS, SERVICIOS TÉCNICOS. ADMINISTRATIVOS, DE CONSULTARÍA Y SIMILARE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12300" table:style-name="ce11">
            <text:p><text:s/>12.300,00<text:s/></text:p>
          </table:table-cell>
          <table:table-cell office:value-type="float" office:value="0" table:formula="of:=[.C252]-[.J25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2010005</text:p>
          </table:table-cell>
          <table:table-cell office:value-type="string" table:style-name="ce1">
            <text:p>AUDITORIAS</text:p>
          </table:table-cell>
          <table:table-cell office:value-type="float" office:value="7514.72" table:style-name="ce11">
            <text:p><text:s/>7.514,72<text:s/></text:p>
          </table:table-cell>
          <table:table-cell office:value-type="string" table:number-columns-spanned="1" table:number-rows-spanned="4" table:style-name="ce32">
            <text:p>7230</text:p>
          </table:table-cell>
          <table:table-cell office:value-type="string" table:number-columns-spanned="1" table:number-rows-spanned="4" table:style-name="ce33">
            <text:p>OPERACIONES DE REGALÍAS, SERVICIOS TÉCNICOS. ADMINISTRATIVOS, DE CONSULTARÍA Y SIMILARE</text:p>
          </table:table-cell>
          <table:table-cell table:number-columns-spanned="1" table:number-rows-spanned="4" table:style-name="ce34"/>
          <table:table-cell table:style-name="ce10"/>
          <table:table-cell table:number-columns-repeated="2" table:style-name="ce11"/>
          <table:table-cell office:value-type="float" office:value="7514.72" table:style-name="ce11">
            <text:p><text:s/>7.514,72<text:s/></text:p>
          </table:table-cell>
          <table:table-cell office:value-type="float" office:value="0" table:formula="of:=[.C253]-[.J25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1</text:p>
          </table:table-cell>
          <table:table-cell office:value-type="string" table:style-name="ce1">
            <text:p>GASTOS LEGALES</text:p>
          </table:table-cell>
          <table:table-cell office:value-type="float" office:value="1500" table:style-name="ce11">
            <text:p><text:s/>1.50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21" table:style-name="ce11">
            <text:p><text:s/>2.121,00<text:s/></text:p>
          </table:table-cell>
          <table:table-cell office:value-type="float" office:value="-621" table:formula="of:=[.C254]-[.J254]" table:style-name="ce11">
            <text:p><text:s/>-621,0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2</text:p>
          </table:table-cell>
          <table:table-cell office:value-type="string" table:style-name="ce1">
            <text:p>SEGURIDAD</text:p>
          </table:table-cell>
          <table:table-cell office:value-type="float" office:value="31790" table:style-name="ce11">
            <text:p><text:s/>31.79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1790" table:style-name="ce11">
            <text:p><text:s/>31.790,00<text:s/></text:p>
          </table:table-cell>
          <table:table-cell office:value-type="float" office:value="0" table:formula="of:=[.C255]-[.J25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2010002</text:p>
          </table:table-cell>
          <table:table-cell office:value-type="string" table:style-name="ce1">
            <text:p>SERVICIOS DE CONTABILIDAD-ASESORIAS</text:p>
          </table:table-cell>
          <table:table-cell office:value-type="float" office:value="13030" table:style-name="ce11">
            <text:p><text:s/>13.03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030" table:style-name="ce11">
            <text:p><text:s/>13.030,00<text:s/></text:p>
          </table:table-cell>
          <table:table-cell office:value-type="float" office:value="0" table:formula="of:=[.C256]-[.J25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4</text:p>
          </table:table-cell>
          <table:table-cell office:value-type="string" table:style-name="ce1">
            <text:p>IVA COSTO</text:p>
          </table:table-cell>
          <table:table-cell office:value-type="float" office:value="145576.07999999999" table:style-name="ce11">
            <text:p><text:s/>145.576,08<text:s/></text:p>
          </table:table-cell>
          <table:table-cell office:value-type="string" table:style-name="ce27">
            <text:p>7238</text:p>
          </table:table-cell>
          <table:table-cell office:value-type="string" table:style-name="ce28">
            <text:p>IVA QUE SE CARGA AL COSTO O GASTO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146206.62" table:style-name="ce11">
            <text:p><text:s/>146.206,62<text:s/></text:p>
          </table:table-cell>
          <table:table-cell office:value-type="float" office:value="-630.54000000000815" table:formula="of:=[.C257]-[.J257]" table:style-name="ce11">
            <text:p><text:s/>-630,54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6</text:p>
          </table:table-cell>
          <table:table-cell office:value-type="string" table:style-name="ce1">
            <text:p>IVA FACTOR DE PROPORCIONALIDAD</text:p>
          </table:table-cell>
          <table:table-cell office:value-type="float" office:value="30166.36" table:style-name="ce11">
            <text:p><text:s/>30.166,36<text:s/></text:p>
          </table:table-cell>
          <table:table-cell office:value-type="string" table:number-columns-spanned="1" table:number-rows-spanned="3" table:style-name="ce32">
            <text:p>7239</text:p>
          </table:table-cell>
          <table:table-cell office:value-type="string" table:number-columns-spanned="1" table:number-rows-spanned="3" table:style-name="ce33">
            <text:p>IVA QUE SE CARGA AL COSTO O GASTO</text:p>
          </table:table-cell>
          <table:table-cell table:number-columns-spanned="1" table:number-rows-spanned="3" table:style-name="ce34"/>
          <table:table-cell table:style-name="ce10"/>
          <table:table-cell table:number-columns-repeated="2" table:style-name="ce11"/>
          <table:table-cell office:value-type="float" office:value="30166.36" table:style-name="ce11">
            <text:p><text:s/>30.166,36<text:s/></text:p>
          </table:table-cell>
          <table:table-cell office:value-type="float" office:value="0" table:formula="of:=[.C258]-[.J25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23</text:p>
          </table:table-cell>
          <table:table-cell office:value-type="string" table:style-name="ce1">
            <text:p>IVA NO APLICADO (GASTO)</text:p>
          </table:table-cell>
          <table:table-cell office:value-type="float" office:value="13000.73" table:style-name="ce11">
            <text:p><text:s/>13.000,7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000.73" table:style-name="ce11">
            <text:p><text:s/>13.000,73<text:s/></text:p>
          </table:table-cell>
          <table:table-cell office:value-type="float" office:value="0" table:formula="of:=[.C259]-[.J25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4</text:p>
          </table:table-cell>
          <table:table-cell office:value-type="string" table:style-name="ce1">
            <text:p>IVA NO APLICADO (GASTO)</text:p>
          </table:table-cell>
          <table:table-cell office:value-type="float" office:value="89507.87" table:style-name="ce11">
            <text:p><text:s/>89.507,8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93133.08" table:style-name="ce11">
            <text:p><text:s/>93.133,08<text:s/></text:p>
          </table:table-cell>
          <table:table-cell office:value-type="float" office:value="-3625.2100000000064" table:formula="of:=[.C260]-[.J260]" table:style-name="ce11">
            <text:p><text:s/>-3.625,21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06</text:p>
          </table:table-cell>
          <table:table-cell office:value-type="string" table:style-name="ce1">
            <text:p>AGUA PLANTA</text:p>
          </table:table-cell>
          <table:table-cell office:value-type="float" office:value="9092.5400000000009" table:style-name="ce11">
            <text:p><text:s/>9.092,54<text:s/></text:p>
          </table:table-cell>
          <table:table-cell office:value-type="string" table:number-columns-spanned="1" table:number-rows-spanned="4" table:style-name="ce32">
            <text:p>7241</text:p>
          </table:table-cell>
          <table:table-cell office:value-type="string" table:number-columns-spanned="1" table:number-rows-spanned="4" table:style-name="ce33">
            <text:p>OTROS GASTOS SERVICIOS PUBLICOS</text:p>
          </table:table-cell>
          <table:table-cell table:number-columns-spanned="1" table:number-rows-spanned="4" table:style-name="ce34"/>
          <table:table-cell table:style-name="ce10"/>
          <table:table-cell table:number-columns-repeated="2" table:style-name="ce11"/>
          <table:table-cell office:value-type="float" office:value="9092.5400000000009" table:style-name="ce11">
            <text:p><text:s/>9.092,54<text:s/></text:p>
          </table:table-cell>
          <table:table-cell office:value-type="float" office:value="0" table:formula="of:=[.C261]-[.J26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07</text:p>
          </table:table-cell>
          <table:table-cell office:value-type="string" table:style-name="ce1">
            <text:p>ENERGIA ELECTRICA PLANTA</text:p>
          </table:table-cell>
          <table:table-cell office:value-type="float" office:value="94886.27" table:style-name="ce11">
            <text:p><text:s/>94.886,2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94886.27" table:style-name="ce11">
            <text:p><text:s/>94.886,27<text:s/></text:p>
          </table:table-cell>
          <table:table-cell office:value-type="float" office:value="0" table:formula="of:=[.C262]-[.J26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7</text:p>
          </table:table-cell>
          <table:table-cell office:value-type="string" table:style-name="ce1">
            <text:p>TAS DE RECOLEPCION DE FACTURA</text:p>
          </table:table-cell>
          <table:table-cell office:value-type="float" office:value="11870.82" table:style-name="ce11">
            <text:p><text:s/>11.870,8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870.82" table:style-name="ce11">
            <text:p><text:s/>11.870,82<text:s/></text:p>
          </table:table-cell>
          <table:table-cell office:value-type="float" office:value="0" table:formula="of:=[.C263]-[.J26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9</text:p>
          </table:table-cell>
          <table:table-cell office:value-type="string" table:style-name="ce1">
            <text:p>TELEFONIA CELULAR</text:p>
          </table:table-cell>
          <table:table-cell office:value-type="float" office:value="599.02" table:style-name="ce11">
            <text:p><text:s/>599,0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99.02" table:style-name="ce11">
            <text:p><text:s/>599,02<text:s/></text:p>
          </table:table-cell>
          <table:table-cell office:value-type="float" office:value="0" table:formula="of:=[.C264]-[.J26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7</text:p>
          </table:table-cell>
          <table:table-cell office:value-type="string" table:style-name="ce1">
            <text:p>AGUA ADMINISTRACION</text:p>
          </table:table-cell>
          <table:table-cell office:value-type="float" office:value="2273.15" table:style-name="ce11">
            <text:p><text:s/>2.273,15<text:s/></text:p>
          </table:table-cell>
          <table:table-cell office:value-type="string" table:number-columns-spanned="1" table:number-rows-spanned="7" table:style-name="ce32">
            <text:p>7242</text:p>
          </table:table-cell>
          <table:table-cell office:value-type="string" table:number-columns-spanned="1" table:number-rows-spanned="7" table:style-name="ce33">
            <text:p>SERVICIOS PUBLICOS</text:p>
          </table:table-cell>
          <table:table-cell table:number-columns-spanned="1" table:number-rows-spanned="7" table:style-name="ce34"/>
          <table:table-cell table:style-name="ce10"/>
          <table:table-cell table:number-columns-repeated="2" table:style-name="ce11"/>
          <table:table-cell office:value-type="float" office:value="2273.15" table:style-name="ce11">
            <text:p><text:s/>2.273,15<text:s/></text:p>
          </table:table-cell>
          <table:table-cell office:value-type="float" office:value="0" table:formula="of:=[.C265]-[.J26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6</text:p>
          </table:table-cell>
          <table:table-cell office:value-type="string" table:style-name="ce1">
            <text:p>ENERGIA ELECTRICA ADMINISTRACION</text:p>
          </table:table-cell>
          <table:table-cell office:value-type="float" office:value="23721.95" table:style-name="ce11">
            <text:p><text:s/>23.721,9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3721.95" table:style-name="ce11">
            <text:p><text:s/>23.721,95<text:s/></text:p>
          </table:table-cell>
          <table:table-cell office:value-type="float" office:value="0" table:formula="of:=[.C266]-[.J26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9</text:p>
          </table:table-cell>
          <table:table-cell office:value-type="string" table:style-name="ce1">
            <text:p>INTERNET</text:p>
          </table:table-cell>
          <table:table-cell office:value-type="float" office:value="11836" table:style-name="ce11">
            <text:p><text:s/>11.836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836" table:style-name="ce11">
            <text:p><text:s/>11.836,00<text:s/></text:p>
          </table:table-cell>
          <table:table-cell office:value-type="float" office:value="0" table:formula="of:=[.C267]-[.J26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6010008</text:p>
          </table:table-cell>
          <table:table-cell office:value-type="string" table:style-name="ce1">
            <text:p>TASA DE RECOLECCION DE BASURA</text:p>
          </table:table-cell>
          <table:table-cell office:value-type="float" office:value="2967.69" table:style-name="ce11">
            <text:p><text:s/>2.967,6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967.69" table:style-name="ce11">
            <text:p><text:s/>2.967,69<text:s/></text:p>
          </table:table-cell>
          <table:table-cell office:value-type="float" office:value="0" table:formula="of:=[.C268]-[.J26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3</text:p>
          </table:table-cell>
          <table:table-cell office:value-type="string" table:style-name="ce1">
            <text:p>TELEFONIA CELULAR</text:p>
          </table:table-cell>
          <table:table-cell office:value-type="float" office:value="2368.64" table:style-name="ce11">
            <text:p><text:s/>2.368,6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368.64" table:style-name="ce11">
            <text:p><text:s/>2.368,64<text:s/></text:p>
          </table:table-cell>
          <table:table-cell office:value-type="float" office:value="0" table:formula="of:=[.C269]-[.J26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9</text:p>
          </table:table-cell>
          <table:table-cell office:value-type="string" table:style-name="ce1">
            <text:p>TELEFONIA CELULAR VENTAS</text:p>
          </table:table-cell>
          <table:table-cell office:value-type="float" office:value="3006.56" table:style-name="ce11">
            <text:p><text:s/>3.006,5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006.56" table:style-name="ce11">
            <text:p><text:s/>3.006,56<text:s/></text:p>
          </table:table-cell>
          <table:table-cell office:value-type="float" office:value="0" table:formula="of:=[.C270]-[.J27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8</text:p>
          </table:table-cell>
          <table:table-cell office:value-type="string" table:style-name="ce1">
            <text:p>TELEFONIA CONVENCIONAL</text:p>
          </table:table-cell>
          <table:table-cell office:value-type="float" office:value="3982.02" table:style-name="ce11">
            <text:p><text:s/>3.982,0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982.02" table:style-name="ce11">
            <text:p><text:s/>3.982,02<text:s/></text:p>
          </table:table-cell>
          <table:table-cell office:value-type="float" office:value="0" table:formula="of:=[.C271]-[.J27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20001</text:p>
          </table:table-cell>
          <table:table-cell office:value-type="string" table:style-name="ce1">
            <text:p>AGASAJO AL PERSONAL DE PLANTA</text:p>
          </table:table-cell>
          <table:table-cell office:value-type="float" office:value="3316.89" table:style-name="ce11">
            <text:p><text:s/>3.316,89<text:s/></text:p>
          </table:table-cell>
          <table:table-cell office:value-type="string" table:number-columns-spanned="1" table:number-rows-spanned="19" table:style-name="ce32">
            <text:p>7247</text:p>
          </table:table-cell>
          <table:table-cell office:value-type="string" table:number-columns-spanned="1" table:number-rows-spanned="19" table:style-name="ce33">
            <text:p>OTROS GASTOS</text:p>
          </table:table-cell>
          <table:table-cell table:number-columns-spanned="1" table:number-rows-spanned="19" table:style-name="ce34"/>
          <table:table-cell table:style-name="ce10"/>
          <table:table-cell table:number-columns-repeated="2" table:style-name="ce11"/>
          <table:table-cell office:value-type="float" office:value="3316.89" table:style-name="ce11">
            <text:p><text:s/>3.316,89<text:s/></text:p>
          </table:table-cell>
          <table:table-cell office:value-type="float" office:value="0" table:formula="of:=[.C272]-[.J27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20003</text:p>
          </table:table-cell>
          <table:table-cell office:value-type="string" table:style-name="ce1">
            <text:p>ALIMENTACION PLANTA</text:p>
          </table:table-cell>
          <table:table-cell office:value-type="float" office:value="78358.58" table:style-name="ce11">
            <text:p><text:s/>78.358,5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8358.58" table:style-name="ce11">
            <text:p><text:s/>78.358,58<text:s/></text:p>
          </table:table-cell>
          <table:table-cell office:value-type="float" office:value="0" table:formula="of:=[.C273]-[.J27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2</text:p>
          </table:table-cell>
          <table:table-cell office:value-type="string" table:style-name="ce1">
            <text:p>ALQUILER DE MAQUINARIAS Y OTROS</text:p>
          </table:table-cell>
          <table:table-cell office:value-type="float" office:value="800" table:style-name="ce11">
            <text:p><text:s/>80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00" table:style-name="ce11">
            <text:p><text:s/>800,00<text:s/></text:p>
          </table:table-cell>
          <table:table-cell office:value-type="float" office:value="0" table:formula="of:=[.C274]-[.J27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05</text:p>
          </table:table-cell>
          <table:table-cell office:value-type="string" table:style-name="ce1">
            <text:p>ARTICULO DE SEGURIDAD</text:p>
          </table:table-cell>
          <table:table-cell office:value-type="float" office:value="21582.6" table:style-name="ce11">
            <text:p><text:s/>21.582,6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582.6" table:style-name="ce11">
            <text:p><text:s/>21.582,60<text:s/></text:p>
          </table:table-cell>
          <table:table-cell office:value-type="float" office:value="0" table:formula="of:=[.C275]-[.J27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20007</text:p>
          </table:table-cell>
          <table:table-cell office:value-type="string" table:style-name="ce1">
            <text:p>CAPACITACION Y SEMINARIO PLANTA</text:p>
          </table:table-cell>
          <table:table-cell office:value-type="float" office:value="3665" table:style-name="ce11">
            <text:p><text:s/>3.665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665" table:style-name="ce11">
            <text:p><text:s/>3.665,00<text:s/></text:p>
          </table:table-cell>
          <table:table-cell office:value-type="float" office:value="0" table:formula="of:=[.C276]-[.J27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3</text:p>
          </table:table-cell>
          <table:table-cell office:value-type="string" table:style-name="ce1">
            <text:p>DESTRUCCIO DESECHOS - MEDIO AMBIENTE</text:p>
          </table:table-cell>
          <table:table-cell office:value-type="float" office:value="1245.8800000000001" table:style-name="ce11">
            <text:p><text:s/>1.245,8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245.8800000000001" table:style-name="ce11">
            <text:p><text:s/>1.245,88<text:s/></text:p>
          </table:table-cell>
          <table:table-cell office:value-type="float" office:value="0" table:formula="of:=[.C277]-[.J27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14</text:p>
          </table:table-cell>
          <table:table-cell office:value-type="string" table:style-name="ce1">
            <text:p>GASTOS DE CONTROL DE CALIDA</text:p>
          </table:table-cell>
          <table:table-cell office:value-type="float" office:value="194" table:style-name="ce11">
            <text:p><text:s/>194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94" table:style-name="ce11">
            <text:p><text:s/>194,00<text:s/></text:p>
          </table:table-cell>
          <table:table-cell office:value-type="float" office:value="0" table:formula="of:=[.C278]-[.J27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0</text:p>
          </table:table-cell>
          <table:table-cell office:value-type="string" table:style-name="ce1">
            <text:p>GASTOS DE LICENCIA - SOFWARE Y MANTENIMIENTO</text:p>
          </table:table-cell>
          <table:table-cell office:value-type="float" office:value="30334.14" table:style-name="ce11">
            <text:p><text:s/>30.334,1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0334.14" table:style-name="ce11">
            <text:p><text:s/>30.334,14<text:s/></text:p>
          </table:table-cell>
          <table:table-cell office:value-type="float" office:value="0" table:formula="of:=[.C279]-[.J27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20005</text:p>
          </table:table-cell>
          <table:table-cell office:value-type="string" table:style-name="ce1">
            <text:p>GASTOS MEDICO PLANTA</text:p>
          </table:table-cell>
          <table:table-cell office:value-type="float" office:value="2084.27" table:style-name="ce11">
            <text:p><text:s/>2.084,2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084.27" table:style-name="ce11">
            <text:p><text:s/>2.084,27<text:s/></text:p>
          </table:table-cell>
          <table:table-cell office:value-type="float" office:value="0" table:formula="of:=[.C280]-[.J28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28</text:p>
          </table:table-cell>
          <table:table-cell office:value-type="string" table:style-name="ce1">
            <text:p>GASTOS DE MOVILIZACION PLANTA</text:p>
          </table:table-cell>
          <table:table-cell office:value-type="float" office:value="18851.919999999998" table:style-name="ce11">
            <text:p><text:s/>18.851,9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851.919999999998" table:style-name="ce11">
            <text:p><text:s/>18.851,92<text:s/></text:p>
          </table:table-cell>
          <table:table-cell office:value-type="float" office:value="0" table:formula="of:=[.C281]-[.J28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11</text:p>
          </table:table-cell>
          <table:table-cell office:value-type="string" table:style-name="ce1">
            <text:p>OTROS COSTOS DE PRODUCCION</text:p>
          </table:table-cell>
          <table:table-cell office:value-type="float" office:value="271.35000000000002" table:style-name="ce11">
            <text:p><text:s/>271,3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71.35000000000002" table:style-name="ce11">
            <text:p><text:s/>271,35<text:s/></text:p>
          </table:table-cell>
          <table:table-cell office:value-type="float" office:value="0" table:formula="of:=[.C282]-[.J28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20008</text:p>
          </table:table-cell>
          <table:table-cell office:value-type="string" table:style-name="ce1">
            <text:p>OTROS GASTOS DEL PERSONAL</text:p>
          </table:table-cell>
          <table:table-cell office:value-type="float" office:value="135" table:style-name="ce11">
            <text:p><text:s/>135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5" table:style-name="ce11">
            <text:p><text:s/>135,00<text:s/></text:p>
          </table:table-cell>
          <table:table-cell office:value-type="float" office:value="0" table:formula="of:=[.C283]-[.J28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36</text:p>
          </table:table-cell>
          <table:table-cell office:value-type="string" table:style-name="ce1">
            <text:p>OTROS PAGOS BIENES Y SERVICIO PLANTA</text:p>
          </table:table-cell>
          <table:table-cell office:value-type="float" office:value="13578.58" table:style-name="ce11">
            <text:p><text:s/>13.578,5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3698.26" table:style-name="ce11">
            <text:p><text:s/>13.698,26<text:s/></text:p>
          </table:table-cell>
          <table:table-cell office:value-type="float" office:value="-119.68000000000029" table:formula="of:=[.C284]-[.J284]" table:style-name="ce11">
            <text:p><text:s/>-119,68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50</text:p>
          </table:table-cell>
          <table:table-cell office:value-type="string" table:style-name="ce1">
            <text:p>RASTREO SATELITAL</text:p>
          </table:table-cell>
          <table:table-cell office:value-type="float" office:value="858.48" table:style-name="ce11">
            <text:p><text:s/>858,4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858.48" table:style-name="ce11">
            <text:p><text:s/>858,48<text:s/></text:p>
          </table:table-cell>
          <table:table-cell office:value-type="float" office:value="0" table:formula="of:=[.C285]-[.J28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17</text:p>
          </table:table-cell>
          <table:table-cell office:value-type="string" table:style-name="ce1">
            <text:p>SERVICIO DE AFILADA DE CUCHILLAS</text:p>
          </table:table-cell>
          <table:table-cell office:value-type="float" office:value="5424.31" table:style-name="ce11">
            <text:p><text:s/>5.424,3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5424.31" table:style-name="ce11">
            <text:p><text:s/>5.424,31<text:s/></text:p>
          </table:table-cell>
          <table:table-cell office:value-type="float" office:value="0" table:formula="of:=[.C286]-[.J28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1050004</text:p>
          </table:table-cell>
          <table:table-cell office:value-type="string" table:style-name="ce1">
            <text:p>SERVICIO DE MANUFACTURAS DIRECTOS</text:p>
          </table:table-cell>
          <table:table-cell office:value-type="float" office:value="404085.66" table:style-name="ce11">
            <text:p><text:s/>404.085,6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04295.41" table:style-name="ce11">
            <text:p><text:s/>404.295,41<text:s/></text:p>
          </table:table-cell>
          <table:table-cell office:value-type="float" office:value="-209.75" table:formula="of:=[.C287]-[.J287]" table:style-name="ce11">
            <text:p><text:s/>-209,75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13</text:p>
          </table:table-cell>
          <table:table-cell office:value-type="string" table:style-name="ce1">
            <text:p>SERVICIO DE MANUFACTURA INDIRECTOS</text:p>
          </table:table-cell>
          <table:table-cell office:value-type="float" office:value="21724.3" table:style-name="ce11">
            <text:p><text:s/>21.724,3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724.3" table:style-name="ce11">
            <text:p><text:s/>21.724,30<text:s/></text:p>
          </table:table-cell>
          <table:table-cell office:value-type="float" office:value="0" table:formula="of:=[.C288]-[.J28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50041</text:p>
          </table:table-cell>
          <table:table-cell office:value-type="string" table:style-name="ce1">
            <text:p>SERVICIOS DE FUMIGACION Y CONTROL DE PLAGAS</text:p>
          </table:table-cell>
          <table:table-cell office:value-type="float" office:value="4100" table:style-name="ce11">
            <text:p><text:s/>4.10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100" table:style-name="ce11">
            <text:p><text:s/>4.100,00<text:s/></text:p>
          </table:table-cell>
          <table:table-cell office:value-type="float" office:value="0" table:formula="of:=[.C289]-[.J28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10202020009</text:p>
          </table:table-cell>
          <table:table-cell office:value-type="string" table:style-name="ce1">
            <text:p>UTILES DE LIMPIEZA, CAFETERIA VARIAS PLANTA</text:p>
          </table:table-cell>
          <table:table-cell office:value-type="float" office:value="3471.01" table:style-name="ce11">
            <text:p><text:s/>3.471,0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471.01" table:style-name="ce11">
            <text:p><text:s/>3.471,01<text:s/></text:p>
          </table:table-cell>
          <table:table-cell office:value-type="float" office:value="0" table:formula="of:=[.C290]-[.J29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20007</text:p>
          </table:table-cell>
          <table:table-cell office:value-type="string" table:style-name="ce1">
            <text:p>AGASAJO DEL PERSONAL ADMINISTRACION</text:p>
          </table:table-cell>
          <table:table-cell office:value-type="float" office:value="31594.99" table:style-name="ce11">
            <text:p><text:s/>31.594,99<text:s/></text:p>
          </table:table-cell>
          <table:table-cell office:value-type="string" table:number-columns-spanned="1" table:number-rows-spanned="28" table:style-name="ce32">
            <text:p>7248</text:p>
          </table:table-cell>
          <table:table-cell office:value-type="string" table:number-columns-spanned="1" table:number-rows-spanned="28" table:style-name="ce33">
            <text:p>OTROS GASTOS</text:p>
          </table:table-cell>
          <table:table-cell table:number-columns-spanned="1" table:number-rows-spanned="28" table:style-name="ce34"/>
          <table:table-cell table:style-name="ce10"/>
          <table:table-cell table:number-columns-repeated="2" table:style-name="ce11"/>
          <table:table-cell office:value-type="float" office:value="31594.99" table:style-name="ce11">
            <text:p><text:s/>31.594,99<text:s/></text:p>
          </table:table-cell>
          <table:table-cell office:value-type="float" office:value="0" table:formula="of:=[.C291]-[.J29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20007</text:p>
          </table:table-cell>
          <table:table-cell office:value-type="string" table:style-name="ce1">
            <text:p>AGASAJO DEL PERSONAL VENTA</text:p>
          </table:table-cell>
          <table:table-cell office:value-type="float" office:value="66.66" table:style-name="ce11">
            <text:p><text:s/>66,66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6.66" table:style-name="ce11">
            <text:p><text:s/>66,66<text:s/></text:p>
          </table:table-cell>
          <table:table-cell office:value-type="float" office:value="0" table:formula="of:=[.C292]-[.J29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0</text:p>
          </table:table-cell>
          <table:table-cell office:value-type="string" table:style-name="ce1">
            <text:p>AJUSTE DE CENTAVO</text:p>
          </table:table-cell>
          <table:table-cell office:value-type="float" office:value="14.93" table:style-name="ce11">
            <text:p><text:s/>14,9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.649999999999999" table:style-name="ce11">
            <text:p><text:s/>18,65<text:s/></text:p>
          </table:table-cell>
          <table:table-cell office:value-type="float" office:value="-3.7199999999999989" table:formula="of:=[.C293]-[.J293]" table:style-name="ce11">
            <text:p><text:s/>-3,72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20002</text:p>
          </table:table-cell>
          <table:table-cell office:value-type="string" table:style-name="ce1">
            <text:p>ALIMENTACION ADMINISTRACION</text:p>
          </table:table-cell>
          <table:table-cell office:value-type="float" office:value="12561.52" table:style-name="ce11">
            <text:p><text:s/>12.561,5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2561.52" table:style-name="ce11">
            <text:p><text:s/>12.561,52<text:s/></text:p>
          </table:table-cell>
          <table:table-cell office:value-type="float" office:value="0" table:formula="of:=[.C294]-[.J29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20002</text:p>
          </table:table-cell>
          <table:table-cell office:value-type="string" table:style-name="ce1">
            <text:p>ALIMENTACION VENTAS</text:p>
          </table:table-cell>
          <table:table-cell office:value-type="float" office:value="6887.82" table:style-name="ce11">
            <text:p><text:s/>6.887,8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887.82" table:style-name="ce11">
            <text:p><text:s/>6.887,82<text:s/></text:p>
          </table:table-cell>
          <table:table-cell office:value-type="float" office:value="0" table:formula="of:=[.C295]-[.J29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20006</text:p>
          </table:table-cell>
          <table:table-cell office:value-type="string" table:style-name="ce1">
            <text:p>CAPACITACION Y SEMINARIO ADMINISTRACION</text:p>
          </table:table-cell>
          <table:table-cell office:value-type="float" office:value="2563" table:style-name="ce11">
            <text:p><text:s/>2.563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563" table:style-name="ce11">
            <text:p><text:s/>2.563,00<text:s/></text:p>
          </table:table-cell>
          <table:table-cell office:value-type="float" office:value="0" table:formula="of:=[.C296]-[.J29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20006</text:p>
          </table:table-cell>
          <table:table-cell office:value-type="string" table:style-name="ce1">
            <text:p>CAPACITACION Y SEMINARIO VENTAS</text:p>
          </table:table-cell>
          <table:table-cell office:value-type="float" office:value="2141" table:style-name="ce11">
            <text:p><text:s/>2.141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41" table:style-name="ce11">
            <text:p><text:s/>2.141,00<text:s/></text:p>
          </table:table-cell>
          <table:table-cell office:value-type="float" office:value="0" table:formula="of:=[.C297]-[.J29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04</text:p>
          </table:table-cell>
          <table:table-cell office:value-type="string" table:style-name="ce1">
            <text:p>CORREO Y COURRIER</text:p>
          </table:table-cell>
          <table:table-cell office:value-type="float" office:value="1076.3499999999999" table:style-name="ce11">
            <text:p><text:s/>1.076,3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76.3499999999999" table:style-name="ce11">
            <text:p><text:s/>1.076,35<text:s/></text:p>
          </table:table-cell>
          <table:table-cell office:value-type="float" office:value="0" table:formula="of:=[.C298]-[.J29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22</text:p>
          </table:table-cell>
          <table:table-cell office:value-type="string" table:style-name="ce1">
            <text:p>CORREO Y COURRIER</text:p>
          </table:table-cell>
          <table:table-cell office:value-type="float" office:value="18098.73" table:style-name="ce11">
            <text:p><text:s/>18.098,7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8098.73" table:style-name="ce11">
            <text:p><text:s/>18.098,73<text:s/></text:p>
          </table:table-cell>
          <table:table-cell office:value-type="float" office:value="0" table:formula="of:=[.C299]-[.J29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3</text:p>
          </table:table-cell>
          <table:table-cell office:value-type="string" table:style-name="ce1">
            <text:p>CUOTAS Y SUSCRIPCIONES</text:p>
          </table:table-cell>
          <table:table-cell office:value-type="float" office:value="10680" table:style-name="ce11">
            <text:p><text:s/>10.68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680" table:style-name="ce11">
            <text:p><text:s/>10.680,00<text:s/></text:p>
          </table:table-cell>
          <table:table-cell office:value-type="float" office:value="0" table:formula="of:=[.C300]-[.J30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2</text:p>
          </table:table-cell>
          <table:table-cell office:value-type="string" table:style-name="ce1">
            <text:p>DONACIONES</text:p>
          </table:table-cell>
          <table:table-cell office:value-type="float" office:value="3267.41" table:style-name="ce11">
            <text:p><text:s/>3.267,4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267.41" table:style-name="ce11">
            <text:p><text:s/>3.267,41<text:s/></text:p>
          </table:table-cell>
          <table:table-cell office:value-type="float" office:value="0" table:formula="of:=[.C301]-[.J30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30</text:p>
          </table:table-cell>
          <table:table-cell office:value-type="string" table:style-name="ce1">
            <text:p>GASTO MOVILIZACION ADMINISTRACION</text:p>
          </table:table-cell>
          <table:table-cell office:value-type="float" office:value="2118.9499999999998" table:style-name="ce11">
            <text:p><text:s/>2.118,9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118.9499999999998" table:style-name="ce11">
            <text:p><text:s/>2.118,95<text:s/></text:p>
          </table:table-cell>
          <table:table-cell office:value-type="float" office:value="0" table:formula="of:=[.C302]-[.J30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41</text:p>
          </table:table-cell>
          <table:table-cell office:value-type="string" table:style-name="ce1">
            <text:p>GASTOS DE EMBARQUE POR REEXPORTACION</text:p>
          </table:table-cell>
          <table:table-cell office:value-type="float" office:value="250" table:style-name="ce11">
            <text:p><text:s/>250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50" table:style-name="ce11">
            <text:p><text:s/>250,00<text:s/></text:p>
          </table:table-cell>
          <table:table-cell office:value-type="float" office:value="0" table:formula="of:=[.C303]-[.J30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06</text:p>
          </table:table-cell>
          <table:table-cell office:value-type="string" table:style-name="ce1">
            <text:p>GASTOS DE EXPORTACION</text:p>
          </table:table-cell>
          <table:table-cell office:value-type="float" office:value="60739.83" table:style-name="ce11">
            <text:p><text:s/>60.739,83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40484.82999999999" table:style-name="ce11">
            <text:p><text:s/>140.484,83<text:s/></text:p>
          </table:table-cell>
          <table:table-cell office:value-type="float" office:value="-79744.999999999985" table:formula="of:=[.C304]-[.J304]" table:style-name="ce11">
            <text:p><text:s/>-79.745,00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4</text:p>
          </table:table-cell>
          <table:table-cell office:value-type="string" table:style-name="ce1">
            <text:p>GASTOS DE LICENCIA - SOFWARE Y MANTENIMIENTO</text:p>
          </table:table-cell>
          <table:table-cell office:value-type="float" office:value="27632.62" table:style-name="ce11">
            <text:p><text:s/>27.632,62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7632.62" table:style-name="ce11">
            <text:p><text:s/>27.632,62<text:s/></text:p>
          </table:table-cell>
          <table:table-cell office:value-type="float" office:value="0" table:formula="of:=[.C305]-[.J30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1020004</text:p>
          </table:table-cell>
          <table:table-cell office:value-type="string" table:style-name="ce1">
            <text:p>GASTOS MEDICOS VENTA Y ADMINISTRACION</text:p>
          </table:table-cell>
          <table:table-cell office:value-type="float" office:value="3096.2" table:style-name="ce11">
            <text:p><text:s/>3.096,2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096.2" table:style-name="ce11">
            <text:p><text:s/>3.096,20<text:s/></text:p>
          </table:table-cell>
          <table:table-cell office:value-type="float" office:value="0" table:formula="of:=[.C306]-[.J30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1</text:p>
          </table:table-cell>
          <table:table-cell office:value-type="string" table:style-name="ce1">
            <text:p>GASTOS MENORES DE ACTIVOS ADMINISTRACION</text:p>
          </table:table-cell>
          <table:table-cell office:value-type="float" office:value="419.49" table:style-name="ce11">
            <text:p><text:s/>419,4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19.49" table:style-name="ce11">
            <text:p><text:s/>419,49<text:s/></text:p>
          </table:table-cell>
          <table:table-cell office:value-type="float" office:value="0" table:formula="of:=[.C307]-[.J30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23</text:p>
          </table:table-cell>
          <table:table-cell office:value-type="string" table:style-name="ce1">
            <text:p>GASTO NO DEDUCIBLE</text:p>
          </table:table-cell>
          <table:table-cell office:value-type="float" office:value="68980.91" table:style-name="ce11">
            <text:p><text:s/>68.980,91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94478.22" table:style-name="ce11">
            <text:p><text:s/>94.478,22<text:s/></text:p>
          </table:table-cell>
          <table:table-cell office:value-type="float" office:value="-25497.309999999998" table:formula="of:=[.C308]-[.J308]" table:style-name="ce11">
            <text:p><text:s/>-25.497,31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12</text:p>
          </table:table-cell>
          <table:table-cell office:value-type="string" table:style-name="ce1">
            <text:p>MOVILIZACION VENTAS</text:p>
          </table:table-cell>
          <table:table-cell office:value-type="float" office:value="22" table:style-name="ce11">
            <text:p><text:s/>22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22" table:style-name="ce11">
            <text:p><text:s/>22,00<text:s/></text:p>
          </table:table-cell>
          <table:table-cell office:value-type="float" office:value="0" table:formula="of:=[.C309]-[.J309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40</text:p>
          </table:table-cell>
          <table:table-cell office:value-type="string" table:style-name="ce1">
            <text:p>OBSEQUIOS Y MUESTRAS DE CLIENTE</text:p>
          </table:table-cell>
          <table:table-cell office:value-type="float" office:value="10935.44" table:style-name="ce11">
            <text:p><text:s/>10.935,4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0935.44" table:style-name="ce11">
            <text:p><text:s/>10.935,44<text:s/></text:p>
          </table:table-cell>
          <table:table-cell office:value-type="float" office:value="0" table:formula="of:=[.C310]-[.J310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9</text:p>
          </table:table-cell>
          <table:table-cell office:value-type="string" table:style-name="ce1">
            <text:p>OTROS COSTOS DE IMPORTACION Y PRODUCCION</text:p>
          </table:table-cell>
          <table:table-cell office:value-type="float" office:value="582.35" table:style-name="ce11">
            <text:p><text:s/>582,35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689.71" table:style-name="ce11">
            <text:p><text:s/>689,71<text:s/></text:p>
          </table:table-cell>
          <table:table-cell office:value-type="float" office:value="-107.36000000000001" table:formula="of:=[.C311]-[.J311]" table:style-name="ce11">
            <text:p><text:s/>-107,36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40101040009</text:p>
          </table:table-cell>
          <table:table-cell office:value-type="string" table:style-name="ce1">
            <text:p>OTROS EGRESOS</text:p>
          </table:table-cell>
          <table:table-cell office:value-type="float" office:value="1.1399999999999999" table:style-name="ce11">
            <text:p><text:s/>1,14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082.66" table:style-name="ce11">
            <text:p><text:s/>4.082,66<text:s/></text:p>
          </table:table-cell>
          <table:table-cell office:value-type="float" office:value="-4081.52" table:formula="of:=[.C312]-[.J312]" table:style-name="ce11">
            <text:p><text:s/>-4.081,52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36</text:p>
          </table:table-cell>
          <table:table-cell office:value-type="string" table:style-name="ce1">
            <text:p>OTROS PAGOS BIENES Y SERVICIOS ADMINISTRACION</text:p>
          </table:table-cell>
          <table:table-cell office:value-type="float" office:value="30687.19" table:style-name="ce11">
            <text:p><text:s/>30.687,19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0687.19" table:style-name="ce11">
            <text:p><text:s/>30.687,19<text:s/></text:p>
          </table:table-cell>
          <table:table-cell office:value-type="float" office:value="0" table:formula="of:=[.C313]-[.J313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101030020</text:p>
          </table:table-cell>
          <table:table-cell office:value-type="string" table:style-name="ce1">
            <text:p>OTROS PAGOS BIENES Y SERVICIOS VENTA</text:p>
          </table:table-cell>
          <table:table-cell office:value-type="float" office:value="11642.07" table:style-name="ce11">
            <text:p><text:s/>11.642,07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11642.07" table:style-name="ce11">
            <text:p><text:s/>11.642,07<text:s/></text:p>
          </table:table-cell>
          <table:table-cell office:value-type="float" office:value="0" table:formula="of:=[.C314]-[.J314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39</text:p>
          </table:table-cell>
          <table:table-cell office:value-type="string" table:style-name="ce1">
            <text:p>REGISTRO SY DESECHOS</text:p>
          </table:table-cell>
          <table:table-cell office:value-type="float" office:value="744" table:style-name="ce11">
            <text:p><text:s/>744,0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744" table:style-name="ce11">
            <text:p><text:s/>744,00<text:s/></text:p>
          </table:table-cell>
          <table:table-cell office:value-type="float" office:value="0" table:formula="of:=[.C315]-[.J315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31</text:p>
          </table:table-cell>
          <table:table-cell office:value-type="string" table:style-name="ce1">
            <text:p>RETENCIONES ASUMIDAS</text:p>
          </table:table-cell>
          <table:table-cell office:value-type="float" office:value="362.88" table:style-name="ce11">
            <text:p><text:s/>362,8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362.88" table:style-name="ce11">
            <text:p><text:s/>362,88<text:s/></text:p>
          </table:table-cell>
          <table:table-cell office:value-type="float" office:value="0" table:formula="of:=[.C316]-[.J316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35</text:p>
          </table:table-cell>
          <table:table-cell office:value-type="string" table:style-name="ce1">
            <text:p>SISTEMA DE CIRCUITO CERRADO</text:p>
          </table:table-cell>
          <table:table-cell office:value-type="float" office:value="916.7" table:style-name="ce11">
            <text:p><text:s/>916,70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916.7" table:style-name="ce11">
            <text:p><text:s/>916,70<text:s/></text:p>
          </table:table-cell>
          <table:table-cell office:value-type="float" office:value="0" table:formula="of:=[.C317]-[.J317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21">
            <text:p>520205010010</text:p>
          </table:table-cell>
          <table:table-cell office:value-type="string" table:style-name="ce1">
            <text:p>UTILES DE LIMPIEZ/ CEFETERIA</text:p>
          </table:table-cell>
          <table:table-cell office:value-type="float" office:value="4629.38" table:style-name="ce11">
            <text:p><text:s/>4.629,38<text:s/></text:p>
          </table:table-cell>
          <table:covered-table-cell/>
          <table:covered-table-cell/>
          <table:covered-table-cell/>
          <table:table-cell table:style-name="ce10"/>
          <table:table-cell table:number-columns-repeated="2" table:style-name="ce11"/>
          <table:table-cell office:value-type="float" office:value="4629.38" table:style-name="ce11">
            <text:p><text:s/>4.629,38<text:s/></text:p>
          </table:table-cell>
          <table:table-cell office:value-type="float" office:value="0" table:formula="of:=[.C318]-[.J318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520301020001</text:p>
          </table:table-cell>
          <table:table-cell office:value-type="string" table:style-name="ce17">
            <text:p>GASTOS BANCARIOS</text:p>
          </table:table-cell>
          <table:table-cell office:value-type="float" office:value="14058.29" table:style-name="ce18">
            <text:p><text:s/>14.058,29<text:s/></text:p>
          </table:table-cell>
          <table:table-cell office:value-type="string" table:style-name="ce8">
            <text:p>7269</text:p>
          </table:table-cell>
          <table:table-cell office:value-type="string" table:style-name="ce28">
            <text:p>GASTOS FINANCIEROS NO RELACIONADOS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14076.8" table:style-name="ce11">
            <text:p><text:s/>14.076,80<text:s/></text:p>
          </table:table-cell>
          <table:table-cell office:value-type="float" office:value="-18.509999999998399" table:formula="of:=[.C319]-[.J319]" table:style-name="ce11">
            <text:p><text:s/>-18,51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520301010001</text:p>
          </table:table-cell>
          <table:table-cell office:value-type="string" table:style-name="ce17">
            <text:p>INTERESES BANCARIOS</text:p>
          </table:table-cell>
          <table:table-cell office:value-type="float" office:value="59682.38" table:style-name="ce18">
            <text:p><text:s/>59.682,38<text:s/></text:p>
          </table:table-cell>
          <table:table-cell office:value-type="string" table:style-name="ce8">
            <text:p>7281</text:p>
          </table:table-cell>
          <table:table-cell office:value-type="string" table:style-name="ce28">
            <text:p>INTERESES CON INSTITUCIONES FINANCIERAS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59698.53" table:style-name="ce11">
            <text:p><text:s/>59.698,53<text:s/></text:p>
          </table:table-cell>
          <table:table-cell office:value-type="float" office:value="-16.150000000001455" table:formula="of:=[.C320]-[.J320]" table:style-name="ce11">
            <text:p><text:s/>-16,15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520205010018</text:p>
          </table:table-cell>
          <table:table-cell office:value-type="string" table:style-name="ce17">
            <text:p>MULTAS E INTERESES</text:p>
          </table:table-cell>
          <table:table-cell office:value-type="float" office:value="1198.4000000000001" table:style-name="ce18">
            <text:p><text:s/>1.198,40<text:s/></text:p>
          </table:table-cell>
          <table:table-cell office:value-type="string" table:style-name="ce8">
            <text:p>7293</text:p>
          </table:table-cell>
          <table:table-cell office:value-type="string" table:style-name="ce28">
            <text:p>INTERESES PAGADOS A TERCEROS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1198.4000000000001" table:style-name="ce11">
            <text:p><text:s/>1.198,40<text:s/></text:p>
          </table:table-cell>
          <table:table-cell office:value-type="float" office:value="0" table:formula="of:=[.C321]-[.J321]" table:style-name="ce11">
            <text:p><text:s/>-<text:s/>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520301020002</text:p>
          </table:table-cell>
          <table:table-cell office:value-type="string" table:style-name="ce17">
            <text:p>DIFERENCIA EN CAMBIO</text:p>
          </table:table-cell>
          <table:table-cell office:value-type="float" office:value="742.41" table:style-name="ce18">
            <text:p><text:s/>742,41<text:s/></text:p>
          </table:table-cell>
          <table:table-cell office:value-type="string" table:style-name="ce8">
            <text:p>7305</text:p>
          </table:table-cell>
          <table:table-cell office:value-type="string" table:style-name="ce28">
            <text:p>OTROS INTERESES PAGADOS A TERCERO</text:p>
          </table:table-cell>
          <table:table-cell table:style-name="ce28"/>
          <table:table-cell table:style-name="ce10"/>
          <table:table-cell table:number-columns-repeated="2" table:style-name="ce11"/>
          <table:table-cell office:value-type="float" office:value="742.41" table:style-name="ce11">
            <text:p><text:s/>742,41<text:s/></text:p>
          </table:table-cell>
          <table:table-cell office:value-type="float" office:value="0" table:formula="of:=[.C322]-[.J322]" table:style-name="ce11">
            <text:p><text:s/>-<text:s/>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1"/>
          <table:table-cell table:style-name="ce11"/>
          <table:table-cell office:value-type="string" table:style-name="ce30">
            <text:p>7991</text:p>
          </table:table-cell>
          <table:table-cell office:value-type="string" table:style-name="ce20">
            <text:p>TOTAL COSTOS OPERACIONALES</text:p>
          </table:table-cell>
          <table:table-cell table:style-name="ce20"/>
          <table:table-cell table:style-name="ce10"/>
          <table:table-cell table:number-columns-repeated="4" table:style-name="ce11"/>
          <table:table-cell table:number-columns-repeated="16373"/>
        </table:table-row>
        <table:table-row table:style-name="ro2">
          <table:table-cell table:style-name="ce21"/>
          <table:table-cell table:style-name="ce1"/>
          <table:table-cell table:style-name="ce11"/>
          <table:table-cell office:value-type="string" table:style-name="ce30">
            <text:p>7992</text:p>
          </table:table-cell>
          <table:table-cell office:value-type="string" table:style-name="ce20">
            <text:p>TOTAL GASTOS</text:p>
          </table:table-cell>
          <table:table-cell table:style-name="ce20"/>
          <table:table-cell table:style-name="ce10"/>
          <table:table-cell table:number-columns-repeated="3" table:style-name="ce11"/>
          <table:table-cell office:value-type="float" office:value="-5574751.0699999994" table:formula="of:=SUM([.K2:.K323])" table:style-name="ce11">
            <text:p><text:s/>-5.574.751,07<text:s/></text:p>
          </table:table-cell>
          <table:table-cell table:number-columns-repeated="16373"/>
        </table:table-row>
        <table:table-row table:style-name="ro2">
          <table:table-cell table:style-name="ce21"/>
          <table:table-cell table:style-name="ce1"/>
          <table:table-cell table:style-name="ce11"/>
          <table:table-cell office:value-type="string" table:style-name="ce30">
            <text:p>7999</text:p>
          </table:table-cell>
          <table:table-cell office:value-type="string" table:style-name="ce20">
            <text:p>TOTAL COSTOS Y GASTOS</text:p>
          </table:table-cell>
          <table:table-cell table:style-name="ce20"/>
          <table:table-cell table:style-name="ce10"/>
          <table:table-cell table:number-columns-repeated="4" table:style-name="ce11"/>
          <table:table-cell table:number-columns-repeated="16373"/>
        </table:table-row>
        <table:table-row table:style-name="ro2">
          <table:table-cell table:style-name="ce21"/>
          <table:table-cell table:style-name="ce1"/>
          <table:table-cell table:style-name="ce11"/>
          <table:table-cell office:value-type="string" table:style-name="ce30">
            <text:p>801</text:p>
          </table:table-cell>
          <table:table-cell office:value-type="string" table:style-name="ce22">
            <text:p>UTILIDAD DEL EJERCICIO</text:p>
          </table:table-cell>
          <table:table-cell table:style-name="ce22"/>
          <table:table-cell table:style-name="ce10"/>
          <table:table-cell table:number-columns-repeated="4" table:style-name="ce11"/>
          <table:table-cell table:number-columns-repeated="16373"/>
        </table:table-row>
        <table:table-row table:number-rows-repeated="1048250" table:style-name="ro2">
          <table:table-cell table:number-columns-repeated="16384"/>
        </table:table-row>
      </table:table>
      <table:table table:name="Hoja2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016" table:default-cell-style-name="ce1"/>
        <table:table-column table:style-name="co10" table:number-columns-repeated="15364" table:default-cell-style-name="ce1"/>
        <table:table-row table:style-name="ro3">
          <table:table-cell table:style-name="ce1"/>
          <table:table-cell office:value-type="string" table:style-name="ce38">
            <text:p>GRAFIMPAC 2014<text:s text:c="86"/>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38">
            <text:p>Balance de Comprobación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38">
            <text:p>Sistema Integrado LUCAS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38">
            <text:p>Fecha Desde:2021.01.01 - Fecha Hasta :2021.06.30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1"/>
          <table:table-cell office:value-type="string" table:style-name="ce38">
            <text:p>Saldo Anterior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38">
            <text:p>Cuenta</text:p>
          </table:table-cell>
          <table:table-cell office:value-type="string" table:style-name="ce38">
            <text:p>Descripción</text:p>
          </table:table-cell>
          <table:table-cell office:value-type="string" table:style-name="ce38">
            <text:p>DEBE</text:p>
          </table:table-cell>
          <table:table-cell office:value-type="string" table:style-name="ce38">
            <text:p>HABER</text:p>
          </table:table-cell>
          <table:table-cell table:number-columns-repeated="16380"/>
        </table:table-row>
        <table:table-row table:style-name="ro2">
          <table:table-cell office:value-type="float" office:value="101010101001" table:style-name="ce1">
            <text:p>1,0101E+11</text:p>
          </table:table-cell>
          <table:table-cell office:value-type="string" table:style-name="ce1">
            <text:p>Caja Chica Administracion<text:s text:c="55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101002" table:style-name="ce1">
            <text:p>1,0101E+11</text:p>
          </table:table-cell>
          <table:table-cell office:value-type="string" table:style-name="ce1">
            <text:p>Caja Chica Ventas<text:s text:c="63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101004" table:style-name="ce1">
            <text:p>1,0101E+11</text:p>
          </table:table-cell>
          <table:table-cell office:value-type="string" table:style-name="ce1">
            <text:p>Depòsitos en trànsito<text:s text:c="59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102001" table:style-name="ce1">
            <text:p>1,0101E+11</text:p>
          </table:table-cell>
          <table:table-cell office:value-type="string" table:style-name="ce1">
            <text:p>Caja General<text:s text:c="68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201001" table:style-name="ce1">
            <text:p>1,0101E+11</text:p>
          </table:table-cell>
          <table:table-cell office:value-type="string" table:style-name="ce1">
            <text:p>Banco de Guayaquil cta cte 263005-2<text:s text:c="45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201002" table:style-name="ce1">
            <text:p>1,0101E+11</text:p>
          </table:table-cell>
          <table:table-cell office:value-type="string" table:style-name="ce1">
            <text:p>Banco Pichincha cta cte. 3504483604<text:s text:c="45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201004" table:style-name="ce1">
            <text:p>1,0101E+11</text:p>
          </table:table-cell>
          <table:table-cell office:value-type="string" table:style-name="ce1">
            <text:p>Banco del Pacifico cta. cte. 0007736517<text:s text:c="41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201005" table:style-name="ce1">
            <text:p>1,0101E+11</text:p>
          </table:table-cell>
          <table:table-cell office:value-type="string" table:style-name="ce1">
            <text:p>Banco Procredit Cta. Cte 009030138187<text:s text:c="43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201006" table:style-name="ce1">
            <text:p>1,0101E+11</text:p>
          </table:table-cell>
          <table:table-cell office:value-type="string" table:style-name="ce1">
            <text:p>Banco Procredit Cta. Ahorro <text:s/>00901011725643<text:s text:c="37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10202001" table:style-name="ce1">
            <text:p>1,0101E+11</text:p>
          </table:table-cell>
          <table:table-cell office:value-type="string" table:style-name="ce1">
            <text:p>Banco del Exterior.- Terrabank N.A.<text:s text:c="45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502001" table:style-name="ce1">
            <text:p>1,01021E+11</text:p>
          </table:table-cell>
          <table:table-cell office:value-type="string" table:style-name="ce1">
            <text:p>Cuentas por Cobrar Clientes<text:s text:c="53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502002" table:style-name="ce1">
            <text:p>1,01021E+11</text:p>
          </table:table-cell>
          <table:table-cell office:value-type="string" table:style-name="ce1">
            <text:p>Documentos de clientes (Ch P/F)<text:s text:c="49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503001" table:style-name="ce1">
            <text:p>1,01021E+11</text:p>
          </table:table-cell>
          <table:table-cell office:value-type="string" table:style-name="ce1">
            <text:p>Otras Cuentas por cobrar<text:s text:c="56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3001" table:style-name="ce1">
            <text:p>1,01021E+11</text:p>
          </table:table-cell>
          <table:table-cell office:value-type="string" table:style-name="ce1">
            <text:p>Cuentas por Cobrar Sabella S. A.<text:s text:c="48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4001" table:style-name="ce1">
            <text:p>1,01021E+11</text:p>
          </table:table-cell>
          <table:table-cell office:value-type="string" table:style-name="ce1">
            <text:p>Anticipo Sueldo<text:s text:c="65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4002" table:style-name="ce1">
            <text:p>1,01021E+11</text:p>
          </table:table-cell>
          <table:table-cell office:value-type="string" table:style-name="ce1">
            <text:p>Prestamos Empleados<text:s text:c="61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4003" table:style-name="ce1">
            <text:p>1,01021E+11</text:p>
          </table:table-cell>
          <table:table-cell office:value-type="string" table:style-name="ce1">
            <text:p>Anticipos a Decimo Tercero<text:s text:c="54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4004" table:style-name="ce1">
            <text:p>1,01021E+11</text:p>
          </table:table-cell>
          <table:table-cell office:value-type="string" table:style-name="ce1">
            <text:p>Anticipos a Decimo Cuarto<text:s text:c="55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4005" table:style-name="ce1">
            <text:p>1,01021E+11</text:p>
          </table:table-cell>
          <table:table-cell office:value-type="string" table:style-name="ce1">
            <text:p>Anticipos utilidades<text:s text:c="60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4006" table:style-name="ce1">
            <text:p>1,01021E+11</text:p>
          </table:table-cell>
          <table:table-cell office:value-type="string" table:style-name="ce1">
            <text:p>Otros Descuentos a Empleados<text:s text:c="52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704007" table:style-name="ce1">
            <text:p>1,01021E+11</text:p>
          </table:table-cell>
          <table:table-cell office:value-type="string" table:style-name="ce1">
            <text:p>Otros Cargos x Multas<text:s text:c="59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1002" table:style-name="ce1">
            <text:p>1,01021E+11</text:p>
          </table:table-cell>
          <table:table-cell office:value-type="string" table:style-name="ce1">
            <text:p>Anticipo proveedores locales<text:s text:c="52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1003" table:style-name="ce1">
            <text:p>1,01021E+11</text:p>
          </table:table-cell>
          <table:table-cell office:value-type="string" table:style-name="ce1">
            <text:p>Anticipo proveedores <text:s/>exterior<text:s text:c="50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3001" table:style-name="ce1">
            <text:p>1,01021E+11</text:p>
          </table:table-cell>
          <table:table-cell office:value-type="string" table:style-name="ce1">
            <text:p>Anticipo gastos de viaje<text:s text:c="56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3004" table:style-name="ce1">
            <text:p>1,01021E+11</text:p>
          </table:table-cell>
          <table:table-cell office:value-type="string" table:style-name="ce1">
            <text:p>Cuentas por cobrar IESS<text:s text:c="57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3005" table:style-name="ce1">
            <text:p>1,01021E+11</text:p>
          </table:table-cell>
          <table:table-cell office:value-type="string" table:style-name="ce1">
            <text:p>Cuentas por liquidar<text:s text:c="60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3007" table:style-name="ce1">
            <text:p>1,01021E+11</text:p>
          </table:table-cell>
          <table:table-cell office:value-type="string" table:style-name="ce1">
            <text:p>Anticipo cuentas por rendir<text:s text:c="53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3009" table:style-name="ce1">
            <text:p>1,01021E+11</text:p>
          </table:table-cell>
          <table:table-cell office:value-type="string" table:style-name="ce1">
            <text:p>Deudores varios<text:s text:c="65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803010" table:style-name="ce1">
            <text:p>1,01021E+11</text:p>
          </table:table-cell>
          <table:table-cell office:value-type="string" table:style-name="ce1">
            <text:p>Anticipo movilizacion<text:s text:c="59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20901001" table:style-name="ce1">
            <text:p>1,01021E+11</text:p>
          </table:table-cell>
          <table:table-cell office:value-type="string" table:style-name="ce1">
            <text:p>(-) Provisión Cuentas Incobrables<text:s text:c="47"/></text:p>
          </table:table-cell>
          <table:table-cell table:style-name="ce39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101001" table:style-name="ce1">
            <text:p>1,0103E+11</text:p>
          </table:table-cell>
          <table:table-cell office:value-type="string" table:style-name="ce1">
            <text:p>Inventario Bobinas<text:s text:c="62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102001" table:style-name="ce1">
            <text:p>1,0103E+11</text:p>
          </table:table-cell>
          <table:table-cell office:value-type="string" table:style-name="ce1">
            <text:p>Inventario Materia Prima<text:s text:c="56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201001" table:style-name="ce1">
            <text:p>1,0103E+11</text:p>
          </table:table-cell>
          <table:table-cell office:value-type="string" table:style-name="ce1">
            <text:p>Inventario de Productos en Proceso<text:s text:c="46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301001" table:style-name="ce1">
            <text:p>1,0103E+11</text:p>
          </table:table-cell>
          <table:table-cell office:value-type="string" table:style-name="ce1">
            <text:p>Inventario Productos Terminados<text:s text:c="49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301003" table:style-name="ce1">
            <text:p>1,0103E+11</text:p>
          </table:table-cell>
          <table:table-cell office:value-type="string" table:style-name="ce1">
            <text:p>Inventario Productos Terminados Adquirido<text:s text:c="39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401001" table:style-name="ce1">
            <text:p>1,0103E+11</text:p>
          </table:table-cell>
          <table:table-cell office:value-type="string" table:style-name="ce1">
            <text:p>Inventario de Empaques<text:s text:c="58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501001" table:style-name="ce1">
            <text:p>1,01031E+11</text:p>
          </table:table-cell>
          <table:table-cell office:value-type="string" table:style-name="ce1">
            <text:p>Inventarios de Suministros Industriales<text:s text:c="4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601001" table:style-name="ce1">
            <text:p>1,01031E+11</text:p>
          </table:table-cell>
          <table:table-cell office:value-type="string" table:style-name="ce1">
            <text:p>Inventario de Repuestos<text:s text:c="57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701001" table:style-name="ce1">
            <text:p>1,01031E+11</text:p>
          </table:table-cell>
          <table:table-cell office:value-type="string" table:style-name="ce1">
            <text:p>Importaciones en Transito<text:s text:c="55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30801001" table:style-name="ce1">
            <text:p>1,01031E+11</text:p>
          </table:table-cell>
          <table:table-cell office:value-type="string" table:style-name="ce1">
            <text:p>Mov. de Inventario en Transito<text:s text:c="50"/></text:p>
          </table:table-cell>
          <table:table-cell office:value-type="float" office:value="-241905.98" table:style-name="ce39">
            <text:p>-241.905,98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40101001" table:style-name="ce1">
            <text:p>1,0104E+11</text:p>
          </table:table-cell>
          <table:table-cell office:value-type="string" table:style-name="ce1">
            <text:p>Seguros Pagado por Anticipado<text:s text:c="5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40101002" table:style-name="ce1">
            <text:p>1,0104E+11</text:p>
          </table:table-cell>
          <table:table-cell office:value-type="string" table:style-name="ce1">
            <text:p>Servicios pagados por anticipado<text:s text:c="48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101001" table:style-name="ce1">
            <text:p>1,0105E+11</text:p>
          </table:table-cell>
          <table:table-cell office:value-type="string" table:style-name="ce1">
            <text:p>IVA pagado 12%- Credito Tributario<text:s text:c="46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102001" table:style-name="ce1">
            <text:p>1,0105E+11</text:p>
          </table:table-cell>
          <table:table-cell office:value-type="string" table:style-name="ce1">
            <text:p>I.V.A. Clientes 30%<text:s text:c="61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102003" table:style-name="ce1">
            <text:p>1,0105E+11</text:p>
          </table:table-cell>
          <table:table-cell office:value-type="string" table:style-name="ce1">
            <text:p>I.V.A. Clientes 100%<text:s text:c="60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102004" table:style-name="ce1">
            <text:p>1,0105E+11</text:p>
          </table:table-cell>
          <table:table-cell office:value-type="string" table:style-name="ce1">
            <text:p>I.V.A. Clientes 10%<text:s text:c="61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102005" table:style-name="ce1">
            <text:p>1,0105E+11</text:p>
          </table:table-cell>
          <table:table-cell office:value-type="string" table:style-name="ce1">
            <text:p>I.V.A. <text:s/>Clientes 20%<text:s text:c="60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201001" table:style-name="ce1">
            <text:p>1,0105E+11</text:p>
          </table:table-cell>
          <table:table-cell office:value-type="string" table:style-name="ce1">
            <text:p>Retención en la Fuente I.R.1%<text:s text:c="5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201002" table:style-name="ce1">
            <text:p>1,0105E+11</text:p>
          </table:table-cell>
          <table:table-cell office:value-type="string" table:style-name="ce1">
            <text:p>Retención en la Fuente I.R.2%<text:s text:c="5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201003" table:style-name="ce1">
            <text:p>1,0105E+11</text:p>
          </table:table-cell>
          <table:table-cell office:value-type="string" table:style-name="ce1">
            <text:p>Retencion en la fuente ISD<text:s text:c="54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201004" table:style-name="ce1">
            <text:p>1,0105E+11</text:p>
          </table:table-cell>
          <table:table-cell office:value-type="string" table:style-name="ce1">
            <text:p>Reclamos al SRI<text:s text:c="65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201005" table:style-name="ce1">
            <text:p>1,0105E+11</text:p>
          </table:table-cell>
          <table:table-cell office:value-type="string" table:style-name="ce1">
            <text:p>Retencion en la fuente rendimientos financ.<text:s text:c="37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201006" table:style-name="ce1">
            <text:p>1,0105E+11</text:p>
          </table:table-cell>
          <table:table-cell office:value-type="string" table:style-name="ce1">
            <text:p>Remanente Ret Fte. Años Anteriores<text:s text:c="46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301001" table:style-name="ce1">
            <text:p>1,0105E+11</text:p>
          </table:table-cell>
          <table:table-cell office:value-type="string" table:style-name="ce1">
            <text:p>Crédito Tributario Anticipo de Impuesto a la Renta<text:s text:c="30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50301003" table:style-name="ce1">
            <text:p>1,0105E+11</text:p>
          </table:table-cell>
          <table:table-cell office:value-type="string" table:style-name="ce1">
            <text:p>Credito tributario por retenciones en la fuente de iva<text:s text:c="26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1060101003" table:style-name="ce1">
            <text:p>1,0106E+11</text:p>
          </table:table-cell>
          <table:table-cell office:value-type="string" table:style-name="ce1">
            <text:p>Nota de Credito SRI Ecuador<text:s text:c="53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101001" table:style-name="ce1">
            <text:p>1,0201E+11</text:p>
          </table:table-cell>
          <table:table-cell office:value-type="string" table:style-name="ce1">
            <text:p>Terrenos<text:s text:c="72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101002" table:style-name="ce1">
            <text:p>1,0201E+11</text:p>
          </table:table-cell>
          <table:table-cell office:value-type="string" table:style-name="ce1">
            <text:p>Construcciones en Curso y Montajes<text:s text:c="46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201001" table:style-name="ce1">
            <text:p>1,0201E+11</text:p>
          </table:table-cell>
          <table:table-cell office:value-type="string" table:style-name="ce1">
            <text:p>Edificios<text:s text:c="7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201004" table:style-name="ce1">
            <text:p>1,0201E+11</text:p>
          </table:table-cell>
          <table:table-cell office:value-type="string" table:style-name="ce1">
            <text:p>Muebles y Enseres<text:s text:c="63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201005" table:style-name="ce1">
            <text:p>1,0201E+11</text:p>
          </table:table-cell>
          <table:table-cell office:value-type="string" table:style-name="ce1">
            <text:p>Maquinarias y Equipos<text:s text:c="59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201006" table:style-name="ce1">
            <text:p>1,0201E+11</text:p>
          </table:table-cell>
          <table:table-cell office:value-type="string" table:style-name="ce1">
            <text:p>Equipo de Seguridad<text:s text:c="6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201007" table:style-name="ce1">
            <text:p>1,0201E+11</text:p>
          </table:table-cell>
          <table:table-cell office:value-type="string" table:style-name="ce1">
            <text:p>Equipos de Computación<text:s text:c="58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201009" table:style-name="ce1">
            <text:p>1,0201E+11</text:p>
          </table:table-cell>
          <table:table-cell office:value-type="string" table:style-name="ce1">
            <text:p>Vehiculos<text:s text:c="7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301001" table:style-name="ce1">
            <text:p>1,0201E+11</text:p>
          </table:table-cell>
          <table:table-cell office:value-type="string" table:style-name="ce1">
            <text:p>Depreciación Acumulada Edificios<text:s text:c="48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301004" table:style-name="ce1">
            <text:p>1,0201E+11</text:p>
          </table:table-cell>
          <table:table-cell office:value-type="string" table:style-name="ce1">
            <text:p>Depreciación Acumulada Muebles y Enseres<text:s text:c="40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301005" table:style-name="ce1">
            <text:p>1,0201E+11</text:p>
          </table:table-cell>
          <table:table-cell office:value-type="string" table:style-name="ce1">
            <text:p>Depreciación Acumulada Maquinarias y Equipos<text:s text:c="36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301006" table:style-name="ce1">
            <text:p>1,0201E+11</text:p>
          </table:table-cell>
          <table:table-cell office:value-type="string" table:style-name="ce1">
            <text:p>Depreciación Acumulada Equipo de Seguridad<text:s text:c="38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301007" table:style-name="ce1">
            <text:p>1,0201E+11</text:p>
          </table:table-cell>
          <table:table-cell office:value-type="string" table:style-name="ce1">
            <text:p>Depreciaciión Acumulada Equipos de Computación<text:s text:c="34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301009" table:style-name="ce1">
            <text:p>1,0201E+11</text:p>
          </table:table-cell>
          <table:table-cell office:value-type="string" table:style-name="ce1">
            <text:p>Depreciacion Acumulada Vehiculos<text:s text:c="48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401006" table:style-name="ce1">
            <text:p>1,0201E+11</text:p>
          </table:table-cell>
          <table:table-cell office:value-type="string" table:style-name="ce1">
            <text:p>Deterioro Acum. Equipo de Seguridad<text:s text:c="45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10501001" table:style-name="ce1">
            <text:p>1,02011E+11</text:p>
          </table:table-cell>
          <table:table-cell office:value-type="string" table:style-name="ce1">
            <text:p>Activo Fijo en Transito<text:s text:c="57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20101004" table:style-name="ce1">
            <text:p>1,0202E+11</text:p>
          </table:table-cell>
          <table:table-cell office:value-type="string" table:style-name="ce1">
            <text:p>Software<text:s text:c="72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2020201001" table:style-name="ce1">
            <text:p>1,0202E+11</text:p>
          </table:table-cell>
          <table:table-cell office:value-type="string" table:style-name="ce1">
            <text:p>(-) Amortizacion acumulada de activos intangibles<text:s text:c="31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104010101001" table:style-name="ce1">
            <text:p>1,0401E+11</text:p>
          </table:table-cell>
          <table:table-cell office:value-type="string" table:style-name="ce1">
            <text:p>Por Diferencias Temporales<text:s text:c="54"/></text:p>
          </table:table-cell>
          <table:table-cell table:style-name="ce1"/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30101001" table:style-name="ce1">
            <text:p>2,0103E+11</text:p>
          </table:table-cell>
          <table:table-cell office:value-type="string" table:style-name="ce1">
            <text:p>Proveedores de Bienes <text:s text:c="2"/>Locales<text:s text:c="49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30101002" table:style-name="ce1">
            <text:p>2,0103E+11</text:p>
          </table:table-cell>
          <table:table-cell office:value-type="string" table:style-name="ce1">
            <text:p>Proveedores de Servicios <text:s/>Locales<text:s text:c="47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30201001" table:style-name="ce1">
            <text:p>2,0103E+11</text:p>
          </table:table-cell>
          <table:table-cell office:value-type="string" table:style-name="ce1">
            <text:p>Proveedores de Bienes del Exterior<text:s text:c="46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30201002" table:style-name="ce1">
            <text:p>2,0103E+11</text:p>
          </table:table-cell>
          <table:table-cell office:value-type="string" table:style-name="ce1">
            <text:p>Proveedores de Servicios del Exterior<text:s text:c="43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30401001" table:style-name="ce1">
            <text:p>2,0103E+11</text:p>
          </table:table-cell>
          <table:table-cell office:value-type="string" table:style-name="ce1">
            <text:p>Cuenta por Pagar American Express<text:s text:c="47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30401002" table:style-name="ce1">
            <text:p>2,0103E+11</text:p>
          </table:table-cell>
          <table:table-cell office:value-type="string" table:style-name="ce1">
            <text:p>Reembolsos por Pagar<text:s text:c="60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30401003" table:style-name="ce1">
            <text:p>2,0103E+11</text:p>
          </table:table-cell>
          <table:table-cell office:value-type="string" table:style-name="ce1">
            <text:p>Otras cuentas por Pagar<text:s text:c="57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30401005" table:style-name="ce1">
            <text:p>2,0103E+11</text:p>
          </table:table-cell>
          <table:table-cell office:value-type="string" table:style-name="ce1">
            <text:p>Cuenta por Pagar Diners Club<text:s text:c="52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40101008" table:style-name="ce1">
            <text:p>2,0104E+11</text:p>
          </table:table-cell>
          <table:table-cell office:value-type="string" table:style-name="ce1">
            <text:p>Intereses por pagar Proveedores<text:s text:c="49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1" table:style-name="ce1">
            <text:p>2,0105E+11</text:p>
          </table:table-cell>
          <table:table-cell office:value-type="string" table:style-name="ce1">
            <text:p>En relación de Dependencia<text:s text:c="54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2" table:style-name="ce1">
            <text:p>2,0105E+11</text:p>
          </table:table-cell>
          <table:table-cell office:value-type="string" table:style-name="ce1">
            <text:p>Retencion <text:s/>Fuente 1%, pago transporte<text:s text:c="43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3" table:style-name="ce1">
            <text:p>2,0105E+11</text:p>
          </table:table-cell>
          <table:table-cell office:value-type="string" table:style-name="ce1">
            <text:p>Retencion <text:s/>Fuente 2%, mano de obra<text:s text:c="46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4" table:style-name="ce1">
            <text:p>2,0105E+11</text:p>
          </table:table-cell>
          <table:table-cell office:value-type="string" table:style-name="ce1">
            <text:p>Retencion <text:s/>Fuente 8%, servicios con predimonio de intelecto<text:s text:c="21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5" table:style-name="ce1">
            <text:p>2,0105E+11</text:p>
          </table:table-cell>
          <table:table-cell office:value-type="string" table:style-name="ce1">
            <text:p>Retencion <text:s/>Fuente 10%, honorarios personas naturales<text:s text:c="28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7" table:style-name="ce1">
            <text:p>2,0105E+11</text:p>
          </table:table-cell>
          <table:table-cell office:value-type="string" table:style-name="ce1">
            <text:p>Retencion Fuente 1%, compra bienes muebles<text:s text:c="38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8" table:style-name="ce1">
            <text:p>2,0105E+11</text:p>
          </table:table-cell>
          <table:table-cell office:value-type="string" table:style-name="ce1">
            <text:p>Retencion Fuente, 8% arrendamiento inmuebles<text:s text:c="36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09" table:style-name="ce1">
            <text:p>2,0105E+11</text:p>
          </table:table-cell>
          <table:table-cell office:value-type="string" table:style-name="ce1">
            <text:p>Retencion Fuente 1%, seguros<text:s text:c="52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12" table:style-name="ce1">
            <text:p>2,0105E+11</text:p>
          </table:table-cell>
          <table:table-cell office:value-type="string" table:style-name="ce1">
            <text:p>Retencion Fuente 1%, otros pagos<text:s text:c="48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13" table:style-name="ce1">
            <text:p>2,0105E+11</text:p>
          </table:table-cell>
          <table:table-cell office:value-type="string" table:style-name="ce1">
            <text:p>Retencion Fuente 2%, otros conceptos<text:s text:c="44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15" table:style-name="ce1">
            <text:p>2,0105E+11</text:p>
          </table:table-cell>
          <table:table-cell office:value-type="string" table:style-name="ce1">
            <text:p>Retencion Fuente 1%, publicidad<text:s text:c="49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17" table:style-name="ce1">
            <text:p>2,0105E+11</text:p>
          </table:table-cell>
          <table:table-cell office:value-type="string" table:style-name="ce1">
            <text:p>Retencion <text:s/>Fuente otros porcentajes<text:s text:c="45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1019" table:style-name="ce1">
            <text:p>2,0105E+11</text:p>
          </table:table-cell>
          <table:table-cell office:value-type="string" table:style-name="ce1">
            <text:p>Retencion Fuente 1.75% otros conceptos (microempresas)<text:s text:c="26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2001" table:style-name="ce1">
            <text:p>2,0105E+11</text:p>
          </table:table-cell>
          <table:table-cell office:value-type="string" table:style-name="ce1">
            <text:p>Retención <text:s/>IVA 30%<text:s text:c="62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2002" table:style-name="ce1">
            <text:p>2,0105E+11</text:p>
          </table:table-cell>
          <table:table-cell office:value-type="string" table:style-name="ce1">
            <text:p>Retención <text:s/>IVA 70%<text:s text:c="62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2003" table:style-name="ce1">
            <text:p>2,0105E+11</text:p>
          </table:table-cell>
          <table:table-cell office:value-type="string" table:style-name="ce1">
            <text:p>Retención <text:s/>IVA 100%<text:s text:c="61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2005" table:style-name="ce1">
            <text:p>2,0105E+11</text:p>
          </table:table-cell>
          <table:table-cell office:value-type="string" table:style-name="ce1">
            <text:p>12% IVA <text:s/>Ventas<text:s text:c="65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2006" table:style-name="ce1">
            <text:p>2,0105E+11</text:p>
          </table:table-cell>
          <table:table-cell office:value-type="string" table:style-name="ce1">
            <text:p>PAGO DE IMPUESTOS<text:s text:c="63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102007" table:style-name="ce1">
            <text:p>2,0105E+11</text:p>
          </table:table-cell>
          <table:table-cell office:value-type="string" table:style-name="ce1">
            <text:p>Retención <text:s/>IVA 10%<text:s text:c="62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102008" table:style-name="ce1">
            <text:p>2,0105E+11</text:p>
          </table:table-cell>
          <table:table-cell office:value-type="string" table:style-name="ce1">
            <text:p>Retencion IVA 20%<text:s text:c="63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301001" table:style-name="ce1">
            <text:p>2,0105E+11</text:p>
          </table:table-cell>
          <table:table-cell office:value-type="string" table:style-name="ce1">
            <text:p>Aportes Individual por pagar<text:s text:c="52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301002" table:style-name="ce1">
            <text:p>2,0105E+11</text:p>
          </table:table-cell>
          <table:table-cell office:value-type="string" table:style-name="ce1">
            <text:p>Aporte Patronal por Pagar<text:s text:c="55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301003" table:style-name="ce1">
            <text:p>2,0105E+11</text:p>
          </table:table-cell>
          <table:table-cell office:value-type="string" table:style-name="ce1">
            <text:p>Fondos de Reserva IESS<text:s text:c="58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301004" table:style-name="ce1">
            <text:p>2,0105E+11</text:p>
          </table:table-cell>
          <table:table-cell office:value-type="string" table:style-name="ce1">
            <text:p>Prestamos Quirografarios<text:s text:c="56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301005" table:style-name="ce1">
            <text:p>2,0105E+11</text:p>
          </table:table-cell>
          <table:table-cell office:value-type="string" table:style-name="ce1">
            <text:p>Prestamos Hipotecarios<text:s text:c="58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301009" table:style-name="ce1">
            <text:p>2,0105E+11</text:p>
          </table:table-cell>
          <table:table-cell office:value-type="string" table:style-name="ce1">
            <text:p>Retencion pension alimenticia<text:s text:c="51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301010" table:style-name="ce1">
            <text:p>2,0105E+11</text:p>
          </table:table-cell>
          <table:table-cell office:value-type="string" table:style-name="ce1">
            <text:p>Aporte Extension de Salud<text:s text:c="55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401001" table:style-name="ce1">
            <text:p>2,0105E+11</text:p>
          </table:table-cell>
          <table:table-cell office:value-type="string" table:style-name="ce1">
            <text:p>Decimo tercer Sueldo<text:s text:c="60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401002" table:style-name="ce1">
            <text:p>2,0105E+11</text:p>
          </table:table-cell>
          <table:table-cell office:value-type="string" table:style-name="ce1">
            <text:p>Decimo Cuarto Sueldo<text:s text:c="60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401003" table:style-name="ce1">
            <text:p>2,0105E+11</text:p>
          </table:table-cell>
          <table:table-cell office:value-type="string" table:style-name="ce1">
            <text:p>Vacaciones<text:s text:c="70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401004" table:style-name="ce1">
            <text:p>2,0105E+11</text:p>
          </table:table-cell>
          <table:table-cell office:value-type="string" table:style-name="ce1">
            <text:p>Nomina por pagar<text:s text:c="64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50401006" table:style-name="ce1">
            <text:p>2,0105E+11</text:p>
          </table:table-cell>
          <table:table-cell office:value-type="string" table:style-name="ce1">
            <text:p>Liquidaciones de Haberes<text:s text:c="56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401007" table:style-name="ce1">
            <text:p>2,0105E+11</text:p>
          </table:table-cell>
          <table:table-cell office:value-type="string" table:style-name="ce1">
            <text:p>Reduccion Jornada emergente Art. 47-1<text:s text:c="43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50501001" table:style-name="ce1">
            <text:p>2,01051E+11</text:p>
          </table:table-cell>
          <table:table-cell office:value-type="string" table:style-name="ce1">
            <text:p>Participaciones de utilidades a empleados<text:s text:c="39"/></text:p>
          </table:table-cell>
          <table:table-cell office:value-type="float" office:value="0" table:style-name="ce39">
            <text:p>,00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201070101001" table:style-name="ce1">
            <text:p>2,0107E+11</text:p>
          </table:table-cell>
          <table:table-cell office:value-type="string" table:style-name="ce1">
            <text:p>Anticipos de clientes<text:s text:c="59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1070101003" table:style-name="ce1">
            <text:p>2,0107E+11</text:p>
          </table:table-cell>
          <table:table-cell office:value-type="string" table:style-name="ce1">
            <text:p>Deposito en garantia clientes<text:s text:c="51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2040101001" table:style-name="ce1">
            <text:p>2,0204E+11</text:p>
          </table:table-cell>
          <table:table-cell office:value-type="string" table:style-name="ce1">
            <text:p>Cuentas por Pagar accionistas<text:s text:c="51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2050101001" table:style-name="ce1">
            <text:p>2,0205E+11</text:p>
          </table:table-cell>
          <table:table-cell office:value-type="string" table:style-name="ce1">
            <text:p>Jubiliación Patronal<text:s text:c="60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202050101002" table:style-name="ce1">
            <text:p>2,0205E+11</text:p>
          </table:table-cell>
          <table:table-cell office:value-type="string" table:style-name="ce1">
            <text:p>Desahucio<text:s text:c="71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1010101001" table:style-name="ce1">
            <text:p>3,0101E+11</text:p>
          </table:table-cell>
          <table:table-cell office:value-type="string" table:style-name="ce1">
            <text:p>Captial Social<text:s text:c="66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4010101001" table:style-name="ce1">
            <text:p>3,0401E+11</text:p>
          </table:table-cell>
          <table:table-cell office:value-type="string" table:style-name="ce1">
            <text:p>Reserva Legal<text:s text:c="67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4020101001" table:style-name="ce1">
            <text:p>3,0402E+11</text:p>
          </table:table-cell>
          <table:table-cell office:value-type="string" table:style-name="ce1">
            <text:p>Reserva Facultativa y Estatutaria<text:s text:c="47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5020101001" table:style-name="ce1">
            <text:p>3,0502E+11</text:p>
          </table:table-cell>
          <table:table-cell office:value-type="string" table:style-name="ce1">
            <text:p>superavit por revaluacion de propiedades, planta y equipos<text:s text:c="22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5040101001" table:style-name="ce1">
            <text:p>3,0504E+11</text:p>
          </table:table-cell>
          <table:table-cell office:value-type="string" table:style-name="ce1">
            <text:p>Perdidas y ganacias Actuariales reconocidas ORI<text:s text:c="33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5040101002" table:style-name="ce1">
            <text:p>3,0504E+11</text:p>
          </table:table-cell>
          <table:table-cell office:value-type="string" table:style-name="ce1">
            <text:p>Gasto por Impuesto a la Ganancia Diferido<text:s text:c="39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6010101001" table:style-name="ce1">
            <text:p>3,0601E+11</text:p>
          </table:table-cell>
          <table:table-cell office:value-type="string" table:style-name="ce1">
            <text:p>Ganancia Acumulada de Periodo anteriores<text:s text:c="40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6010101003" table:style-name="ce1">
            <text:p>3,0601E+11</text:p>
          </table:table-cell>
          <table:table-cell office:value-type="string" table:style-name="ce1">
            <text:p>Correccion de Resultados años anteriores<text:s text:c="40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6020101001" table:style-name="ce1">
            <text:p>3,0602E+11</text:p>
          </table:table-cell>
          <table:table-cell office:value-type="string" table:style-name="ce1">
            <text:p>Resultados Acumulados Provenientes de la Adopción por Primera Vez de la NIIF<text:s text:c="4"/></text:p>
          </table:table-cell>
          <table:table-cell office:value-type="float" office:value="0" table:style-name="ce39">
            <text:p>,00</text:p>
          </table:table-cell>
          <table:table-cell table:number-columns-repeated="16381" table:style-name="ce1"/>
        </table:table-row>
        <table:table-row table:style-name="ro2">
          <table:table-cell office:value-type="float" office:value="307010101001" table:style-name="ce1">
            <text:p>3,0701E+11</text:p>
          </table:table-cell>
          <table:table-cell office:value-type="string" table:style-name="ce1">
            <text:p>Utilidad del Ejercicio Economico Actual<text:s text:c="41"/></text:p>
          </table:table-cell>
          <table:table-cell office:value-type="float" office:value="0" table:style-name="ce39">
            <text:p>,00</text:p>
          </table:table-cell>
          <table:table-cell office:value-type="float" office:value="1480916.99" table:style-name="ce39">
            <text:p>1.480.916,99</text:p>
          </table:table-cell>
          <table:table-cell table:number-columns-repeated="16380"/>
        </table:table-row>
        <table:table-row table:style-name="ro2">
          <table:table-cell office:value-type="float" office:value="410101010001" table:style-name="ce1">
            <text:p>4,10101E+11</text:p>
          </table:table-cell>
          <table:table-cell office:value-type="string" table:style-name="ce1">
            <text:p>Venta Etiquetas<text:s text:c="6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02" table:style-name="ce1">
            <text:p>4,10101E+11</text:p>
          </table:table-cell>
          <table:table-cell office:value-type="string" table:style-name="ce1">
            <text:p>Venta Cajas<text:s text:c="6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03" table:style-name="ce1">
            <text:p>4,10101E+11</text:p>
          </table:table-cell>
          <table:table-cell office:value-type="string" table:style-name="ce1">
            <text:p>Venta Material POP<text:s text:c="6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04" table:style-name="ce1">
            <text:p>4,10101E+11</text:p>
          </table:table-cell>
          <table:table-cell office:value-type="string" table:style-name="ce1">
            <text:p>Venta Papeleria<text:s text:c="6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05" table:style-name="ce1">
            <text:p>4,10101E+11</text:p>
          </table:table-cell>
          <table:table-cell office:value-type="string" table:style-name="ce1">
            <text:p>Venta Folletos<text:s text:c="6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09" table:style-name="ce1">
            <text:p>4,10101E+11</text:p>
          </table:table-cell>
          <table:table-cell office:value-type="string" table:style-name="ce1">
            <text:p>Venta Cajas Camaron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12" table:style-name="ce1">
            <text:p>4,10101E+11</text:p>
          </table:table-cell>
          <table:table-cell office:value-type="string" table:style-name="ce1">
            <text:p>Ventas Corrugado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13" table:style-name="ce1">
            <text:p>4,10101E+11</text:p>
          </table:table-cell>
          <table:table-cell office:value-type="string" table:style-name="ce1">
            <text:p>Venta Mat. Prima, Empaq, Suministros<text:s text:c="4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14" table:style-name="ce1">
            <text:p>4,10101E+11</text:p>
          </table:table-cell>
          <table:table-cell office:value-type="string" table:style-name="ce1">
            <text:p>Venta Cajas de Segunda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31" table:style-name="ce1">
            <text:p>4,10101E+11</text:p>
          </table:table-cell>
          <table:table-cell office:value-type="string" table:style-name="ce1">
            <text:p>Venta Congelados Canastillas<text:s text:c="5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10032" table:style-name="ce1">
            <text:p>4,10101E+11</text:p>
          </table:table-cell>
          <table:table-cell office:value-type="string" table:style-name="ce1">
            <text:p>Venta Congelados Otros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30010" table:style-name="ce1">
            <text:p>4,10101E+11</text:p>
          </table:table-cell>
          <table:table-cell office:value-type="string" table:style-name="ce1">
            <text:p>Venta Caja de Camaron Exportacion<text:s text:c="4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30031" table:style-name="ce1">
            <text:p>4,10101E+11</text:p>
          </table:table-cell>
          <table:table-cell office:value-type="string" table:style-name="ce1">
            <text:p>Venta Prod. de Terceros Exportación<text:s text:c="4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30032" table:style-name="ce1">
            <text:p>4,10101E+11</text:p>
          </table:table-cell>
          <table:table-cell office:value-type="string" table:style-name="ce1">
            <text:p>Venta Fletes y Otros Servicios de Exportacion<text:s text:c="3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1030033" table:style-name="ce1">
            <text:p>4,10101E+11</text:p>
          </table:table-cell>
          <table:table-cell office:value-type="string" table:style-name="ce1">
            <text:p>Venta Export de Productos Reciclaje<text:s text:c="4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410102010003" table:style-name="ce1">
            <text:p>4,10102E+11</text:p>
          </table:table-cell>
          <table:table-cell office:value-type="string" table:style-name="ce1">
            <text:p>Venta por Reembolso de Gastos<text:s text:c="5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01" table:style-name="ce1">
            <text:p>5,10101E+11</text:p>
          </table:table-cell>
          <table:table-cell office:value-type="string" table:style-name="ce1">
            <text:p>Costo de Venta Etiquetas<text:s text:c="5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02" table:style-name="ce1">
            <text:p>5,10101E+11</text:p>
          </table:table-cell>
          <table:table-cell office:value-type="string" table:style-name="ce1">
            <text:p>Costo de Venta Cajas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03" table:style-name="ce1">
            <text:p>5,10101E+11</text:p>
          </table:table-cell>
          <table:table-cell office:value-type="string" table:style-name="ce1">
            <text:p>Costo de Venta Material POP<text:s text:c="5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04" table:style-name="ce1">
            <text:p>5,10101E+11</text:p>
          </table:table-cell>
          <table:table-cell office:value-type="string" table:style-name="ce1">
            <text:p>Costo Venta Papeleria<text:s text:c="5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05" table:style-name="ce1">
            <text:p>5,10101E+11</text:p>
          </table:table-cell>
          <table:table-cell office:value-type="string" table:style-name="ce1">
            <text:p>Costo Venta Folletos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09" table:style-name="ce1">
            <text:p>5,10101E+11</text:p>
          </table:table-cell>
          <table:table-cell office:value-type="string" table:style-name="ce1">
            <text:p>Costo Venta Cajas Camarón<text:s text:c="5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10" table:style-name="ce1">
            <text:p>5,10101E+11</text:p>
          </table:table-cell>
          <table:table-cell office:value-type="string" table:style-name="ce1">
            <text:p>Costo Venta Cajas Camaron Exportación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12" table:style-name="ce1">
            <text:p>5,10101E+11</text:p>
          </table:table-cell>
          <table:table-cell office:value-type="string" table:style-name="ce1">
            <text:p>Costo Venta Corrugados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13" table:style-name="ce1">
            <text:p>5,10101E+11</text:p>
          </table:table-cell>
          <table:table-cell office:value-type="string" table:style-name="ce1">
            <text:p>Costo de Venta Mat. Prima, Empaq, Suministros<text:s text:c="3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30" table:style-name="ce1">
            <text:p>5,10101E+11</text:p>
          </table:table-cell>
          <table:table-cell office:value-type="string" table:style-name="ce1">
            <text:p>Costo de venta <text:s/>Prod. de Terceros<text:s text:c="4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31" table:style-name="ce1">
            <text:p>5,10101E+11</text:p>
          </table:table-cell>
          <table:table-cell office:value-type="string" table:style-name="ce1">
            <text:p>Costo de Venta Prod y serv. Terceros <text:s/>al Exterior<text:s text:c="3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32" table:style-name="ce1">
            <text:p>5,10101E+11</text:p>
          </table:table-cell>
          <table:table-cell office:value-type="string" table:style-name="ce1">
            <text:p>Costo de Venta Congelados Canastilla<text:s text:c="4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33" table:style-name="ce1">
            <text:p>5,10101E+11</text:p>
          </table:table-cell>
          <table:table-cell office:value-type="string" table:style-name="ce1">
            <text:p>Costo de Venta Fletes y Otros Servicios de Exportacion<text:s text:c="2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101010034" table:style-name="ce1">
            <text:p>5,10101E+11</text:p>
          </table:table-cell>
          <table:table-cell office:value-type="string" table:style-name="ce1">
            <text:p>Costo de Venta Congelados Otros<text:s text:c="4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1" table:style-name="ce1">
            <text:p>5,10201E+11</text:p>
          </table:table-cell>
          <table:table-cell office:value-type="string" table:style-name="ce1">
            <text:p>Sueldos<text:s text:c="7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2" table:style-name="ce1">
            <text:p>5,10201E+11</text:p>
          </table:table-cell>
          <table:table-cell office:value-type="string" table:style-name="ce1">
            <text:p>Sobretiempo<text:s text:c="6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3" table:style-name="ce1">
            <text:p>5,10201E+11</text:p>
          </table:table-cell>
          <table:table-cell office:value-type="string" table:style-name="ce1">
            <text:p>Aporte Patronal 12.15%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5" table:style-name="ce1">
            <text:p>5,10201E+11</text:p>
          </table:table-cell>
          <table:table-cell office:value-type="string" table:style-name="ce1">
            <text:p>Fondo de Reserva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6" table:style-name="ce1">
            <text:p>5,10201E+11</text:p>
          </table:table-cell>
          <table:table-cell office:value-type="string" table:style-name="ce1">
            <text:p>Decimo Tercer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7" table:style-name="ce1">
            <text:p>5,10201E+11</text:p>
          </table:table-cell>
          <table:table-cell office:value-type="string" table:style-name="ce1">
            <text:p>Decimo Cuarto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8" table:style-name="ce1">
            <text:p>5,10201E+11</text:p>
          </table:table-cell>
          <table:table-cell office:value-type="string" table:style-name="ce1">
            <text:p>Vacaciones<text:s text:c="7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09" table:style-name="ce1">
            <text:p>5,10201E+11</text:p>
          </table:table-cell>
          <table:table-cell office:value-type="string" table:style-name="ce1">
            <text:p>Desahucio Planta Directos<text:s text:c="5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10" table:style-name="ce1">
            <text:p>5,10201E+11</text:p>
          </table:table-cell>
          <table:table-cell office:value-type="string" table:style-name="ce1">
            <text:p>Indemnización Planta Directos<text:s text:c="5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10011" table:style-name="ce1">
            <text:p>5,10201E+11</text:p>
          </table:table-cell>
          <table:table-cell office:value-type="string" table:style-name="ce1">
            <text:p>Jubilación Patronal Planta Directos<text:s text:c="4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30001" table:style-name="ce1">
            <text:p>5,10201E+11</text:p>
          </table:table-cell>
          <table:table-cell office:value-type="string" table:style-name="ce1">
            <text:p>Costo de Depreciación Maquinarias y Equipos<text:s text:c="3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30002" table:style-name="ce1">
            <text:p>5,10201E+11</text:p>
          </table:table-cell>
          <table:table-cell office:value-type="string" table:style-name="ce1">
            <text:p>Costo de Depreciación Muebles y Enseres<text:s text:c="4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50001" table:style-name="ce1">
            <text:p>5,10201E+11</text:p>
          </table:table-cell>
          <table:table-cell office:value-type="string" table:style-name="ce1">
            <text:p>Mantenimiento de Maq y Equipos Directos<text:s text:c="4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50002" table:style-name="ce1">
            <text:p>5,10201E+11</text:p>
          </table:table-cell>
          <table:table-cell office:value-type="string" table:style-name="ce1">
            <text:p>Suministros, Materiales y Repuestos Directos<text:s text:c="36"/></text:p>
          </table:table-cell>
          <table:table-cell office:value-type="float" office:value="-30.27" table:style-name="ce39">
            <text:p>-30,27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510201050004" table:style-name="ce1">
            <text:p>5,10201E+11</text:p>
          </table:table-cell>
          <table:table-cell office:value-type="string" table:style-name="ce1">
            <text:p>Servicio de Manufactura Directos<text:s text:c="4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1090001" table:style-name="ce1">
            <text:p>5,10201E+11</text:p>
          </table:table-cell>
          <table:table-cell office:value-type="string" table:style-name="ce1">
            <text:p>Transferencia Costos Directos a Costo Producción<text:s text:c="3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1" table:style-name="ce1">
            <text:p>5,10202E+11</text:p>
          </table:table-cell>
          <table:table-cell office:value-type="string" table:style-name="ce1">
            <text:p>Sueldos<text:s text:c="7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2" table:style-name="ce1">
            <text:p>5,10202E+11</text:p>
          </table:table-cell>
          <table:table-cell office:value-type="string" table:style-name="ce1">
            <text:p>Sobretiempo<text:s text:c="6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3" table:style-name="ce1">
            <text:p>5,10202E+11</text:p>
          </table:table-cell>
          <table:table-cell office:value-type="string" table:style-name="ce1">
            <text:p>Aporte Patronal 12.15%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4" table:style-name="ce1">
            <text:p>5,10202E+11</text:p>
          </table:table-cell>
          <table:table-cell office:value-type="string" table:style-name="ce1">
            <text:p>Iece y Secap<text:s text:c="6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5" table:style-name="ce1">
            <text:p>5,10202E+11</text:p>
          </table:table-cell>
          <table:table-cell office:value-type="string" table:style-name="ce1">
            <text:p>Fondo de Reserva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6" table:style-name="ce1">
            <text:p>5,10202E+11</text:p>
          </table:table-cell>
          <table:table-cell office:value-type="string" table:style-name="ce1">
            <text:p>Decimo Tercer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7" table:style-name="ce1">
            <text:p>5,10202E+11</text:p>
          </table:table-cell>
          <table:table-cell office:value-type="string" table:style-name="ce1">
            <text:p>Decimo Cuarto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8" table:style-name="ce1">
            <text:p>5,10202E+11</text:p>
          </table:table-cell>
          <table:table-cell office:value-type="string" table:style-name="ce1">
            <text:p>Vacaciones<text:s text:c="7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09" table:style-name="ce1">
            <text:p>5,10202E+11</text:p>
          </table:table-cell>
          <table:table-cell office:value-type="string" table:style-name="ce1">
            <text:p>Desahucio Planta Indirectos<text:s text:c="5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10" table:style-name="ce1">
            <text:p>5,10202E+11</text:p>
          </table:table-cell>
          <table:table-cell office:value-type="string" table:style-name="ce1">
            <text:p>Indemnización Planta Indirectos<text:s text:c="4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11" table:style-name="ce1">
            <text:p>5,10202E+11</text:p>
          </table:table-cell>
          <table:table-cell office:value-type="string" table:style-name="ce1">
            <text:p>Jubilación Patronal Planta Indirectos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10014" table:style-name="ce1">
            <text:p>5,10202E+11</text:p>
          </table:table-cell>
          <table:table-cell office:value-type="string" table:style-name="ce1">
            <text:p>Aporte Seguro Salud - Tiempo Parcial<text:s text:c="4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20003" table:style-name="ce1">
            <text:p>5,10202E+11</text:p>
          </table:table-cell>
          <table:table-cell office:value-type="string" table:style-name="ce1">
            <text:p>Alimentación Planta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20004" table:style-name="ce1">
            <text:p>5,10202E+11</text:p>
          </table:table-cell>
          <table:table-cell office:value-type="string" table:style-name="ce1">
            <text:p>Movilización planta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20005" table:style-name="ce1">
            <text:p>5,10202E+11</text:p>
          </table:table-cell>
          <table:table-cell office:value-type="string" table:style-name="ce1">
            <text:p>Gastos Médicos Planta<text:s text:c="5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20006" table:style-name="ce1">
            <text:p>5,10202E+11</text:p>
          </table:table-cell>
          <table:table-cell office:value-type="string" table:style-name="ce1">
            <text:p>Uniformes personal planta<text:s text:c="5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20007" table:style-name="ce1">
            <text:p>5,10202E+11</text:p>
          </table:table-cell>
          <table:table-cell office:value-type="string" table:style-name="ce1">
            <text:p>Capacitación y Seminarios Planta<text:s text:c="4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20009" table:style-name="ce1">
            <text:p>5,10202E+11</text:p>
          </table:table-cell>
          <table:table-cell office:value-type="string" table:style-name="ce1">
            <text:p>Utiles de limpieza, cafeteria y varios planta<text:s text:c="3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30002" table:style-name="ce1">
            <text:p>5,10202E+11</text:p>
          </table:table-cell>
          <table:table-cell office:value-type="string" table:style-name="ce1">
            <text:p>Costo de Depreciacion Maquinarias y Equipos<text:s text:c="3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30003" table:style-name="ce1">
            <text:p>5,10202E+11</text:p>
          </table:table-cell>
          <table:table-cell office:value-type="string" table:style-name="ce1">
            <text:p>Costo de Depreciación Muebles y Enseres<text:s text:c="4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30004" table:style-name="ce1">
            <text:p>5,10202E+11</text:p>
          </table:table-cell>
          <table:table-cell office:value-type="string" table:style-name="ce1">
            <text:p>Costo de Depreciación Equipos de Computación<text:s text:c="3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30005" table:style-name="ce1">
            <text:p>5,10202E+11</text:p>
          </table:table-cell>
          <table:table-cell office:value-type="string" table:style-name="ce1">
            <text:p>Costo de Depreciación de Vehículos<text:s text:c="4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30008" table:style-name="ce1">
            <text:p>5,10202E+11</text:p>
          </table:table-cell>
          <table:table-cell office:value-type="string" table:style-name="ce1">
            <text:p>Costo de Depreciación Equipos de seguridad<text:s text:c="3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01" table:style-name="ce1">
            <text:p>5,10202E+11</text:p>
          </table:table-cell>
          <table:table-cell office:value-type="string" table:style-name="ce1">
            <text:p>Mantenimiento de Maq y Equipos Indirectos<text:s text:c="3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03" table:style-name="ce1">
            <text:p>5,10202E+11</text:p>
          </table:table-cell>
          <table:table-cell office:value-type="string" table:style-name="ce1">
            <text:p>Mantenimiento de Muebles y Equipo Planta<text:s text:c="4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04" table:style-name="ce1">
            <text:p>5,10202E+11</text:p>
          </table:table-cell>
          <table:table-cell office:value-type="string" table:style-name="ce1">
            <text:p>Combustibles Bodega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05" table:style-name="ce1">
            <text:p>5,10202E+11</text:p>
          </table:table-cell>
          <table:table-cell office:value-type="string" table:style-name="ce1">
            <text:p>Artículos de Seguridad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06" table:style-name="ce1">
            <text:p>5,10202E+11</text:p>
          </table:table-cell>
          <table:table-cell office:value-type="string" table:style-name="ce1">
            <text:p>Agua Planta<text:s text:c="6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07" table:style-name="ce1">
            <text:p>5,10202E+11</text:p>
          </table:table-cell>
          <table:table-cell office:value-type="string" table:style-name="ce1">
            <text:p>Energía Eléctrica Planta<text:s text:c="5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10" table:style-name="ce1">
            <text:p>5,10202E+11</text:p>
          </table:table-cell>
          <table:table-cell office:value-type="string" table:style-name="ce1">
            <text:p>Fletes<text:s text:c="7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12" table:style-name="ce1">
            <text:p>5,10202E+11</text:p>
          </table:table-cell>
          <table:table-cell office:value-type="string" table:style-name="ce1">
            <text:p>Servicio de Corte<text:s text:c="6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13" table:style-name="ce1">
            <text:p>5,10202E+11</text:p>
          </table:table-cell>
          <table:table-cell office:value-type="string" table:style-name="ce1">
            <text:p>Servicio de Manufactura Indirectos<text:s text:c="4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15" table:style-name="ce1">
            <text:p>5,10202E+11</text:p>
          </table:table-cell>
          <table:table-cell office:value-type="string" table:style-name="ce1">
            <text:p>Mant. <text:s/>Vehiculos Bodega<text:s text:c="5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16" table:style-name="ce1">
            <text:p>5,10202E+11</text:p>
          </table:table-cell>
          <table:table-cell office:value-type="string" table:style-name="ce1">
            <text:p>Suministros, Materiales y Repuestos Indirectos<text:s text:c="3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17" table:style-name="ce1">
            <text:p>5,10202E+11</text:p>
          </table:table-cell>
          <table:table-cell office:value-type="string" table:style-name="ce1">
            <text:p>Servicio de Afilada de Cuchillas<text:s text:c="4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22" table:style-name="ce1">
            <text:p>5,10202E+11</text:p>
          </table:table-cell>
          <table:table-cell office:value-type="string" table:style-name="ce1">
            <text:p>Seguro de Vehiculo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23" table:style-name="ce1">
            <text:p>5,10202E+11</text:p>
          </table:table-cell>
          <table:table-cell office:value-type="string" table:style-name="ce1">
            <text:p>Seguro SENAE<text:s text:c="6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25" table:style-name="ce1">
            <text:p>5,10202E+11</text:p>
          </table:table-cell>
          <table:table-cell office:value-type="string" table:style-name="ce1">
            <text:p>Asesorías<text:s text:c="7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27" table:style-name="ce1">
            <text:p>5,10202E+11</text:p>
          </table:table-cell>
          <table:table-cell office:value-type="string" table:style-name="ce1">
            <text:p>Suministros de seguridad industrial (EPP Y OTROS )<text:s text:c="3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28" table:style-name="ce1">
            <text:p>5,10202E+11</text:p>
          </table:table-cell>
          <table:table-cell office:value-type="string" table:style-name="ce1">
            <text:p>Gastos movilizacion planta<text:s text:c="5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29" table:style-name="ce1">
            <text:p>5,10202E+11</text:p>
          </table:table-cell>
          <table:table-cell office:value-type="string" table:style-name="ce1">
            <text:p>Honorarios profesionales planta<text:s text:c="4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30" table:style-name="ce1">
            <text:p>5,10202E+11</text:p>
          </table:table-cell>
          <table:table-cell office:value-type="string" table:style-name="ce1">
            <text:p>Mantenimiento de instalaciones planta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32" table:style-name="ce1">
            <text:p>5,10202E+11</text:p>
          </table:table-cell>
          <table:table-cell office:value-type="string" table:style-name="ce1">
            <text:p>Alquiler maquinarias y otros<text:s text:c="5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33" table:style-name="ce1">
            <text:p>5,10202E+11</text:p>
          </table:table-cell>
          <table:table-cell office:value-type="string" table:style-name="ce1">
            <text:p>Destrucción desechos - medio ambiente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34" table:style-name="ce1">
            <text:p>5,10202E+11</text:p>
          </table:table-cell>
          <table:table-cell office:value-type="string" table:style-name="ce1">
            <text:p>Iva costo<text:s text:c="7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35" table:style-name="ce1">
            <text:p>5,10202E+11</text:p>
          </table:table-cell>
          <table:table-cell office:value-type="string" table:style-name="ce1">
            <text:p>Matrícula e impuestos Vehicular bodega<text:s text:c="4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36" table:style-name="ce1">
            <text:p>5,10202E+11</text:p>
          </table:table-cell>
          <table:table-cell office:value-type="string" table:style-name="ce1">
            <text:p>Otros pagos bienes y servicios planta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37" table:style-name="ce1">
            <text:p>5,10202E+11</text:p>
          </table:table-cell>
          <table:table-cell office:value-type="string" table:style-name="ce1">
            <text:p>Tasa de recolección de basura<text:s text:c="5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40" table:style-name="ce1">
            <text:p>5,10202E+11</text:p>
          </table:table-cell>
          <table:table-cell office:value-type="string" table:style-name="ce1">
            <text:p>Gastos de licencias - software y mant <text:s/>ERP<text:s text:c="3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41" table:style-name="ce1">
            <text:p>5,10202E+11</text:p>
          </table:table-cell>
          <table:table-cell office:value-type="string" table:style-name="ce1">
            <text:p>Servicios de fumigación y control de plagas<text:s text:c="3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42" table:style-name="ce1">
            <text:p>5,10202E+11</text:p>
          </table:table-cell>
          <table:table-cell office:value-type="string" table:style-name="ce1">
            <text:p>Mant equipos de computo<text:s text:c="5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43" table:style-name="ce1">
            <text:p>5,10202E+11</text:p>
          </table:table-cell>
          <table:table-cell office:value-type="string" table:style-name="ce1">
            <text:p>suministros y otros <text:s/>(autoconsumo)<text:s text:c="4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44" table:style-name="ce1">
            <text:p>5,10202E+11</text:p>
          </table:table-cell>
          <table:table-cell office:value-type="string" table:style-name="ce1">
            <text:p>Suministros deoficina y computación planta<text:s text:c="3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46" table:style-name="ce1">
            <text:p>5,10202E+11</text:p>
          </table:table-cell>
          <table:table-cell office:value-type="string" table:style-name="ce1">
            <text:p>Seguro ambiental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49" table:style-name="ce1">
            <text:p>5,10202E+11</text:p>
          </table:table-cell>
          <table:table-cell office:value-type="string" table:style-name="ce1">
            <text:p>Telefonia Celular<text:s text:c="6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50051" table:style-name="ce1">
            <text:p>5,10202E+11</text:p>
          </table:table-cell>
          <table:table-cell office:value-type="string" table:style-name="ce1">
            <text:p>ARRIENDOS<text:s text:c="7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202090001" table:style-name="ce1">
            <text:p>5,10202E+11</text:p>
          </table:table-cell>
          <table:table-cell office:value-type="string" table:style-name="ce1">
            <text:p>Transferencia Costos Indirectos a Costo Producción<text:s text:c="3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301010002" table:style-name="ce1">
            <text:p>5,10301E+11</text:p>
          </table:table-cell>
          <table:table-cell office:value-type="string" table:style-name="ce1">
            <text:p>Costo de Producción Prod. Terminado<text:s text:c="45"/></text:p>
          </table:table-cell>
          <table:table-cell office:value-type="float" office:value="735369.42" table:style-name="ce39">
            <text:p>735.369,42</text:p>
          </table:table-cell>
          <table:table-cell office:value-type="float" office:value="0" table:style-name="ce39">
            <text:p>,00</text:p>
          </table:table-cell>
          <table:table-cell table:number-columns-repeated="16380"/>
        </table:table-row>
        <table:table-row table:style-name="ro2">
          <table:table-cell office:value-type="float" office:value="510302010002" table:style-name="ce1">
            <text:p>5,10302E+11</text:p>
          </table:table-cell>
          <table:table-cell office:value-type="string" table:style-name="ce1">
            <text:p>Consumo de MP bobinas para conversion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10302010099" table:style-name="ce1">
            <text:p>5,10302E+11</text:p>
          </table:table-cell>
          <table:table-cell office:value-type="string" table:style-name="ce1">
            <text:p>Transferencia Costo Produccion Materia Prima<text:s text:c="3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1" table:style-name="ce1">
            <text:p>5,20101E+11</text:p>
          </table:table-cell>
          <table:table-cell office:value-type="string" table:style-name="ce1">
            <text:p>Sueldos<text:s text:c="7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2" table:style-name="ce1">
            <text:p>5,20101E+11</text:p>
          </table:table-cell>
          <table:table-cell office:value-type="string" table:style-name="ce1">
            <text:p>Sobretiempos<text:s text:c="6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3" table:style-name="ce1">
            <text:p>5,20101E+11</text:p>
          </table:table-cell>
          <table:table-cell office:value-type="string" table:style-name="ce1">
            <text:p>Comisiones<text:s text:c="7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4" table:style-name="ce1">
            <text:p>5,20101E+11</text:p>
          </table:table-cell>
          <table:table-cell office:value-type="string" table:style-name="ce1">
            <text:p>Aporte Patronal 12.15%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5" table:style-name="ce1">
            <text:p>5,20101E+11</text:p>
          </table:table-cell>
          <table:table-cell office:value-type="string" table:style-name="ce1">
            <text:p>Fondo de Reserva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6" table:style-name="ce1">
            <text:p>5,20101E+11</text:p>
          </table:table-cell>
          <table:table-cell office:value-type="string" table:style-name="ce1">
            <text:p>Decimo Tercer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7" table:style-name="ce1">
            <text:p>5,20101E+11</text:p>
          </table:table-cell>
          <table:table-cell office:value-type="string" table:style-name="ce1">
            <text:p>Decimo Cuarto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8" table:style-name="ce1">
            <text:p>5,20101E+11</text:p>
          </table:table-cell>
          <table:table-cell office:value-type="string" table:style-name="ce1">
            <text:p>Vacaciones<text:s text:c="7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09" table:style-name="ce1">
            <text:p>5,20101E+11</text:p>
          </table:table-cell>
          <table:table-cell office:value-type="string" table:style-name="ce1">
            <text:p>Desahucio Ventas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10012" table:style-name="ce1">
            <text:p>5,20101E+11</text:p>
          </table:table-cell>
          <table:table-cell office:value-type="string" table:style-name="ce1">
            <text:p>Jubilación Patronal Ventas<text:s text:c="5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20002" table:style-name="ce1">
            <text:p>5,20101E+11</text:p>
          </table:table-cell>
          <table:table-cell office:value-type="string" table:style-name="ce1">
            <text:p>Alimentacion Venta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20006" table:style-name="ce1">
            <text:p>5,20101E+11</text:p>
          </table:table-cell>
          <table:table-cell office:value-type="string" table:style-name="ce1">
            <text:p>Capacitación y Seminarios Ventas<text:s text:c="4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20008" table:style-name="ce1">
            <text:p>5,20101E+11</text:p>
          </table:table-cell>
          <table:table-cell office:value-type="string" table:style-name="ce1">
            <text:p>Otros gastos de personal Ventas<text:s text:c="4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02" table:style-name="ce1">
            <text:p>5,20101E+11</text:p>
          </table:table-cell>
          <table:table-cell office:value-type="string" table:style-name="ce1">
            <text:p>Promoción y Publicidad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03" table:style-name="ce1">
            <text:p>5,20101E+11</text:p>
          </table:table-cell>
          <table:table-cell office:value-type="string" table:style-name="ce1">
            <text:p>Gastos de Viaje Ventas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04" table:style-name="ce1">
            <text:p>5,20101E+11</text:p>
          </table:table-cell>
          <table:table-cell office:value-type="string" table:style-name="ce1">
            <text:p>Mant. Vehiculos Ventas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05" table:style-name="ce1">
            <text:p>5,20101E+11</text:p>
          </table:table-cell>
          <table:table-cell office:value-type="string" table:style-name="ce1">
            <text:p>Combustibles Venta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07" table:style-name="ce1">
            <text:p>5,20101E+11</text:p>
          </table:table-cell>
          <table:table-cell office:value-type="string" table:style-name="ce1">
            <text:p>Atención a cliente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08" table:style-name="ce1">
            <text:p>5,20101E+11</text:p>
          </table:table-cell>
          <table:table-cell office:value-type="string" table:style-name="ce1">
            <text:p>Gastos Viaticos<text:s text:c="6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09" table:style-name="ce1">
            <text:p>5,20101E+11</text:p>
          </table:table-cell>
          <table:table-cell office:value-type="string" table:style-name="ce1">
            <text:p>Telefonía celular ventas<text:s text:c="5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11" table:style-name="ce1">
            <text:p>5,20101E+11</text:p>
          </table:table-cell>
          <table:table-cell office:value-type="string" table:style-name="ce1">
            <text:p>Suministros de oficina y comput ventas y diseño<text:s text:c="3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12" table:style-name="ce1">
            <text:p>5,20101E+11</text:p>
          </table:table-cell>
          <table:table-cell office:value-type="string" table:style-name="ce1">
            <text:p>Movilizacion Venta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13" table:style-name="ce1">
            <text:p>5,20101E+11</text:p>
          </table:table-cell>
          <table:table-cell office:value-type="string" table:style-name="ce1">
            <text:p>Obsequios y muestras a clientes (autoconsumo)<text:s text:c="3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14" table:style-name="ce1">
            <text:p>5,20101E+11</text:p>
          </table:table-cell>
          <table:table-cell office:value-type="string" table:style-name="ce1">
            <text:p>Gastos de depreciación de equipos de computación<text:s text:c="3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16" table:style-name="ce1">
            <text:p>5,20101E+11</text:p>
          </table:table-cell>
          <table:table-cell office:value-type="string" table:style-name="ce1">
            <text:p>Mantenimiento <text:s/>Instalaciones<text:s text:c="5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17" table:style-name="ce1">
            <text:p>5,20101E+11</text:p>
          </table:table-cell>
          <table:table-cell office:value-type="string" table:style-name="ce1">
            <text:p>Mantenimiento Muebles y equipos<text:s text:c="4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18" table:style-name="ce1">
            <text:p>5,20101E+11</text:p>
          </table:table-cell>
          <table:table-cell office:value-type="string" table:style-name="ce1">
            <text:p>Gasto de Depreciacion Muebles y Enseres<text:s text:c="4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20" table:style-name="ce1">
            <text:p>5,20101E+11</text:p>
          </table:table-cell>
          <table:table-cell office:value-type="string" table:style-name="ce1">
            <text:p>Otros pagos bienes y servicios ventas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21" table:style-name="ce1">
            <text:p>5,20101E+11</text:p>
          </table:table-cell>
          <table:table-cell office:value-type="string" table:style-name="ce1">
            <text:p>Mant equipos de computo<text:s text:c="5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22" table:style-name="ce1">
            <text:p>5,20101E+11</text:p>
          </table:table-cell>
          <table:table-cell office:value-type="string" table:style-name="ce1">
            <text:p>Correo y Courrier<text:s text:c="6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23" table:style-name="ce1">
            <text:p>5,20101E+11</text:p>
          </table:table-cell>
          <table:table-cell office:value-type="string" table:style-name="ce1">
            <text:p>Iva No aplicado ( Gasto)<text:s text:c="5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101030024" table:style-name="ce1">
            <text:p>5,20101E+11</text:p>
          </table:table-cell>
          <table:table-cell office:value-type="string" table:style-name="ce1">
            <text:p>Seguros de Exportación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1" table:style-name="ce1">
            <text:p>5,20201E+11</text:p>
          </table:table-cell>
          <table:table-cell office:value-type="string" table:style-name="ce1">
            <text:p>Sueldos<text:s text:c="7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2" table:style-name="ce1">
            <text:p>5,20201E+11</text:p>
          </table:table-cell>
          <table:table-cell office:value-type="string" table:style-name="ce1">
            <text:p>Sobretiempos<text:s text:c="6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3" table:style-name="ce1">
            <text:p>5,20201E+11</text:p>
          </table:table-cell>
          <table:table-cell office:value-type="string" table:style-name="ce1">
            <text:p>Aporte Patronal 12.15%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4" table:style-name="ce1">
            <text:p>5,20201E+11</text:p>
          </table:table-cell>
          <table:table-cell office:value-type="string" table:style-name="ce1">
            <text:p>Fondo de Reserva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5" table:style-name="ce1">
            <text:p>5,20201E+11</text:p>
          </table:table-cell>
          <table:table-cell office:value-type="string" table:style-name="ce1">
            <text:p>Decimo Tercer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6" table:style-name="ce1">
            <text:p>5,20201E+11</text:p>
          </table:table-cell>
          <table:table-cell office:value-type="string" table:style-name="ce1">
            <text:p>Decimo Cuarto Sueldo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7" table:style-name="ce1">
            <text:p>5,20201E+11</text:p>
          </table:table-cell>
          <table:table-cell office:value-type="string" table:style-name="ce1">
            <text:p>Vacaciones<text:s text:c="7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08" table:style-name="ce1">
            <text:p>5,20201E+11</text:p>
          </table:table-cell>
          <table:table-cell office:value-type="string" table:style-name="ce1">
            <text:p>Desahucio Administración<text:s text:c="5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10011" table:style-name="ce1">
            <text:p>5,20201E+11</text:p>
          </table:table-cell>
          <table:table-cell office:value-type="string" table:style-name="ce1">
            <text:p>Jubilación Patronal Administración<text:s text:c="4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20002" table:style-name="ce1">
            <text:p>5,20201E+11</text:p>
          </table:table-cell>
          <table:table-cell office:value-type="string" table:style-name="ce1">
            <text:p>Alimentacion Administración<text:s text:c="5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20003" table:style-name="ce1">
            <text:p>5,20201E+11</text:p>
          </table:table-cell>
          <table:table-cell office:value-type="string" table:style-name="ce1">
            <text:p>Movilizacion/Transp de Personal Administración<text:s text:c="3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20004" table:style-name="ce1">
            <text:p>5,20201E+11</text:p>
          </table:table-cell>
          <table:table-cell office:value-type="string" table:style-name="ce1">
            <text:p>Gastos Médicos ventas y administración<text:s text:c="4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1020006" table:style-name="ce1">
            <text:p>5,20201E+11</text:p>
          </table:table-cell>
          <table:table-cell office:value-type="string" table:style-name="ce1">
            <text:p>Capacitación y Seminarios Administración<text:s text:c="4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2010001" table:style-name="ce1">
            <text:p>5,20202E+11</text:p>
          </table:table-cell>
          <table:table-cell office:value-type="string" table:style-name="ce1">
            <text:p>Honorarios Profesionales<text:s text:c="5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2010005" table:style-name="ce1">
            <text:p>5,20202E+11</text:p>
          </table:table-cell>
          <table:table-cell office:value-type="string" table:style-name="ce1">
            <text:p>Auditorías<text:s text:c="7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3010001" table:style-name="ce1">
            <text:p>5,20203E+11</text:p>
          </table:table-cell>
          <table:table-cell office:value-type="string" table:style-name="ce1">
            <text:p>Mantenimiento de Edificios y oficinas Administración<text:s text:c="2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3010002" table:style-name="ce1">
            <text:p>5,20203E+11</text:p>
          </table:table-cell>
          <table:table-cell office:value-type="string" table:style-name="ce1">
            <text:p>Mantenimiento Instalaciones<text:s text:c="5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3010003" table:style-name="ce1">
            <text:p>5,20203E+11</text:p>
          </table:table-cell>
          <table:table-cell office:value-type="string" table:style-name="ce1">
            <text:p>Mant. Vehiculos Administracion<text:s text:c="5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3010004" table:style-name="ce1">
            <text:p>5,20203E+11</text:p>
          </table:table-cell>
          <table:table-cell office:value-type="string" table:style-name="ce1">
            <text:p>Mantenimiento Muebles y Equipos Administración<text:s text:c="3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3010005" table:style-name="ce1">
            <text:p>5,20203E+11</text:p>
          </table:table-cell>
          <table:table-cell office:value-type="string" table:style-name="ce1">
            <text:p>Combustibles Administración<text:s text:c="5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3010007" table:style-name="ce1">
            <text:p>5,20203E+11</text:p>
          </table:table-cell>
          <table:table-cell office:value-type="string" table:style-name="ce1">
            <text:p>Matricula e impuestos <text:s/>vehicular <text:s/>Adm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4010002" table:style-name="ce1">
            <text:p>5,20204E+11</text:p>
          </table:table-cell>
          <table:table-cell office:value-type="string" table:style-name="ce1">
            <text:p>Seguro de Vehiculo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4010004" table:style-name="ce1">
            <text:p>5,20204E+11</text:p>
          </table:table-cell>
          <table:table-cell office:value-type="string" table:style-name="ce1">
            <text:p>Seguro Contra Asalto y Robos<text:s text:c="5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4010007" table:style-name="ce1">
            <text:p>5,20204E+11</text:p>
          </table:table-cell>
          <table:table-cell office:value-type="string" table:style-name="ce1">
            <text:p>Otros seguros<text:s text:c="6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2" table:style-name="ce1">
            <text:p>5,20205E+11</text:p>
          </table:table-cell>
          <table:table-cell office:value-type="string" table:style-name="ce1">
            <text:p>Gastos de Gestión<text:s text:c="6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3" table:style-name="ce1">
            <text:p>5,20205E+11</text:p>
          </table:table-cell>
          <table:table-cell office:value-type="string" table:style-name="ce1">
            <text:p>Telefonía Celular<text:s text:c="6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4" table:style-name="ce1">
            <text:p>5,20205E+11</text:p>
          </table:table-cell>
          <table:table-cell office:value-type="string" table:style-name="ce1">
            <text:p>Correo y Courrier<text:s text:c="6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5" table:style-name="ce1">
            <text:p>5,20205E+11</text:p>
          </table:table-cell>
          <table:table-cell office:value-type="string" table:style-name="ce1">
            <text:p>Suministros de Oficina y Computación<text:s text:c="4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6" table:style-name="ce1">
            <text:p>5,20205E+11</text:p>
          </table:table-cell>
          <table:table-cell office:value-type="string" table:style-name="ce1">
            <text:p>Energía Eléctrica Administración<text:s text:c="4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7" table:style-name="ce1">
            <text:p>5,20205E+11</text:p>
          </table:table-cell>
          <table:table-cell office:value-type="string" table:style-name="ce1">
            <text:p>Agua Administración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8" table:style-name="ce1">
            <text:p>5,20205E+11</text:p>
          </table:table-cell>
          <table:table-cell office:value-type="string" table:style-name="ce1">
            <text:p>Telefonía Convencional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09" table:style-name="ce1">
            <text:p>5,20205E+11</text:p>
          </table:table-cell>
          <table:table-cell office:value-type="string" table:style-name="ce1">
            <text:p>Internet<text:s text:c="7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10" table:style-name="ce1">
            <text:p>5,20205E+11</text:p>
          </table:table-cell>
          <table:table-cell office:value-type="string" table:style-name="ce1">
            <text:p>Utiles de Limpieza/Cafeteria<text:s text:c="5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11" table:style-name="ce1">
            <text:p>5,20205E+11</text:p>
          </table:table-cell>
          <table:table-cell office:value-type="string" table:style-name="ce1">
            <text:p>Gastos Menores de activos Administración<text:s text:c="4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13" table:style-name="ce1">
            <text:p>5,20205E+11</text:p>
          </table:table-cell>
          <table:table-cell office:value-type="string" table:style-name="ce1">
            <text:p>Cuotas y Suscripciones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14" table:style-name="ce1">
            <text:p>5,20205E+11</text:p>
          </table:table-cell>
          <table:table-cell office:value-type="string" table:style-name="ce1">
            <text:p>IVA no aplicado (gasto)<text:s text:c="5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15" table:style-name="ce1">
            <text:p>5,20205E+11</text:p>
          </table:table-cell>
          <table:table-cell office:value-type="string" table:style-name="ce1">
            <text:p>Suministros, materiales y repuestos Administración<text:s text:c="3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16" table:style-name="ce1">
            <text:p>5,20205E+11</text:p>
          </table:table-cell>
          <table:table-cell office:value-type="string" table:style-name="ce1">
            <text:p>Arriendo<text:s text:c="7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18" table:style-name="ce1">
            <text:p>5,20205E+11</text:p>
          </table:table-cell>
          <table:table-cell office:value-type="string" table:style-name="ce1">
            <text:p>Multas e Intereses<text:s text:c="6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20" table:style-name="ce1">
            <text:p>5,20205E+11</text:p>
          </table:table-cell>
          <table:table-cell office:value-type="string" table:style-name="ce1">
            <text:p>Ajustes de centavo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22" table:style-name="ce1">
            <text:p>5,20205E+11</text:p>
          </table:table-cell>
          <table:table-cell office:value-type="string" table:style-name="ce1">
            <text:p>Seguridad<text:s text:c="7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23" table:style-name="ce1">
            <text:p>5,20205E+11</text:p>
          </table:table-cell>
          <table:table-cell office:value-type="string" table:style-name="ce1">
            <text:p>Gastos no Deducibles<text:s text:c="6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24" table:style-name="ce1">
            <text:p>5,20205E+11</text:p>
          </table:table-cell>
          <table:table-cell office:value-type="string" table:style-name="ce1">
            <text:p>Gastos de licencias -software y mant ERP<text:s text:c="4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26" table:style-name="ce1">
            <text:p>5,20205E+11</text:p>
          </table:table-cell>
          <table:table-cell office:value-type="string" table:style-name="ce1">
            <text:p>Iva Facrtor de Proporcionalidad<text:s text:c="49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27" table:style-name="ce1">
            <text:p>5,20205E+11</text:p>
          </table:table-cell>
          <table:table-cell office:value-type="string" table:style-name="ce1">
            <text:p>Promocion y Publicidad Administracion<text:s text:c="4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30" table:style-name="ce1">
            <text:p>5,20205E+11</text:p>
          </table:table-cell>
          <table:table-cell office:value-type="string" table:style-name="ce1">
            <text:p>Gasto Movilizacion Administración<text:s text:c="4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36" table:style-name="ce1">
            <text:p>5,20205E+11</text:p>
          </table:table-cell>
          <table:table-cell office:value-type="string" table:style-name="ce1">
            <text:p>Otros pagos bienes y servicios administración<text:s text:c="3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37" table:style-name="ce1">
            <text:p>5,20205E+11</text:p>
          </table:table-cell>
          <table:table-cell office:value-type="string" table:style-name="ce1">
            <text:p>Mant equipos de computo<text:s text:c="5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5010040" table:style-name="ce1">
            <text:p>5,20205E+11</text:p>
          </table:table-cell>
          <table:table-cell office:value-type="string" table:style-name="ce1">
            <text:p>Obsequios y muestras a clientes (autoconsumo)<text:s text:c="3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6010001" table:style-name="ce1">
            <text:p>5,20206E+11</text:p>
          </table:table-cell>
          <table:table-cell office:value-type="string" table:style-name="ce1">
            <text:p>Impuestos <text:s/>municipales<text:s text:c="58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6010002" table:style-name="ce1">
            <text:p>5,20206E+11</text:p>
          </table:table-cell>
          <table:table-cell office:value-type="string" table:style-name="ce1">
            <text:p>Impuesto Cuerpo de Bomberos<text:s text:c="5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6010005" table:style-name="ce1">
            <text:p>5,20206E+11</text:p>
          </table:table-cell>
          <table:table-cell office:value-type="string" table:style-name="ce1">
            <text:p>Contribucion Solca<text:s text:c="6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6010006" table:style-name="ce1">
            <text:p>5,20206E+11</text:p>
          </table:table-cell>
          <table:table-cell office:value-type="string" table:style-name="ce1">
            <text:p>Impuesto salida de divisa<text:s text:c="5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6010008" table:style-name="ce1">
            <text:p>5,20206E+11</text:p>
          </table:table-cell>
          <table:table-cell office:value-type="string" table:style-name="ce1">
            <text:p>Tasa de recoleccion de basura<text:s text:c="5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7010001" table:style-name="ce1">
            <text:p>5,20207E+11</text:p>
          </table:table-cell>
          <table:table-cell office:value-type="string" table:style-name="ce1">
            <text:p>Gastos de Depreciación de Edificios<text:s text:c="4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7010003" table:style-name="ce1">
            <text:p>5,20207E+11</text:p>
          </table:table-cell>
          <table:table-cell office:value-type="string" table:style-name="ce1">
            <text:p>Gastos de Depreciaciones de Muebles y Enseres<text:s text:c="3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7010004" table:style-name="ce1">
            <text:p>5,20207E+11</text:p>
          </table:table-cell>
          <table:table-cell office:value-type="string" table:style-name="ce1">
            <text:p>Gastos de Depreciación de Equipos de computacion<text:s text:c="32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7010005" table:style-name="ce1">
            <text:p>5,20207E+11</text:p>
          </table:table-cell>
          <table:table-cell office:value-type="string" table:style-name="ce1">
            <text:p>Gastos de Depreciación de Vehiculos<text:s text:c="45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207010007" table:style-name="ce1">
            <text:p>5,20207E+11</text:p>
          </table:table-cell>
          <table:table-cell office:value-type="string" table:style-name="ce1">
            <text:p>Gastos depreciacion equipos de seguridad<text:s text:c="40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301010001" table:style-name="ce1">
            <text:p>5,20301E+11</text:p>
          </table:table-cell>
          <table:table-cell office:value-type="string" table:style-name="ce1">
            <text:p>Intereses Bancarios<text:s text:c="6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20301020001" table:style-name="ce1">
            <text:p>5,20301E+11</text:p>
          </table:table-cell>
          <table:table-cell office:value-type="string" table:style-name="ce1">
            <text:p>Gastos Bancarios<text:s text:c="6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40101030008" table:style-name="ce1">
            <text:p>5,40101E+11</text:p>
          </table:table-cell>
          <table:table-cell office:value-type="string" table:style-name="ce1">
            <text:p>Otros Intereses ganados<text:s text:c="5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40101030010" table:style-name="ce1">
            <text:p>5,40101E+11</text:p>
          </table:table-cell>
          <table:table-cell office:value-type="string" table:style-name="ce1">
            <text:p>Intereses ganados en bancos<text:s text:c="53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40101030011" table:style-name="ce1">
            <text:p>5,40101E+11</text:p>
          </table:table-cell>
          <table:table-cell office:value-type="string" table:style-name="ce1">
            <text:p>Otros ingresos<text:s text:c="66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40101040009" table:style-name="ce1">
            <text:p>5,40101E+11</text:p>
          </table:table-cell>
          <table:table-cell office:value-type="string" table:style-name="ce1">
            <text:p>Otros egresos<text:s text:c="67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540101040013" table:style-name="ce1">
            <text:p>5,40101E+11</text:p>
          </table:table-cell>
          <table:table-cell office:value-type="string" table:style-name="ce1">
            <text:p>Dada de baja de invetarios<text:s text:c="54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9101010001" table:style-name="ce1">
            <text:p>9101010001</text:p>
          </table:table-cell>
          <table:table-cell office:value-type="string" table:style-name="ce1">
            <text:p>Cheques recibidos en garantía<text:s text:c="51"/></text:p>
          </table:table-cell>
          <table:table-cell table:number-columns-repeated="2" table:style-name="ce39"/>
          <table:table-cell table:number-columns-repeated="16380"/>
        </table:table-row>
        <table:table-row table:style-name="ro2">
          <table:table-cell office:value-type="float" office:value="9201010001" table:style-name="ce1">
            <text:p>9201010001</text:p>
          </table:table-cell>
          <table:table-cell office:value-type="string" table:style-name="ce1">
            <text:p>Acreedores por cheques recibidos en garantía<text:s text:c="36"/></text:p>
          </table:table-cell>
          <table:table-cell table:number-columns-repeated="2" table:style-name="ce39"/>
          <table:table-cell table:number-columns-repeated="16380"/>
        </table:table-row>
        <table:table-row table:style-name="ro3">
          <table:table-cell table:style-name="ce1"/>
          <table:table-cell office:value-type="string" table:style-name="ce38">
            <text:p>Totales</text:p>
          </table:table-cell>
          <table:table-cell office:value-type="float" office:value="19057655.530000001" table:style-name="ce40">
            <text:p>19.057.655,53</text:p>
          </table:table-cell>
          <table:table-cell office:value-type="float" office:value="19057655.530000001" table:style-name="ce40">
            <text:p>19.057.655,53</text:p>
          </table:table-cell>
          <table:table-cell table:number-columns-repeated="16380"/>
        </table:table-row>
        <table:table-row table:number-rows-repeated="104823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2" number:min-decimal-places="2" number:min-integer-digits="0" number:grouping="true"/>
    </number:number-style>
    <number:number-style style:name="N37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7"/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Carlos Almeida</meta:initial-creator>
    <dc:creator>Carlos Almeida</dc:creator>
    <meta:creation-date>2021-09-21T11:29:59Z</meta:creation-date>
    <dc:date>2021-09-22T18:34:33Z</dc:date>
    <meta:editing-cycles>5</meta:editing-cycles>
    <meta:editing-duration>PT1483S</meta:editing-duration>
  </office:meta>
</office:document-meta>
</file>